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Bookman BT S.O.Cist." svg:font-family="'Bookman BT S.O.Cist.'" style:font-pitch="variable"/>
    <style:font-face style:name="Bookman BT S.O.Cist.:liga=0" svg:font-family="'Bookman BT S.O.Cist.:liga=0'" style:font-pitch="variable"/>
    <style:font-face style:name="Cloister" svg:font-family="Cloister" style:font-pitch="variable"/>
    <style:font-face style:name="Cloister1" svg:font-family="Cloister" style:font-family-generic="roman" style:font-pitch="variable"/>
    <style:font-face style:name="Frank Ruehl CLM" svg:font-family="'Frank Ruehl CLM'" style:font-pitch="variable"/>
    <style:font-face style:name="LTC Ornamental Initials" svg:font-family="'LTC Ornamental Initials'" style:font-adornments="Běžné" style:font-pitch="variable"/>
    <style:font-face style:name="LTC Ornamental Initials1" svg:font-family="'LTC Ornamental Initials'" style:font-adornments="Regular"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2" svg:font-family="'Linux Libertine S.O.Cist.'"/>
    <style:font-face style:name="Tahoma" svg:font-family="Tahoma" style:font-family-generic="system"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826in" fo:margin-left="-0.3097in" fo:margin-top="0in" fo:margin-bottom="0in" table:align="left" style:writing-mode="lr-tb"/>
    </style:style>
    <style:style style:name="Tabulka1.A" style:family="table-column">
      <style:table-column-properties style:column-width="3.7313in"/>
    </style:style>
    <style:style style:name="Tabulka1.B" style:family="table-column">
      <style:table-column-properties style:column-width="3.7514in"/>
    </style:style>
    <style:style style:name="Tabulka1.1" style:family="table-row">
      <style:table-row-properties fo:keep-together="auto"/>
    </style:style>
    <style:style style:name="Tabulka1.A1" style:family="table-cell">
      <style:table-cell-properties fo:padding-left="0.0785in" fo:padding-right="0.0785in" fo:padding-top="0.0396in" fo:padding-bottom="0.0396in" fo:border="none"/>
    </style:style>
    <style:style style:name="Tabulka1.79" style:family="table-row">
      <style:table-row-properties style:min-row-height="0.0201in" fo:keep-together="auto"/>
    </style:style>
    <style:style style:name="Tabulka1.80" style:family="table-row">
      <style:table-row-properties style:min-row-height="0.0146in" fo:keep-together="auto"/>
    </style:style>
    <style:style style:name="P1" style:family="paragraph" style:parent-style-name="Standard">
      <style:paragraph-properties>
        <style:tab-stops>
          <style:tab-stop style:position="0.6626in"/>
        </style:tab-stops>
      </style:paragraph-properties>
    </style:style>
    <style:style style:name="P2" style:family="paragraph" style:parent-style-name="Table_20_Contents">
      <style:paragraph-properties fo:text-align="center" style:justify-single-word="false" fo:orphans="0" fo:widows="0" fo:hyphenation-ladder-count="3" style:writing-mode="lr-tb"/>
      <style:text-properties style:use-window-font-color="true" loext:opacity="0%" style:font-name="Bookman BT S.O.Cist." fo:font-size="12pt" fo:language="la" fo:country="VA" officeooo:paragraph-rsid="005b8d8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3" style:family="paragraph" style:parent-style-name="Table_20_Contents">
      <style:paragraph-properties fo:text-align="center" style:justify-single-word="false" fo:hyphenation-ladder-count="3"/>
      <style:text-properties style:use-window-font-color="true" loext:opacity="0%" style:font-name="Bookman BT S.O.Cist." fo:font-size="12pt" fo:language="la" fo:country="VA" officeooo:paragraph-rsid="005b8d8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4" style:family="paragraph" style:parent-style-name="Table_20_Contents">
      <style:paragraph-properties fo:text-align="center" style:justify-single-word="false" fo:hyphenation-ladder-count="3"/>
      <style:text-properties style:use-window-font-color="true" loext:opacity="0%" style:font-name="Bookman BT S.O.Cist." fo:font-size="12pt" fo:language="la" fo:country="VA" officeooo:paragraph-rsid="005b8d87" style:font-size-asian="12pt" style:language-asian="zh" style:country-asian="CN" style:language-complex="hi" style:country-complex="IN" fo:hyphenate="true" fo:hyphenation-remain-char-count="2" fo:hyphenation-push-char-count="2" loext:hyphenation-no-caps="false"/>
    </style:style>
    <style:style style:name="P5" style:family="paragraph" style:parent-style-name="Table_20_Contents">
      <style:paragraph-properties fo:text-align="center" style:justify-single-word="false" fo:orphans="0" fo:widows="0" fo:hyphenation-ladder-count="3" style:writing-mode="lr-tb"/>
      <style:text-properties style:use-window-font-color="true" loext:opacity="0%" style:font-name="Bookman BT S.O.Cist." fo:font-size="12pt" fo:language="cs" fo:country="CZ" officeooo:paragraph-rsid="005cfdd5"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6" style:family="paragraph" style:parent-style-name="Table_20_Contents">
      <style:paragraph-properties fo:text-align="center" style:justify-single-word="false" fo:hyphenation-ladder-count="3"/>
      <style:text-properties style:use-window-font-color="true" loext:opacity="0%" style:font-name="Bookman BT S.O.Cist." fo:font-size="12pt" fo:language="cs" fo:country="CZ" officeooo:paragraph-rsid="005cfdd5"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7" style:family="paragraph" style:parent-style-name="Table_20_Contents">
      <style:paragraph-properties fo:text-align="center" style:justify-single-word="false" fo:hyphenation-ladder-count="3"/>
      <style:text-properties style:use-window-font-color="true" loext:opacity="0%" style:font-name="Bookman BT S.O.Cist." fo:font-size="12pt" fo:language="cs" fo:country="CZ" officeooo:paragraph-rsid="005cfdd5" style:font-size-asian="12pt" style:language-asian="zh" style:country-asian="CN" style:language-complex="hi" style:country-complex="IN"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style:use-window-font-color="true" loext:opacity="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 style:family="paragraph" style:parent-style-name="Table_20_Contents">
      <style:paragraph-properties fo:text-align="justify" style:justify-single-word="false" fo:hyphenation-ladder-count="3"/>
      <style:text-properties style:use-window-font-color="true" loext:opacity="0%" style:font-name="Linux Libertine S.O.Cist.1" fo:font-size="12pt" fo:language="la" fo:country="VA" officeooo:paragraph-rsid="005b8d87" style:font-size-asian="12pt" style:language-asian="zh" style:country-asian="CN" style:language-complex="hi" style:country-complex="IN" fo:hyphenate="true" fo:hyphenation-remain-char-count="2" fo:hyphenation-push-char-count="2" loext:hyphenation-no-caps="false"/>
    </style:style>
    <style:style style:name="P10"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3"/>
      <style:text-properties style:use-window-font-color="true" loext:opacity="0%" style:font-name="Linux Libertine S.O.Cist.1" fo:font-size="12pt" fo:language="cs" fo:country="CZ" officeooo:paragraph-rsid="005cfdd5" style:font-size-asian="12pt" style:language-asian="zh" style:country-asian="CN" style:language-complex="hi" style:country-complex="IN" fo:hyphenate="true" fo:hyphenation-remain-char-count="2" fo:hyphenation-push-char-count="2" loext:hyphenation-no-caps="false"/>
    </style:style>
    <style:style style:name="P12" style:family="paragraph" style:parent-style-name="Table_20_Contents">
      <style:paragraph-properties fo:text-align="justify" style:justify-single-word="false" fo:hyphenation-ladder-count="3"/>
      <style:text-properties style:use-window-font-color="true" loext:opacity="0%" style:font-name="Linux Libertine S.O.Cist.1" fo:font-size="12pt" fo:language="cs" fo:country="CZ" officeooo:rsid="0059e3c8" officeooo:paragraph-rsid="005cfdd5" style:font-size-asian="12pt" style:language-asian="zh" style:country-asian="CN" style:language-complex="hi" style:country-complex="IN" fo:hyphenate="true" fo:hyphenation-remain-char-count="2" fo:hyphenation-push-char-count="2" loext:hyphenation-no-caps="false"/>
    </style:style>
    <style:style style:name="P13"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14"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false"/>
    </style:style>
    <style:style style:name="P15" style:family="paragraph" style:parent-style-name="Table_20_Contents">
      <style:paragraph-properties fo:text-align="justify" style:justify-single-word="false" fo:hyphenation-ladder-count="3"/>
      <style:text-properties style:font-name="Linux Libertine S.O.Cist." fo:font-size="12pt" fo:language="la" fo:country="none" officeooo:paragraph-rsid="000f0466" style:font-size-asian="12pt" fo:hyphenate="true" fo:hyphenation-remain-char-count="2" fo:hyphenation-push-char-count="2" loext:hyphenation-no-caps="false"/>
    </style:style>
    <style:style style:name="P16" style:family="paragraph" style:parent-style-name="Table_20_Contents">
      <style:paragraph-properties fo:text-align="justify" style:justify-single-word="false" fo:hyphenation-ladder-count="3"/>
      <style:text-properties style:font-name="Linux Libertine S.O.Cist." fo:font-size="12pt" fo:language="la" fo:country="VA" officeooo:paragraph-rsid="000f0466" style:font-size-asian="12pt" style:language-asian="zh" style:country-asian="CN" style:language-complex="hi" style:country-complex="IN" fo:hyphenate="true" fo:hyphenation-remain-char-count="2" fo:hyphenation-push-char-count="2" loext:hyphenation-no-caps="false"/>
    </style:style>
    <style:style style:name="P17" style:family="paragraph" style:parent-style-name="Table_20_Contents">
      <style:paragraph-properties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8" style:family="paragraph" style:parent-style-name="Table_20_Contents">
      <style:paragraph-properties fo:text-align="center" style:justify-single-word="false" fo:hyphenation-ladder-count="3"/>
      <style:text-properties style:font-name="Linux Libertine S.O.Cist.1" fo:language="la" fo:country="VA" fo:hyphenate="true" fo:hyphenation-remain-char-count="2" fo:hyphenation-push-char-count="2" loext:hyphenation-no-caps="false"/>
    </style:style>
    <style:style style:name="P19"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20"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1" style:family="paragraph" style:parent-style-name="Table_20_Contents">
      <style:paragraph-properties fo:text-align="center" style:justify-single-word="false" fo:hyphenation-ladder-count="3"/>
      <style:text-properties style:font-name="Linux Libertine S.O.Cist.1" fo:font-size="12pt" fo:language="la" fo:country="VA" fo:font-weight="bold"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22" style:family="paragraph" style:parent-style-name="Table_20_Contents">
      <style:paragraph-properties fo:text-align="justify" style:justify-single-word="false" fo:hyphenation-ladder-count="3"/>
      <style:text-properties style:font-name="Linux Libertine S.O.Cist.1" fo:font-size="12pt" style:font-size-asian="12pt" fo:hyphenate="true" fo:hyphenation-remain-char-count="2" fo:hyphenation-push-char-count="2" loext:hyphenation-no-caps="false"/>
    </style:style>
    <style:style style:name="P23" style:family="paragraph" style:parent-style-name="Table_20_Contents">
      <style:paragraph-properties fo:text-align="justify" style:justify-single-word="false" fo:hyphenation-ladder-count="3"/>
      <style:text-properties style:font-name="Linux Libertine S.O.Cist.1" fo:font-size="12pt" officeooo:paragraph-rsid="0001b9f5" style:font-size-asian="12pt" fo:hyphenate="true" fo:hyphenation-remain-char-count="2" fo:hyphenation-push-char-count="2" loext:hyphenation-no-caps="false"/>
    </style:style>
    <style:style style:name="P24" style:family="paragraph" style:parent-style-name="Table_20_Contents">
      <style:paragraph-properties fo:text-align="justify" style:justify-single-word="false" fo:hyphenation-ladder-count="3"/>
      <style:text-properties style:font-name="Linux Libertine S.O.Cist.1" fo:font-size="12pt" style:font-size-asian="12pt" style:font-size-complex="12pt" fo:hyphenate="true" fo:hyphenation-remain-char-count="2" fo:hyphenation-push-char-count="2" loext:hyphenation-no-caps="false"/>
    </style:style>
    <style:style style:name="P25"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26" style:family="paragraph" style:parent-style-name="Table_20_Contents">
      <loext:graphic-properties draw:fill="none" draw:fill-gradient-name="gradient" draw:fill-hatch-name="hatch"/>
      <style:paragraph-properties fo:margin-left="0in" fo:margin-right="0in" fo:text-align="justify" style:justify-single-word="false" fo:orphans="0" fo:widows="0" fo:hyphenation-ladder-count="3" fo:text-indent="0.1252in" style:auto-text-indent="false" fo:background-color="transparent" text:number-lines="false" text:line-number="0" style:writing-mode="lr-tb">
        <style:drop-cap/>
      </style:paragraph-properties>
      <style:text-properties style:font-name="Linux Libertine S.O.Cist.1" fo:font-size="12pt" fo:font-style="normal" officeooo:rsid="0026e327" officeooo:paragraph-rsid="009595ef" style:font-size-asian="12pt" style:font-style-asian="normal" style:font-style-complex="normal" fo:hyphenate="true" fo:hyphenation-remain-char-count="2" fo:hyphenation-push-char-count="2" loext:hyphenation-no-caps="false"/>
    </style:style>
    <style:style style:name="P27" style:family="paragraph" style:parent-style-name="Table_20_Contents">
      <loext:graphic-properties draw:fill="none"/>
      <style:paragraph-properties fo:margin-left="0in" fo:margin-right="0in" fo:text-align="justify" style:justify-single-word="false" fo:orphans="0" fo:widows="0" fo:hyphenation-ladder-count="3" fo:text-indent="0.1252in" style:auto-text-indent="false" fo:background-color="transparent" text:number-lines="false" text:line-number="0" style:writing-mode="lr-tb">
        <style:drop-cap/>
      </style:paragraph-properties>
      <style:text-properties style:font-name="Linux Libertine S.O.Cist.1" fo:font-size="12pt" fo:font-style="normal" officeooo:rsid="0026e327" officeooo:paragraph-rsid="00331cde" style:font-size-asian="12pt" style:font-style-asian="normal" style:font-style-complex="normal" fo:hyphenate="true" fo:hyphenation-remain-char-count="2" fo:hyphenation-push-char-count="2" loext:hyphenation-no-caps="false"/>
    </style:style>
    <style:style style:name="P28" style:family="paragraph" style:parent-style-name="Table_20_Contents">
      <loext:graphic-properties draw:fill="none"/>
      <style:paragraph-properties fo:margin-left="0in" fo:margin-right="0in" fo:text-align="justify" style:justify-single-word="false" fo:orphans="0" fo:widows="0" fo:hyphenation-ladder-count="3" fo:text-indent="0.1252in" style:auto-text-indent="false" fo:background-color="transparent" text:number-lines="false" text:line-number="0" style:writing-mode="lr-tb">
        <style:drop-cap/>
      </style:paragraph-properties>
      <style:text-properties style:font-name="Linux Libertine S.O.Cist.1" fo:font-size="12pt" fo:font-style="normal" officeooo:rsid="0026e327" officeooo:paragraph-rsid="0033a1e0" style:font-size-asian="12pt" style:font-style-asian="normal" style:font-style-complex="normal" fo:hyphenate="true" fo:hyphenation-remain-char-count="2" fo:hyphenation-push-char-count="2" loext:hyphenation-no-caps="false"/>
    </style:style>
    <style:style style:name="P29" style:family="paragraph" style:parent-style-name="Table_20_Contents">
      <style:paragraph-properties fo:text-align="justify" style:justify-single-word="false" fo:hyphenation-ladder-count="3"/>
      <style:text-properties style:font-name="Linux Libertine S.O.Cist.1" style:font-size-complex="14pt" fo:hyphenate="true" fo:hyphenation-remain-char-count="2" fo:hyphenation-push-char-count="2" loext:hyphenation-no-caps="false"/>
    </style:style>
    <style:style style:name="P30" style:family="paragraph" style:parent-style-name="Table_20_Contents">
      <style:paragraph-properties fo:margin-left="0in" fo:margin-right="0in" fo:margin-top="0.0201in" fo:margin-bottom="0in" style:contextual-spacing="false" fo:text-align="justify" style:justify-single-word="false" fo:hyphenation-ladder-count="3" fo:text-indent="0in" style:auto-text-indent="false">
        <style:drop-cap/>
      </style:paragraph-properties>
      <style:text-properties style:font-name="Linux Libertine S.O.Cist.1" fo:font-size="10pt" officeooo:paragraph-rsid="00498eee" style:font-size-asian="12pt" style:font-size-complex="10pt" fo:hyphenate="true" fo:hyphenation-remain-char-count="2" fo:hyphenation-push-char-count="2" loext:hyphenation-no-caps="false"/>
    </style:style>
    <style:style style:name="P31"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2"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33"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VA" officeooo:paragraph-rsid="0085a5d4" style:font-size-asian="12pt" style:language-asian="zh" style:country-asian="CN" style:language-complex="hi" style:country-complex="IN"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VA" style:font-size-asian="12pt" fo:hyphenate="true" fo:hyphenation-remain-char-count="2" fo:hyphenation-push-char-count="2" loext:hyphenation-no-caps="false"/>
    </style:style>
    <style:style style:name="P36"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fo:hyphenate="true" fo:hyphenation-remain-char-count="2" fo:hyphenation-push-char-count="2" loext:hyphenation-no-caps="false"/>
    </style:style>
    <style:style style:name="P37"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VA" fo:background-color="#ffffff" style:font-size-asian="12pt" style:language-asian="zh" style:country-asian="CN" style:font-size-complex="13.5pt" style:language-complex="hi" style:country-complex="IN" fo:hyphenate="true" fo:hyphenation-remain-char-count="2" fo:hyphenation-push-char-count="2" loext:hyphenation-no-caps="false"/>
    </style:style>
    <style:style style:name="P38" style:family="paragraph" style:parent-style-name="Table_20_Contents">
      <style:paragraph-properties fo:text-align="center" style:justify-single-word="false" fo:hyphenation-ladder-count="3"/>
      <style:text-properties fo:color="#000000" loext:opacity="100%" style:font-name="Bookman BT S.O.Cist." fo:font-size="12pt" fo:language="la" fo:country="VA" officeooo:rsid="0004c5ac" officeooo:paragraph-rsid="0004c5ac" style:font-size-asian="12pt" style:language-asian="zh" style:country-asian="CN" style:font-size-complex="13pt" style:language-complex="hi" style:country-complex="IN" fo:hyphenate="true" fo:hyphenation-remain-char-count="2" fo:hyphenation-push-char-count="2" loext:hyphenation-no-caps="false"/>
    </style:style>
    <style:style style:name="P39" style:family="paragraph" style:parent-style-name="Table_20_Contents">
      <style:paragraph-properties fo:text-align="center" style:justify-single-word="false" fo:hyphenation-ladder-count="3"/>
      <style:text-properties fo:color="#000000" loext:opacity="100%" style:font-name="Bookman BT S.O.Cist." fo:font-size="12pt" fo:language="la" fo:country="VA" officeooo:rsid="00139f9f" officeooo:paragraph-rsid="0004c5ac" style:font-size-asian="12pt" style:language-asian="zh" style:country-asian="CN" style:font-size-complex="13pt" style:language-complex="hi" style:country-complex="IN" fo:hyphenate="true" fo:hyphenation-remain-char-count="2" fo:hyphenation-push-char-count="2" loext:hyphenation-no-caps="false"/>
    </style:style>
    <style:style style:name="P40" style:family="paragraph" style:parent-style-name="Table_20_Contents">
      <style:paragraph-properties fo:text-align="center" style:justify-single-word="false" fo:hyphenation-ladder-count="3"/>
      <style:text-properties style:font-name="Cloister" fo:language="la" fo:country="VA" style:language-asian="zh" style:country-asian="CN" style:language-complex="hi" style:country-complex="IN" fo:hyphenate="true" fo:hyphenation-remain-char-count="2" fo:hyphenation-push-char-count="2" loext:hyphenation-no-caps="false"/>
    </style:style>
    <style:style style:name="P41" style:family="paragraph" style:parent-style-name="Table_20_Contents">
      <style:paragraph-properties fo:text-align="center" style:justify-single-word="false" fo:hyphenation-ladder-count="3"/>
      <style:text-properties style:font-name="Cloister" fo:font-size="18pt" style:font-size-asian="14pt" style:font-size-complex="12pt" fo:hyphenate="true" fo:hyphenation-remain-char-count="2" fo:hyphenation-push-char-count="2" loext:hyphenation-no-caps="false"/>
    </style:style>
    <style:style style:name="P42" style:family="paragraph" style:parent-style-name="Table_20_Contents">
      <style:paragraph-properties fo:text-align="center" style:justify-single-word="false" fo:hyphenation-ladder-count="3"/>
      <style:text-properties style:font-name="Cloister" fo:font-size="18pt" fo:language="la" fo:country="VA" fo:font-weight="normal" style:font-size-asian="14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3" style:family="paragraph" style:parent-style-name="Table_20_Contents">
      <style:paragraph-properties fo:text-align="center" style:justify-single-word="false" fo:hyphenation-ladder-count="3"/>
      <style:text-properties style:font-name="Bookman BT S.O.Cist." fo:language="la" fo:country="VA" style:language-asian="zh" style:country-asian="CN" style:language-complex="hi" style:country-complex="IN" fo:hyphenate="true" fo:hyphenation-remain-char-count="2" fo:hyphenation-push-char-count="2" loext:hyphenation-no-caps="false"/>
    </style:style>
    <style:style style:name="P44" style:family="paragraph" style:parent-style-name="Table_20_Contents">
      <style:paragraph-properties fo:text-align="center" style:justify-single-word="false" fo:hyphenation-ladder-count="3"/>
      <style:text-properties style:font-name="Bookman BT S.O.Cist." fo:language="la" fo:country="VA" style:language-asian="zh" style:country-asian="CN" style:language-complex="hi" style:country-complex="IN" style:font-weight-complex="bold"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style:font-name="Bookman BT S.O.Cist." fo:letter-spacing="0.0138in" fo:language="la" fo:country="VA" style:language-asian="zh" style:country-asian="CN" style:language-complex="hi" style:country-complex="IN" style:font-weight-complex="bold" fo:hyphenate="true" fo:hyphenation-remain-char-count="2" fo:hyphenation-push-char-count="2" loext:hyphenation-no-caps="false"/>
    </style:style>
    <style:style style:name="P46"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76b8e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36e73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54ae5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5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language-asian="zh" style:country-asian="CN" style:font-size-complex="12pt" style:language-complex="hi" style:country-complex="IN" fo:hyphenate="true" fo:hyphenation-remain-char-count="2" fo:hyphenation-push-char-count="2" loext:hyphenation-no-caps="false"/>
    </style:style>
    <style:style style:name="P5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fo:hyphenate="true" fo:hyphenation-remain-char-count="2" fo:hyphenation-push-char-count="2" loext:hyphenation-no-caps="false"/>
    </style:style>
    <style:style style:name="P53" style:family="paragraph" style:parent-style-name="Table_20_Contents">
      <style:paragraph-properties fo:text-align="justify" style:justify-single-word="false" fo:hyphenation-ladder-count="3"/>
      <style:text-properties fo:color="#ff0000" loext:opacity="100%" style:font-name="Linux Libertine S.O.Cist.1" fo:font-size="12pt" fo:language="la" fo:country="VA" style:font-size-asian="12pt" fo:hyphenate="true" fo:hyphenation-remain-char-count="2" fo:hyphenation-push-char-count="2" loext:hyphenation-no-caps="false"/>
    </style:style>
    <style:style style:name="P5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5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5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5b8d87" style:font-size-asian="12pt" style:language-asian="zh" style:country-asian="CN" style:language-complex="hi" style:country-complex="IN"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5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style:font-weight-complex="bold" fo:hyphenate="true" fo:hyphenation-remain-char-count="2" fo:hyphenation-push-char-count="2" loext:hyphenation-no-caps="false"/>
    </style:style>
    <style:style style:name="P5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3ab16"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6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style:font-size-asian="12pt" style:font-weight-complex="bold"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05cfdd5" style:font-size-asian="12pt" style:language-asian="zh" style:country-asian="CN" style:language-complex="hi" style:country-complex="IN" fo:hyphenate="true" fo:hyphenation-remain-char-count="2" fo:hyphenation-push-char-count="2" loext:hyphenation-no-caps="false"/>
    </style:style>
    <style:style style:name="P6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3" style:family="paragraph" style:parent-style-name="Table_20_Contents">
      <style:paragraph-properties fo:text-align="center" style:justify-single-word="false" fo:hyphenation-ladder-count="3"/>
      <style:text-properties style:font-name="Bookman BT S.O.Cist.:liga=0" fo:font-size="12pt" fo:language="la" fo:country="VA" fo:font-weight="normal" style:font-size-asian="12pt" style:font-weight-asian="normal" style:font-weight-complex="normal" fo:hyphenate="true" fo:hyphenation-remain-char-count="2" fo:hyphenation-push-char-count="2" loext:hyphenation-no-caps="false"/>
    </style:style>
    <style:style style:name="P64" style:family="paragraph" style:parent-style-name="Table_20_Contents">
      <style:paragraph-properties fo:text-align="center" style:justify-single-word="false" fo:hyphenation-ladder-count="3"/>
      <style:text-properties style:font-name="Bookman BT S.O.Cist.:liga=0" fo:font-size="12pt" fo:language="la" fo:country="VA" fo:font-weight="normal"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65"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36038a"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66" style:family="paragraph" style:parent-style-name="Table_20_Contents">
      <style:paragraph-properties fo:text-align="center" style:justify-single-word="false" fo:hyphenation-ladder-count="3"/>
      <style:text-properties style:font-name="Cloister1" fo:font-size="18pt" fo:language="la" fo:country="VA" fo:font-weight="normal" style:font-size-asian="14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3"/>
      <style:text-properties officeooo:paragraph-rsid="005cfdd5" fo:hyphenate="true" fo:hyphenation-remain-char-count="2" fo:hyphenation-push-char-count="2" loext:hyphenation-no-caps="false"/>
    </style:style>
    <style:style style:name="P68" style:family="paragraph" style:parent-style-name="Table_20_Contents">
      <style:paragraph-properties fo:text-align="justify" style:justify-single-word="false" fo:hyphenation-ladder-count="3"/>
      <style:text-properties officeooo:paragraph-rsid="008fec54" fo:hyphenate="true" fo:hyphenation-remain-char-count="2" fo:hyphenation-push-char-count="2" loext:hyphenation-no-caps="false"/>
    </style:style>
    <style:style style:name="P6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0"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0c628" fo:hyphenate="true" fo:hyphenation-remain-char-count="2" fo:hyphenation-push-char-count="2" loext:hyphenation-no-caps="false"/>
    </style:style>
    <style:style style:name="P7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57e83e" fo:hyphenate="true" fo:hyphenation-remain-char-count="2" fo:hyphenation-push-char-count="2" loext:hyphenation-no-caps="false"/>
    </style:style>
    <style:style style:name="P7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29f77" fo:hyphenate="true" fo:hyphenation-remain-char-count="2" fo:hyphenation-push-char-count="2" loext:hyphenation-no-caps="false"/>
    </style:style>
    <style:style style:name="P73" style:family="paragraph" style:parent-style-name="Table_20_Contents">
      <style:paragraph-properties fo:text-align="justify" style:justify-single-word="false" fo:hyphenation-ladder-count="3">
        <style:drop-cap style:lines="2" style:style-name="Drop_20_Caps"/>
      </style:paragraph-properties>
      <style:text-properties officeooo:paragraph-rsid="0076e57d" fo:hyphenate="true" fo:hyphenation-remain-char-count="2" fo:hyphenation-push-char-count="2" loext:hyphenation-no-caps="false"/>
    </style:style>
    <style:style style:name="P74"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75"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8d263" fo:hyphenate="true" fo:hyphenation-remain-char-count="2" fo:hyphenation-push-char-count="2" loext:hyphenation-no-caps="false"/>
    </style:style>
    <style:style style:name="P76"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ab059" fo:hyphenate="true" fo:hyphenation-remain-char-count="2" fo:hyphenation-push-char-count="2" loext:hyphenation-no-caps="false"/>
    </style:style>
    <style:style style:name="P77"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c622d" fo:hyphenate="true" fo:hyphenation-remain-char-count="2" fo:hyphenation-push-char-count="2" loext:hyphenation-no-caps="false"/>
    </style:style>
    <style:style style:name="P78"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f130a"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f0466" fo:hyphenate="true" fo:hyphenation-remain-char-count="2" fo:hyphenation-push-char-count="2" loext:hyphenation-no-caps="false"/>
    </style:style>
    <style:style style:name="P80"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officeooo:paragraph-rsid="00498eee" fo:hyphenate="true" fo:hyphenation-remain-char-count="2" fo:hyphenation-push-char-count="2" loext:hyphenation-no-caps="false"/>
    </style:style>
    <style:style style:name="P81"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officeooo:paragraph-rsid="004a9d89" fo:hyphenate="true" fo:hyphenation-remain-char-count="2" fo:hyphenation-push-char-count="2" loext:hyphenation-no-caps="false"/>
    </style:style>
    <style:style style:name="P82"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fo:hyphenate="true" fo:hyphenation-remain-char-count="2" fo:hyphenation-push-char-count="2" loext:hyphenation-no-caps="false"/>
    </style:style>
    <style:style style:name="P83"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officeooo:paragraph-rsid="0051b9f3" fo:hyphenate="true" fo:hyphenation-remain-char-count="2" fo:hyphenation-push-char-count="2" loext:hyphenation-no-caps="false"/>
    </style:style>
    <style:style style:name="P84"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officeooo:paragraph-rsid="0055632e" fo:hyphenate="true" fo:hyphenation-remain-char-count="2" fo:hyphenation-push-char-count="2" loext:hyphenation-no-caps="false"/>
    </style:style>
    <style:style style:name="P8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57e83e" fo:hyphenate="true" fo:hyphenation-remain-char-count="2" fo:hyphenation-push-char-count="2" loext:hyphenation-no-caps="false"/>
    </style:style>
    <style:style style:name="P86" style:family="paragraph" style:parent-style-name="Table_20_Contents">
      <style:paragraph-properties fo:text-align="justify" style:justify-single-word="false" fo:hyphenation-ladder-count="3">
        <style:drop-cap style:lines="2" style:style-name="Drop_20_Caps"/>
      </style:paragraph-properties>
      <style:text-properties officeooo:paragraph-rsid="0060efd0" fo:hyphenate="true" fo:hyphenation-remain-char-count="2" fo:hyphenation-push-char-count="2" loext:hyphenation-no-caps="false"/>
    </style:style>
    <style:style style:name="P87" style:family="paragraph" style:parent-style-name="Table_20_Contents">
      <style:paragraph-properties fo:text-align="justify" style:justify-single-word="false" fo:hyphenation-ladder-count="3">
        <style:drop-cap style:lines="2" style:style-name="Drop_20_Caps"/>
      </style:paragraph-properties>
      <style:text-properties officeooo:paragraph-rsid="0099f240" fo:hyphenate="true" fo:hyphenation-remain-char-count="2" fo:hyphenation-push-char-count="2" loext:hyphenation-no-caps="false"/>
    </style:style>
    <style:style style:name="P88" style:family="paragraph" style:parent-style-name="Table_20_Contents">
      <style:paragraph-properties fo:text-align="justify" style:justify-single-word="false" fo:hyphenation-ladder-count="3">
        <style:drop-cap style:lines="2" style:style-name="Drop_20_Caps"/>
      </style:paragraph-properties>
      <style:text-properties officeooo:paragraph-rsid="00658ae9" fo:hyphenate="true" fo:hyphenation-remain-char-count="2" fo:hyphenation-push-char-count="2" loext:hyphenation-no-caps="false"/>
    </style:style>
    <style:style style:name="P89"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officeooo:paragraph-rsid="006b5770" fo:hyphenate="true" fo:hyphenation-remain-char-count="2" fo:hyphenation-push-char-count="2" loext:hyphenation-no-caps="false"/>
    </style:style>
    <style:style style:name="P90"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officeooo:paragraph-rsid="00719032" fo:hyphenate="true" fo:hyphenation-remain-char-count="2" fo:hyphenation-push-char-count="2" loext:hyphenation-no-caps="false"/>
    </style:style>
    <style:style style:name="P91"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9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f130a" fo:hyphenate="true" fo:hyphenation-remain-char-count="2" fo:hyphenation-push-char-count="2" loext:hyphenation-no-caps="false"/>
    </style:style>
    <style:style style:name="P9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hyphenate="true" fo:hyphenation-remain-char-count="2" fo:hyphenation-push-char-count="2" loext:hyphenation-no-caps="false"/>
    </style:style>
    <style:style style:name="P9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5cfdd5" fo:hyphenate="true" fo:hyphenation-remain-char-count="2" fo:hyphenation-push-char-count="2" loext:hyphenation-no-caps="false"/>
    </style:style>
    <style:style style:name="P9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96"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style:font-size-asian="12pt" fo:hyphenate="true" fo:hyphenation-remain-char-count="2" fo:hyphenation-push-char-count="2" loext:hyphenation-no-caps="false"/>
    </style:style>
    <style:style style:name="P97"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98"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9"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officeooo:paragraph-rsid="0001b9f5" style:font-size-asian="12pt" style:language-asian="zh" style:country-asian="CN" style:language-complex="hi" style:country-complex="IN" fo:hyphenate="true" fo:hyphenation-remain-char-count="2" fo:hyphenation-push-char-count="2" loext:hyphenation-no-caps="false"/>
    </style:style>
    <style:style style:name="P100"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1"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10c628" style:font-size-asian="12pt" style:font-size-complex="12pt" fo:hyphenate="true" fo:hyphenation-remain-char-count="2" fo:hyphenation-push-char-count="2" loext:hyphenation-no-caps="false"/>
    </style:style>
    <style:style style:name="P1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201a40" style:font-size-asian="12pt" style:font-size-complex="12pt" fo:hyphenate="true" fo:hyphenation-remain-char-count="2" fo:hyphenation-push-char-count="2" loext:hyphenation-no-caps="false"/>
    </style:style>
    <style:style style:name="P10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a0d58" style:font-size-asian="12pt" style:font-size-complex="12pt" fo:hyphenate="true" fo:hyphenation-remain-char-count="2" fo:hyphenation-push-char-count="2" loext:hyphenation-no-caps="false"/>
    </style:style>
    <style:style style:name="P10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129f77" style:font-size-asian="12pt" style:font-size-complex="12pt" fo:hyphenate="true" fo:hyphenation-remain-char-count="2" fo:hyphenation-push-char-count="2" loext:hyphenation-no-caps="false"/>
    </style:style>
    <style:style style:name="P10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201a40" style:font-size-asian="12pt" style:font-size-complex="12pt" fo:hyphenate="true" fo:hyphenation-remain-char-count="2" fo:hyphenation-push-char-count="2" loext:hyphenation-no-caps="false"/>
    </style:style>
    <style:style style:name="P1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3c9dcc" style:font-size-asian="12pt" style:font-size-complex="12pt" fo:hyphenate="true" fo:hyphenation-remain-char-count="2" fo:hyphenation-push-char-count="2" loext:hyphenation-no-caps="false"/>
    </style:style>
    <style:style style:name="P10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1f8011" style:font-size-asian="12pt" style:font-size-complex="12pt" fo:hyphenate="true" fo:hyphenation-remain-char-count="2" fo:hyphenation-push-char-count="2" loext:hyphenation-no-caps="false"/>
    </style:style>
    <style:style style:name="P10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7ada7" style:font-size-asian="12pt" style:font-size-complex="12pt" fo:hyphenate="true" fo:hyphenation-remain-char-count="2" fo:hyphenation-push-char-count="2" loext:hyphenation-no-caps="false"/>
    </style:style>
    <style:style style:name="P11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la" fo:country="VA" fo:hyphenate="true" fo:hyphenation-remain-char-count="2" fo:hyphenation-push-char-count="2" loext:hyphenation-no-caps="false"/>
    </style:style>
    <style:style style:name="P111"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la" fo:country="VA" fo:hyphenate="true" fo:hyphenation-remain-char-count="2" fo:hyphenation-push-char-count="2" loext:hyphenation-no-caps="false"/>
    </style:style>
    <style:style style:name="P11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13"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hyphenate="true" fo:hyphenation-remain-char-count="2" fo:hyphenation-push-char-count="2" loext:hyphenation-no-caps="false"/>
    </style:style>
    <style:style style:name="P11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11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la" fo:country="VA" style:font-size-asian="12pt" fo:hyphenate="true" fo:hyphenation-remain-char-count="2" fo:hyphenation-push-char-count="2" loext:hyphenation-no-caps="false"/>
    </style:style>
    <style:style style:name="P11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font-style="normal" officeooo:rsid="0022df10" officeooo:paragraph-rsid="0001b9f5" style:font-size-asian="12pt" style:font-style-asian="normal" style:font-style-complex="normal" fo:hyphenate="true" fo:hyphenation-remain-char-count="2" fo:hyphenation-push-char-count="2" loext:hyphenation-no-caps="false"/>
    </style:style>
    <style:style style:name="P11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font-style="normal" officeooo:rsid="0022df10" officeooo:paragraph-rsid="0018d263" style:font-size-asian="12pt" style:font-style-asian="normal" style:font-style-complex="normal" fo:hyphenate="true" fo:hyphenation-remain-char-count="2" fo:hyphenation-push-char-count="2" loext:hyphenation-no-caps="false"/>
    </style:style>
    <style:style style:name="P12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font-style="normal" officeooo:rsid="0022df10" officeooo:paragraph-rsid="001ab059" style:font-size-asian="12pt" style:font-style-asian="normal" style:font-style-complex="normal" fo:hyphenate="true" fo:hyphenation-remain-char-count="2" fo:hyphenation-push-char-count="2" loext:hyphenation-no-caps="false"/>
    </style:style>
    <style:style style:name="P12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font-style="normal" officeooo:rsid="0022df10" officeooo:paragraph-rsid="001c622d" style:font-size-asian="12pt" style:font-style-asian="normal" style:font-style-complex="normal" fo:hyphenate="true" fo:hyphenation-remain-char-count="2" fo:hyphenation-push-char-count="2" loext:hyphenation-no-caps="false"/>
    </style:style>
    <style:style style:name="P12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font-style="normal" officeooo:rsid="0022df10" officeooo:paragraph-rsid="001f8011" style:font-size-asian="12pt" style:font-style-asian="normal" style:font-style-complex="normal" fo:hyphenate="true" fo:hyphenation-remain-char-count="2" fo:hyphenation-push-char-count="2" loext:hyphenation-no-caps="false"/>
    </style:style>
    <style:style style:name="P12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font-style="normal" officeooo:rsid="0022df10" officeooo:paragraph-rsid="00331616" style:font-size-asian="12pt" style:font-style-asian="normal" style:font-style-complex="normal" fo:hyphenate="true" fo:hyphenation-remain-char-count="2" fo:hyphenation-push-char-count="2" loext:hyphenation-no-caps="false"/>
    </style:style>
    <style:style style:name="P12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font-style="normal" officeooo:rsid="0022df10" officeooo:paragraph-rsid="001f130a" style:font-size-asian="12pt" style:font-style-asian="normal" style:font-style-complex="normal" fo:hyphenate="true" fo:hyphenation-remain-char-count="2" fo:hyphenation-push-char-count="2" loext:hyphenation-no-caps="false"/>
    </style:style>
    <style:style style:name="P12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font-style="normal" officeooo:rsid="0026e327" officeooo:paragraph-rsid="0018f397" style:font-size-asian="12pt" style:font-style-asian="normal" style:font-style-complex="normal" fo:hyphenate="true" fo:hyphenation-remain-char-count="2" fo:hyphenation-push-char-count="2" loext:hyphenation-no-caps="false"/>
    </style:style>
    <style:style style:name="P12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font-style="normal" officeooo:rsid="0026e327" officeooo:paragraph-rsid="001e413f" style:font-size-asian="12pt" style:font-style-asian="normal" style:font-style-complex="normal" fo:hyphenate="true" fo:hyphenation-remain-char-count="2" fo:hyphenation-push-char-count="2" loext:hyphenation-no-caps="false"/>
    </style:style>
    <style:style style:name="P12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font-style="normal" officeooo:rsid="0026e327" officeooo:paragraph-rsid="001f130a" style:font-size-asian="12pt" style:font-style-asian="normal" style:font-style-complex="normal" fo:hyphenate="true" fo:hyphenation-remain-char-count="2" fo:hyphenation-push-char-count="2" loext:hyphenation-no-caps="false"/>
    </style:style>
    <style:style style:name="P12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font-style="normal" officeooo:rsid="0026e327" officeooo:paragraph-rsid="001f8011" style:font-size-asian="12pt" style:font-style-asian="normal" style:font-style-complex="normal" fo:hyphenate="true" fo:hyphenation-remain-char-count="2" fo:hyphenation-push-char-count="2" loext:hyphenation-no-caps="false"/>
    </style:style>
    <style:style style:name="P12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font-style="normal" officeooo:rsid="0026e327" officeooo:paragraph-rsid="009595ef" style:font-size-asian="12pt" style:font-style-asian="normal" style:font-style-complex="normal" fo:hyphenate="true" fo:hyphenation-remain-char-count="2" fo:hyphenation-push-char-count="2" loext:hyphenation-no-caps="false"/>
    </style:style>
    <style:style style:name="P13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font-style="normal" officeooo:rsid="0026e327" officeooo:paragraph-rsid="0031400a" style:font-size-asian="12pt" style:font-style-asian="normal" style:font-style-complex="normal" fo:hyphenate="true" fo:hyphenation-remain-char-count="2" fo:hyphenation-push-char-count="2" loext:hyphenation-no-caps="false"/>
    </style:style>
    <style:style style:name="P131"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font-style="normal" officeooo:rsid="0026e327" officeooo:paragraph-rsid="00331cde" style:font-size-asian="12pt" style:font-style-asian="normal" style:font-style-complex="normal" fo:hyphenate="true" fo:hyphenation-remain-char-count="2" fo:hyphenation-push-char-count="2" loext:hyphenation-no-caps="false"/>
    </style:style>
    <style:style style:name="P13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font-style="normal" officeooo:rsid="0026e327" officeooo:paragraph-rsid="0033a1e0" style:font-size-asian="12pt" style:font-style-asian="normal" style:font-style-complex="normal" fo:hyphenate="true" fo:hyphenation-remain-char-count="2" fo:hyphenation-push-char-count="2" loext:hyphenation-no-caps="false"/>
    </style:style>
    <style:style style:name="P13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font-style="normal" officeooo:rsid="002fe24d" officeooo:paragraph-rsid="002fe24d" style:font-size-asian="12pt" style:font-style-asian="normal" style:font-style-complex="normal" fo:hyphenate="true" fo:hyphenation-remain-char-count="2" fo:hyphenation-push-char-count="2" loext:hyphenation-no-caps="false"/>
    </style:style>
    <style:style style:name="P13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25253f" officeooo:paragraph-rsid="0008a409" style:font-size-asian="12pt" fo:hyphenate="true" fo:hyphenation-remain-char-count="2" fo:hyphenation-push-char-count="2" loext:hyphenation-no-caps="false"/>
    </style:style>
    <style:style style:name="P13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25253f" officeooo:paragraph-rsid="001f8011" style:font-size-asian="12pt" fo:hyphenate="true" fo:hyphenation-remain-char-count="2" fo:hyphenation-push-char-count="2" loext:hyphenation-no-caps="false"/>
    </style:style>
    <style:style style:name="P13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25253f" officeooo:paragraph-rsid="002fe24d" style:font-size-asian="12pt" fo:hyphenate="true" fo:hyphenation-remain-char-count="2" fo:hyphenation-push-char-count="2" loext:hyphenation-no-caps="false"/>
    </style:style>
    <style:style style:name="P13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25253f" officeooo:paragraph-rsid="00331616" style:font-size-asian="12pt" fo:hyphenate="true" fo:hyphenation-remain-char-count="2" fo:hyphenation-push-char-count="2" loext:hyphenation-no-caps="false"/>
    </style:style>
    <style:style style:name="P13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25253f" officeooo:paragraph-rsid="001f130a" style:font-size-asian="12pt" fo:hyphenate="true" fo:hyphenation-remain-char-count="2" fo:hyphenation-push-char-count="2" loext:hyphenation-no-caps="false"/>
    </style:style>
    <style:style style:name="P13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style:font-size-asian="12pt" fo:hyphenate="true" fo:hyphenation-remain-char-count="2" fo:hyphenation-push-char-count="2" loext:hyphenation-no-caps="false"/>
    </style:style>
    <style:style style:name="P14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paragraph-rsid="00498eee" style:font-size-asian="12pt" fo:hyphenate="true" fo:hyphenation-remain-char-count="2" fo:hyphenation-push-char-count="2" loext:hyphenation-no-caps="false"/>
    </style:style>
    <style:style style:name="P14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paragraph-rsid="004a9d89" style:font-size-asian="12pt" fo:hyphenate="true" fo:hyphenation-remain-char-count="2" fo:hyphenation-push-char-count="2" loext:hyphenation-no-caps="false"/>
    </style:style>
    <style:style style:name="P14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paragraph-rsid="00506834" style:font-size-asian="12pt" fo:hyphenate="true" fo:hyphenation-remain-char-count="2" fo:hyphenation-push-char-count="2" loext:hyphenation-no-caps="false"/>
    </style:style>
    <style:style style:name="P14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paragraph-rsid="0069fbf0" style:font-size-asian="12pt" fo:hyphenate="true" fo:hyphenation-remain-char-count="2" fo:hyphenation-push-char-count="2" loext:hyphenation-no-caps="false"/>
    </style:style>
    <style:style style:name="P14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paragraph-rsid="006fabd5" style:font-size-asian="12pt" fo:hyphenate="true" fo:hyphenation-remain-char-count="2" fo:hyphenation-push-char-count="2" loext:hyphenation-no-caps="false"/>
    </style:style>
    <style:style style:name="P14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paragraph-rsid="0071985b" style:font-size-asian="12pt" fo:hyphenate="true" fo:hyphenation-remain-char-count="2" fo:hyphenation-push-char-count="2" loext:hyphenation-no-caps="false"/>
    </style:style>
    <style:style style:name="P1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officeooo:paragraph-rsid="0073ce90" style:font-size-asian="12pt" fo:hyphenate="true" fo:hyphenation-remain-char-count="2" fo:hyphenation-push-char-count="2" loext:hyphenation-no-caps="false"/>
    </style:style>
    <style:style style:name="P14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style:font-size-asian="12pt" fo:hyphenate="true" fo:hyphenation-remain-char-count="2" fo:hyphenation-push-char-count="2" loext:hyphenation-no-caps="false"/>
    </style:style>
    <style:style style:name="P14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paragraph-rsid="00282fac" style:font-size-asian="12pt" fo:hyphenate="true" fo:hyphenation-remain-char-count="2" fo:hyphenation-push-char-count="2" loext:hyphenation-no-caps="false"/>
    </style:style>
    <style:style style:name="P149"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style:font-size-asian="12pt" fo:hyphenate="true" fo:hyphenation-remain-char-count="2" fo:hyphenation-push-char-count="2" loext:hyphenation-no-caps="false"/>
    </style:style>
    <style:style style:name="P150"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officeooo:paragraph-rsid="00506834" style:font-size-asian="12pt" fo:hyphenate="true" fo:hyphenation-remain-char-count="2" fo:hyphenation-push-char-count="2" loext:hyphenation-no-caps="false"/>
    </style:style>
    <style:style style:name="P151"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officeooo:paragraph-rsid="00498eee" style:font-size-asian="12pt" fo:hyphenate="true" fo:hyphenation-remain-char-count="2" fo:hyphenation-push-char-count="2" loext:hyphenation-no-caps="false"/>
    </style:style>
    <style:style style:name="P152"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officeooo:paragraph-rsid="00719032" style:font-size-asian="12pt" fo:hyphenate="true" fo:hyphenation-remain-char-count="2" fo:hyphenation-push-char-count="2" loext:hyphenation-no-caps="false"/>
    </style:style>
    <style:style style:name="P153"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officeooo:paragraph-rsid="00730462" style:font-size-asian="12pt" fo:hyphenate="true" fo:hyphenation-remain-char-count="2" fo:hyphenation-push-char-count="2" loext:hyphenation-no-caps="false"/>
    </style:style>
    <style:style style:name="P154"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officeooo:paragraph-rsid="0073ce90" style:font-size-asian="12pt" fo:hyphenate="true" fo:hyphenation-remain-char-count="2" fo:hyphenation-push-char-count="2" loext:hyphenation-no-caps="false"/>
    </style:style>
    <style:style style:name="P155"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officeooo:paragraph-rsid="007530f5" style:font-size-asian="12pt" fo:hyphenate="true" fo:hyphenation-remain-char-count="2" fo:hyphenation-push-char-count="2" loext:hyphenation-no-caps="false"/>
    </style:style>
    <style:style style:name="P15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642be0" style:font-size-asian="12pt"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officeooo:rsid="0054ae5f" officeooo:paragraph-rsid="0054ae5f" style:font-size-asian="12pt" fo:hyphenate="true" fo:hyphenation-remain-char-count="2" fo:hyphenation-push-char-count="2" loext:hyphenation-no-caps="false"/>
    </style:style>
    <style:style style:name="P158" style:family="paragraph" style:parent-style-name="Table_20_Contents">
      <style:paragraph-properties fo:text-align="center" style:justify-single-word="false" fo:hyphenation-ladder-count="3">
        <style:drop-cap style:lines="3" style:style-name="Iniciály_20_Velké"/>
      </style:paragraph-properties>
      <style:text-properties style:use-window-font-color="true" loext:opacity="0%" style:font-name="Bookman BT S.O.Cist." fo:font-size="12pt" fo:language="la" fo:country="VA" fo:font-style="normal" officeooo:rsid="0022df10" officeooo:paragraph-rsid="0004c5ac" style:font-size-asian="12pt" style:language-asian="zh" style:country-asian="CN" style:font-style-asian="normal" style:font-size-complex="13pt" style:language-complex="hi" style:country-complex="IN" style:font-style-complex="normal" fo:hyphenate="true" fo:hyphenation-remain-char-count="2" fo:hyphenation-push-char-count="2" loext:hyphenation-no-caps="false"/>
    </style:style>
    <style:style style:name="P159"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loext:opacity="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60"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09b0089" style:font-size-asian="12pt" style:language-asian="zh" style:country-asian="CN" style:language-complex="hi" style:country-complex="IN"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style:font-size-asian="12pt"/>
    </style:style>
    <style:style style:name="T3" style:family="text">
      <style:text-properties fo:color="#ff0000" loext:opacity="100%" fo:font-size="12pt" fo:font-weight="normal" style:font-size-asian="12pt" style:font-weight-asian="normal" style:font-weight-complex="normal"/>
    </style:style>
    <style:style style:name="T4" style:family="text">
      <style:text-properties fo:color="#ff0000" loext:opacity="100%" fo:language="la" fo:country="none" fo:font-weight="bold" style:font-weight-asian="bold" style:font-weight-complex="bold"/>
    </style:style>
    <style:style style:name="T5" style:family="text">
      <style:text-properties fo:color="#ff0000" loext:opacity="100%" fo:font-size="18pt" fo:font-weight="bold" style:font-size-asian="18pt" style:font-weight-asian="bold" style:font-size-complex="18pt" style:font-weight-complex="bold"/>
    </style:style>
    <style:style style:name="T6" style:family="text">
      <style:text-properties fo:color="#ff0000" loext:opacity="100%" style:font-name="Linux Libertine S.O.Cist.2" style:font-name-asian="Andale Sans UI" style:font-name-complex="Tahoma"/>
    </style:style>
    <style:style style:name="T7" style:family="text">
      <style:text-properties fo:color="#ff0000" loext:opacity="100%" style:font-name="Linux Libertine S.O.Cist.1" fo:font-size="12pt" fo:language="cs" fo:country="CZ" style:font-size-asian="12pt" style:language-asian="zh" style:country-asian="CN" style:language-complex="hi" style:country-complex="IN"/>
    </style:style>
    <style:style style:name="T8" style:family="text">
      <style:text-properties fo:color="#ff0000" loext:opacity="100%" style:font-name="Linux Libertine S.O.Cist.1" fo:font-size="12pt" fo:language="cs" fo:country="CZ" officeooo:rsid="005cfdd5" style:font-size-asian="12pt" style:language-asian="zh" style:country-asian="CN" style:language-complex="hi" style:country-complex="IN"/>
    </style:style>
    <style:style style:name="T9" style:family="text">
      <style:text-properties fo:color="#ff0000" loext:opacity="100%" style:font-name="Linux Libertine S.O.Cist.1" fo:font-size="12pt" fo:language="cs" fo:country="CZ" officeooo:rsid="008fec54" style:font-name-asian="Andale Sans UI" style:font-size-asian="12pt" style:language-asian="zh" style:country-asian="CN" style:font-name-complex="Tahoma" style:font-size-complex="12pt" style:language-complex="hi" style:country-complex="IN"/>
    </style:style>
    <style:style style:name="T10" style:family="text">
      <style:text-properties fo:color="#ff0000" loext:opacity="100%" style:font-name="Linux Libertine S.O.Cist.1" fo:font-size="12pt" fo:language="cs" fo:country="CZ" officeooo:rsid="005cfdd5" style:font-name-asian="Andale Sans UI" style:font-size-asian="12pt" style:language-asian="zh" style:country-asian="CN" style:font-name-complex="Tahoma" style:font-size-complex="12pt" style:language-complex="hi" style:country-complex="IN"/>
    </style:style>
    <style:style style:name="T11" style:family="text">
      <style:text-properties fo:font-size="16pt" fo:font-weight="bold" style:font-size-asian="16pt" style:font-weight-asian="bold" style:font-size-complex="14pt" style:font-weight-complex="bold"/>
    </style:style>
    <style:style style:name="T12" style:family="text">
      <style:text-properties fo:font-size="12pt" style:font-size-asian="12pt"/>
    </style:style>
    <style:style style:name="T13" style:family="text">
      <style:text-properties fo:font-size="12pt" officeooo:rsid="0012df56" style:font-size-asian="12pt"/>
    </style:style>
    <style:style style:name="T14" style:family="text">
      <style:text-properties fo:font-size="12pt" officeooo:rsid="00282fac" style:font-size-asian="12pt"/>
    </style:style>
    <style:style style:name="T15" style:family="text">
      <style:text-properties fo:font-size="12pt" officeooo:rsid="004034da" style:font-size-asian="12pt"/>
    </style:style>
    <style:style style:name="T16" style:family="text">
      <style:text-properties fo:font-size="12pt" officeooo:rsid="0041d259" style:font-size-asian="12pt"/>
    </style:style>
    <style:style style:name="T17" style:family="text">
      <style:text-properties fo:font-size="12pt" officeooo:rsid="0055632e" style:font-size-asian="12pt"/>
    </style:style>
    <style:style style:name="T18" style:family="text">
      <style:text-properties fo:font-size="12pt" officeooo:rsid="0076e57d" style:font-size-asian="12pt"/>
    </style:style>
    <style:style style:name="T19" style:family="text">
      <style:text-properties fo:font-size="12pt" officeooo:rsid="0087459e" style:font-size-asian="12pt"/>
    </style:style>
    <style:style style:name="T20" style:family="text">
      <style:text-properties fo:font-size="12pt" officeooo:rsid="00932441" style:font-size-asian="12pt"/>
    </style:style>
    <style:style style:name="T21" style:family="text">
      <style:text-properties fo:font-size="12pt" fo:font-style="italic" style:font-size-asian="12pt" style:font-style-asian="italic"/>
    </style:style>
    <style:style style:name="T22" style:family="text">
      <style:text-properties fo:font-size="12pt" fo:font-style="italic" style:font-size-asian="12pt" style:font-style-asian="italic" style:font-style-complex="italic"/>
    </style:style>
    <style:style style:name="T23" style:family="text">
      <style:text-properties fo:font-size="12pt" fo:font-style="italic" officeooo:rsid="0012df56" style:font-size-asian="12pt" style:font-style-asian="italic" style:font-style-complex="italic"/>
    </style:style>
    <style:style style:name="T24" style:family="text">
      <style:text-properties fo:font-size="12pt" fo:font-style="italic" officeooo:rsid="00282fac" style:font-size-asian="12pt" style:font-style-asian="italic" style:font-style-complex="italic"/>
    </style:style>
    <style:style style:name="T25" style:family="text">
      <style:text-properties fo:language="la" fo:country="none" fo:font-weight="bold" style:font-weight-asian="bold" style:font-weight-complex="bold"/>
    </style:style>
    <style:style style:name="T26" style:family="text">
      <style:text-properties fo:color="#000000" loext:opacity="100%" fo:font-size="12pt" style:font-size-asian="12pt"/>
    </style:style>
    <style:style style:name="T27" style:family="text">
      <style:text-properties fo:color="#000000" loext:opacity="100%" fo:font-size="12pt" officeooo:rsid="000f3363" style:font-size-asian="12pt"/>
    </style:style>
    <style:style style:name="T28" style:family="text">
      <style:text-properties fo:color="#000000" loext:opacity="100%" fo:font-size="12pt" officeooo:rsid="004e098e" style:font-size-asian="12pt"/>
    </style:style>
    <style:style style:name="T29" style:family="text">
      <style:text-properties fo:color="#000000" loext:opacity="1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 style:family="text">
      <style:text-properties fo:color="#000000" loext:opacity="100%" style:font-name="Linux Libertine S.O.Cist.1" fo:font-size="12pt" fo:language="la" fo:country="VA" style:font-size-asian="12pt" style:language-asian="zh" style:country-asian="CN" style:language-complex="hi" style:country-complex="IN"/>
    </style:style>
    <style:style style:name="T31" style:family="text">
      <style:text-properties fo:color="#000000" loext:opacity="100%" style:font-name="Linux Libertine S.O.Cist.1" fo:font-size="12pt" fo:language="la" fo:country="VA" officeooo:rsid="008bf3af" style:font-size-asian="12pt" style:language-asian="zh" style:country-asian="CN" style:language-complex="hi" style:country-complex="IN"/>
    </style:style>
    <style:style style:name="T32" style:family="text">
      <style:text-properties fo:color="#000000" loext:opacity="100%" style:font-name="Linux Libertine S.O.Cist.1" fo:font-size="12pt" fo:language="la" fo:country="VA" officeooo:rsid="008da570" style:font-size-asian="12pt" style:language-asian="zh" style:country-asian="CN" style:language-complex="hi" style:country-complex="IN"/>
    </style:style>
    <style:style style:name="T33" style:family="text">
      <style:text-properties fo:color="#000000" loext:opacity="100%" style:font-name="Linux Libertine S.O.Cist.1" fo:font-size="12pt" fo:language="la" fo:country="VA" officeooo:rsid="008bf3af" style:font-name-asian="Andale Sans UI" style:font-size-asian="12pt" style:language-asian="zh" style:country-asian="CN" style:font-name-complex="Tahoma" style:font-size-complex="12pt" style:language-complex="hi" style:country-complex="IN"/>
    </style:style>
    <style:style style:name="T34" style:family="text">
      <style:text-properties fo:color="#000000" loext:opacity="100%" style:font-name="Linux Libertine S.O.Cist.1" fo:font-size="12pt" fo:language="la" fo:country="VA" officeooo:rsid="008d4949" style:font-name-asian="Andale Sans UI" style:font-size-asian="12pt" style:language-asian="zh" style:country-asian="CN" style:font-name-complex="Tahoma" style:font-size-complex="12pt" style:language-complex="hi" style:country-complex="IN"/>
    </style:style>
    <style:style style:name="T35" style:family="text">
      <style:text-properties fo:color="#000000" loext:opacity="100%" style:font-name="Linux Libertine S.O.Cist.1" fo:font-size="12pt" fo:language="la" fo:country="VA" officeooo:rsid="008da570" style:font-name-asian="Andale Sans UI" style:font-size-asian="12pt" style:language-asian="zh" style:country-asian="CN" style:font-name-complex="Tahoma" style:font-size-complex="12pt" style:language-complex="hi" style:country-complex="IN"/>
    </style:style>
    <style:style style:name="T36" style:family="text">
      <style:text-properties fo:letter-spacing="0.0138in"/>
    </style:style>
    <style:style style:name="T37" style:family="text">
      <style:text-properties fo:letter-spacing="0.0138in" officeooo:rsid="0045c36b"/>
    </style:style>
    <style:style style:name="T38" style:family="text">
      <style:text-properties fo:letter-spacing="0.0138in" officeooo:rsid="0046251c"/>
    </style:style>
    <style:style style:name="T39" style:family="text">
      <style:text-properties fo:letter-spacing="0.0138in" officeooo:rsid="0047bb77"/>
    </style:style>
    <style:style style:name="T40" style:family="text">
      <style:text-properties fo:font-size="18pt" fo:font-weight="bold" style:font-size-asian="18pt" style:font-weight-asian="bold" style:font-size-complex="18pt" style:font-weight-complex="bold"/>
    </style:style>
    <style:style style:name="T41" style:family="text">
      <style:text-properties officeooo:rsid="000f3363"/>
    </style:style>
    <style:style style:name="T42" style:family="text">
      <style:text-properties officeooo:rsid="0062114f"/>
    </style:style>
    <style:style style:name="T43" style:family="text">
      <style:text-properties officeooo:rsid="000f3e75"/>
    </style:style>
    <style:style style:name="T44" style:family="text">
      <style:text-properties officeooo:rsid="00129f77"/>
    </style:style>
    <style:style style:name="T45" style:family="text">
      <style:text-properties officeooo:rsid="0003ab16"/>
    </style:style>
    <style:style style:name="T46" style:family="text">
      <style:text-properties officeooo:rsid="0003defa"/>
    </style:style>
    <style:style style:name="T47" style:family="text">
      <style:text-properties officeooo:rsid="00139f9f"/>
    </style:style>
    <style:style style:name="T48" style:family="text">
      <style:text-properties officeooo:rsid="0015048b"/>
    </style:style>
    <style:style style:name="T49" style:family="text">
      <style:text-properties officeooo:rsid="00161bb0"/>
    </style:style>
    <style:style style:name="T50" style:family="text">
      <style:text-properties officeooo:rsid="0018d263"/>
    </style:style>
    <style:style style:name="T51" style:family="text">
      <style:text-properties fo:font-style="italic" style:font-style-asian="italic" style:font-style-complex="italic"/>
    </style:style>
    <style:style style:name="T52" style:family="text">
      <style:text-properties fo:font-style="italic" officeooo:rsid="0018f397" style:font-style-asian="italic" style:font-style-complex="italic"/>
    </style:style>
    <style:style style:name="T53" style:family="text">
      <style:text-properties fo:font-style="italic" officeooo:rsid="001ab059" style:font-style-asian="italic" style:font-style-complex="italic"/>
    </style:style>
    <style:style style:name="T54" style:family="text">
      <style:text-properties fo:font-style="italic" officeooo:rsid="001c622d" style:font-style-asian="italic" style:font-style-complex="italic"/>
    </style:style>
    <style:style style:name="T55" style:family="text">
      <style:text-properties fo:font-style="italic" officeooo:rsid="00282fac" style:font-style-asian="italic" style:font-style-complex="italic"/>
    </style:style>
    <style:style style:name="T56" style:family="text">
      <style:text-properties fo:font-style="italic" officeooo:rsid="0031400a" style:font-style-asian="italic" style:font-style-complex="italic"/>
    </style:style>
    <style:style style:name="T57" style:family="text">
      <style:text-properties fo:font-style="italic" officeooo:rsid="00331cde" style:font-style-asian="italic" style:font-style-complex="italic"/>
    </style:style>
    <style:style style:name="T58" style:family="text">
      <style:text-properties fo:font-style="italic" officeooo:rsid="0033a1e0" style:font-style-asian="italic" style:font-style-complex="italic"/>
    </style:style>
    <style:style style:name="T59" style:family="text">
      <style:text-properties fo:font-style="italic" officeooo:rsid="00506834" style:font-style-asian="italic" style:font-style-complex="italic"/>
    </style:style>
    <style:style style:name="T60" style:family="text">
      <style:text-properties fo:font-style="italic" officeooo:rsid="0055632e" style:font-style-asian="italic" style:font-style-complex="italic"/>
    </style:style>
    <style:style style:name="T61" style:family="text">
      <style:text-properties fo:font-style="italic" officeooo:rsid="0055717e" style:font-style-asian="italic" style:font-style-complex="italic"/>
    </style:style>
    <style:style style:name="T62" style:family="text">
      <style:text-properties fo:font-style="italic" officeooo:rsid="00566585" style:font-style-asian="italic" style:font-style-complex="italic"/>
    </style:style>
    <style:style style:name="T63" style:family="text">
      <style:text-properties fo:font-style="italic" officeooo:rsid="0064748d" style:font-style-asian="italic" style:font-style-complex="italic"/>
    </style:style>
    <style:style style:name="T64" style:family="text">
      <style:text-properties fo:font-style="italic" officeooo:rsid="006e8707" style:font-style-asian="italic" style:font-style-complex="italic"/>
    </style:style>
    <style:style style:name="T65" style:family="text">
      <style:text-properties fo:font-style="italic" officeooo:rsid="0087459e" style:font-style-asian="italic" style:font-style-complex="italic"/>
    </style:style>
    <style:style style:name="T66" style:family="text">
      <style:text-properties fo:font-style="italic" officeooo:rsid="0073ce90" style:font-style-asian="italic" style:font-style-complex="italic"/>
    </style:style>
    <style:style style:name="T67" style:family="text">
      <style:text-properties fo:font-style="italic" officeooo:rsid="008fec54" style:font-style-asian="italic" style:font-style-complex="italic"/>
    </style:style>
    <style:style style:name="T68" style:family="text">
      <style:text-properties officeooo:rsid="0018f397"/>
    </style:style>
    <style:style style:name="T69" style:family="text">
      <style:text-properties officeooo:rsid="001ab059"/>
    </style:style>
    <style:style style:name="T70" style:family="text">
      <style:text-properties officeooo:rsid="001bf9ee"/>
    </style:style>
    <style:style style:name="T71" style:family="text">
      <style:text-properties officeooo:rsid="001c622d"/>
    </style:style>
    <style:style style:name="T72" style:family="text">
      <style:text-properties officeooo:rsid="001e413f"/>
    </style:style>
    <style:style style:name="T73" style:family="text">
      <style:text-properties officeooo:rsid="001f130a"/>
    </style:style>
    <style:style style:name="T74" style:family="text">
      <style:text-properties officeooo:rsid="001f8011"/>
    </style:style>
    <style:style style:name="T75" style:family="text">
      <style:text-properties officeooo:rsid="00201a40"/>
    </style:style>
    <style:style style:name="T76" style:family="text">
      <style:text-properties officeooo:rsid="00215277"/>
    </style:style>
    <style:style style:name="T77" style:family="text">
      <style:text-properties officeooo:rsid="00241b77"/>
    </style:style>
    <style:style style:name="T78" style:family="text">
      <style:text-properties officeooo:rsid="00260083"/>
    </style:style>
    <style:style style:name="T79" style:family="text">
      <style:text-properties officeooo:rsid="00282fac"/>
    </style:style>
    <style:style style:name="T80" style:family="text">
      <style:text-properties officeooo:rsid="00295133"/>
    </style:style>
    <style:style style:name="T81" style:family="text">
      <style:text-properties officeooo:rsid="002e196b"/>
    </style:style>
    <style:style style:name="T82" style:family="text">
      <style:text-properties officeooo:rsid="002eedce"/>
    </style:style>
    <style:style style:name="T83" style:family="text">
      <style:text-properties officeooo:rsid="002fe24d"/>
    </style:style>
    <style:style style:name="T84" style:family="text">
      <style:text-properties officeooo:rsid="00310ed1"/>
    </style:style>
    <style:style style:name="T85" style:family="text">
      <style:text-properties officeooo:rsid="0031400a"/>
    </style:style>
    <style:style style:name="T86" style:family="text">
      <style:text-properties officeooo:rsid="0032eff9"/>
    </style:style>
    <style:style style:name="T87" style:family="text">
      <style:text-properties officeooo:rsid="00331616"/>
    </style:style>
    <style:style style:name="T88" style:family="text">
      <style:text-properties officeooo:rsid="00331cde"/>
    </style:style>
    <style:style style:name="T89" style:family="text">
      <style:text-properties officeooo:rsid="0033a1e0"/>
    </style:style>
    <style:style style:name="T90" style:family="text">
      <style:text-properties officeooo:rsid="0039955b"/>
    </style:style>
    <style:style style:name="T91" style:family="text">
      <style:text-properties officeooo:rsid="003aca0f"/>
    </style:style>
    <style:style style:name="T92" style:family="text">
      <style:text-properties officeooo:rsid="003b970c"/>
    </style:style>
    <style:style style:name="T93" style:family="text">
      <style:text-properties officeooo:rsid="003c90ab"/>
    </style:style>
    <style:style style:name="T94" style:family="text">
      <style:text-properties officeooo:rsid="0041d259"/>
    </style:style>
    <style:style style:name="T95" style:family="text">
      <style:text-properties officeooo:rsid="0041f56d"/>
    </style:style>
    <style:style style:name="T96" style:family="text">
      <style:text-properties officeooo:rsid="0046251c"/>
    </style:style>
    <style:style style:name="T97" style:family="text">
      <style:text-properties officeooo:rsid="00498eee"/>
    </style:style>
    <style:style style:name="T98" style:family="text">
      <style:text-properties officeooo:rsid="004a9d89"/>
    </style:style>
    <style:style style:name="T99" style:family="text">
      <style:text-properties style:use-window-font-color="true" loext:opacity="0%"/>
    </style:style>
    <style:style style:name="T100" style:family="text">
      <style:text-properties style:use-window-font-color="true" loext:opacity="0%" style:font-name="Linux Libertine S.O.Cist.1" fo:font-size="12pt" fo:language="cs" fo:country="CZ" style:font-size-asian="12pt" style:language-asian="zh" style:country-asian="CN" style:language-complex="hi" style:country-complex="IN"/>
    </style:style>
    <style:style style:name="T101" style:family="text">
      <style:text-properties style:use-window-font-color="true" loext:opacity="0%" style:font-name="Linux Libertine S.O.Cist.1" fo:font-size="12pt" fo:language="cs" fo:country="CZ" officeooo:rsid="005df364" style:font-size-asian="12pt" style:language-asian="zh" style:country-asian="CN" style:language-complex="hi" style:country-complex="IN"/>
    </style:style>
    <style:style style:name="T102" style:family="text">
      <style:text-properties style:use-window-font-color="true" loext:opacity="0%" style:font-name="Linux Libertine S.O.Cist.1" fo:font-size="12pt" fo:language="cs" fo:country="CZ" officeooo:rsid="005df5ba" style:font-size-asian="12pt" style:language-asian="zh" style:country-asian="CN" style:language-complex="hi" style:country-complex="IN"/>
    </style:style>
    <style:style style:name="T103" style:family="text">
      <style:text-properties style:use-window-font-color="true" loext:opacity="0%" style:font-name="Linux Libertine S.O.Cist.1" fo:font-size="12pt" fo:language="cs" fo:country="CZ" officeooo:rsid="00912751" style:font-name-asian="Andale Sans UI" style:font-size-asian="12pt" style:language-asian="zh" style:country-asian="CN" style:font-name-complex="Tahoma" style:font-size-complex="12pt" style:language-complex="hi" style:country-complex="IN"/>
    </style:style>
    <style:style style:name="T104" style:family="text">
      <style:text-properties officeooo:rsid="00506834"/>
    </style:style>
    <style:style style:name="T105" style:family="text">
      <style:text-properties fo:font-style="normal" style:font-style-asian="normal" style:font-style-complex="normal"/>
    </style:style>
    <style:style style:name="T106" style:family="text">
      <style:text-properties fo:font-style="normal" officeooo:rsid="00506834" style:font-style-asian="normal" style:font-style-complex="normal"/>
    </style:style>
    <style:style style:name="T107" style:family="text">
      <style:text-properties fo:font-style="normal" officeooo:rsid="006e8707" style:font-style-asian="normal" style:font-style-complex="normal"/>
    </style:style>
    <style:style style:name="T108" style:family="text">
      <style:text-properties fo:font-style="normal" officeooo:rsid="00754538" style:font-style-asian="normal" style:font-style-complex="normal"/>
    </style:style>
    <style:style style:name="T109" style:family="text">
      <style:text-properties fo:font-style="normal" officeooo:rsid="0055632e" style:font-style-asian="normal" style:font-style-complex="normal"/>
    </style:style>
    <style:style style:name="T110" style:family="text">
      <style:text-properties fo:font-style="normal" officeooo:rsid="0055717e" style:font-style-asian="normal" style:font-style-complex="normal"/>
    </style:style>
    <style:style style:name="T111" style:family="text">
      <style:text-properties fo:font-style="normal" officeooo:rsid="00566585" style:font-style-asian="normal" style:font-style-complex="normal"/>
    </style:style>
    <style:style style:name="T112" style:family="text">
      <style:text-properties fo:font-style="normal" officeooo:rsid="006e8707" style:font-style-asian="normal" style:font-name-complex="Frank Ruehl CLM" style:font-style-complex="normal"/>
    </style:style>
    <style:style style:name="T113" style:family="text">
      <style:text-properties officeooo:rsid="0054ae5f"/>
    </style:style>
    <style:style style:name="T114" style:family="text">
      <style:text-properties officeooo:rsid="0055632e"/>
    </style:style>
    <style:style style:name="T115" style:family="text">
      <style:text-properties officeooo:rsid="0055717e"/>
    </style:style>
    <style:style style:name="T116" style:family="text">
      <style:text-properties officeooo:rsid="00566585"/>
    </style:style>
    <style:style style:name="T117" style:family="text">
      <style:text-properties officeooo:rsid="0057e83e"/>
    </style:style>
    <style:style style:name="T118" style:family="text">
      <style:text-properties officeooo:rsid="0058a0a1"/>
    </style:style>
    <style:style style:name="T119" style:family="text">
      <style:text-properties style:font-name="Linux Libertine S.O.Cist.2" style:font-name-asian="Andale Sans UI" style:font-name-complex="Tahoma"/>
    </style:style>
    <style:style style:name="T120" style:family="text">
      <style:text-properties style:font-name="Linux Libertine S.O.Cist.2" officeooo:rsid="005e5180" style:font-name-asian="Andale Sans UI" style:font-name-complex="Tahoma"/>
    </style:style>
    <style:style style:name="T121" style:family="text">
      <style:text-properties officeooo:rsid="0059e3c8"/>
    </style:style>
    <style:style style:name="T122" style:family="text">
      <style:text-properties officeooo:rsid="005cfdd5"/>
    </style:style>
    <style:style style:name="T123" style:family="text">
      <style:text-properties officeooo:rsid="005df364"/>
    </style:style>
    <style:style style:name="T124" style:family="text">
      <style:text-properties officeooo:rsid="005df5ba"/>
    </style:style>
    <style:style style:name="T125" style:family="text">
      <style:text-properties officeooo:rsid="005f54c9"/>
    </style:style>
    <style:style style:name="T126" style:family="text">
      <style:text-properties fo:letter-spacing="-0.0016in" officeooo:rsid="005f54c9"/>
    </style:style>
    <style:style style:name="T127" style:family="text">
      <style:text-properties officeooo:rsid="0065aadb"/>
    </style:style>
    <style:style style:name="T128" style:family="text">
      <style:text-properties officeooo:rsid="00672cab"/>
    </style:style>
    <style:style style:name="T129" style:family="text">
      <style:text-properties officeooo:rsid="006813f3"/>
    </style:style>
    <style:style style:name="T130" style:family="text">
      <style:text-properties officeooo:rsid="0069fbf0"/>
    </style:style>
    <style:style style:name="T131" style:family="text">
      <style:text-properties officeooo:rsid="006b5770"/>
    </style:style>
    <style:style style:name="T132" style:family="text">
      <style:text-properties officeooo:rsid="006c9a1e"/>
    </style:style>
    <style:style style:name="T133" style:family="text">
      <style:text-properties officeooo:rsid="006e8707"/>
    </style:style>
    <style:style style:name="T134" style:family="text">
      <style:text-properties officeooo:rsid="006fabd5"/>
    </style:style>
    <style:style style:name="T135" style:family="text">
      <style:text-properties officeooo:rsid="0070d82f"/>
    </style:style>
    <style:style style:name="T136" style:family="text">
      <style:text-properties officeooo:rsid="00719032"/>
    </style:style>
    <style:style style:name="T137" style:family="text">
      <style:text-properties officeooo:rsid="0071985b"/>
    </style:style>
    <style:style style:name="T138" style:family="text">
      <style:text-properties officeooo:rsid="00728f9f"/>
    </style:style>
    <style:style style:name="T139" style:family="text">
      <style:text-properties officeooo:rsid="00730462"/>
    </style:style>
    <style:style style:name="T140" style:family="text">
      <style:text-properties officeooo:rsid="0073ce90"/>
    </style:style>
    <style:style style:name="T141" style:family="text">
      <style:text-properties officeooo:rsid="007413bd"/>
    </style:style>
    <style:style style:name="T142" style:family="text">
      <style:text-properties officeooo:rsid="007530f5"/>
    </style:style>
    <style:style style:name="T143" style:family="text">
      <style:text-properties fo:font-variant="small-caps"/>
    </style:style>
    <style:style style:name="T144" style:family="text">
      <style:text-properties fo:font-variant="small-caps" fo:color="#000000" loext:opacity="100%" fo:font-size="12pt" style:font-size-asian="12pt"/>
    </style:style>
    <style:style style:name="T145" style:family="text">
      <style:text-properties fo:font-variant="small-caps" fo:color="#000000" loext:opacity="1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6" style:family="text">
      <style:text-properties fo:font-variant="small-caps" fo:color="#000000" loext:opacity="100%" style:font-name="Linux Libertine S.O.Cist." fo:font-size="12pt" fo:letter-spacing="normal" fo:language="la" fo:country="VA" fo:font-style="normal" fo:font-weight="normal" officeooo:rsid="0087459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7" style:family="text">
      <style:text-properties fo:font-variant="small-caps" fo:color="#000000" loext:opacity="100%" style:font-name="Linux Libertine S.O.Cist.1" fo:font-size="12pt" fo:language="la" fo:country="VA" style:font-size-asian="12pt" style:language-asian="zh" style:country-asian="CN" style:language-complex="hi" style:country-complex="IN"/>
    </style:style>
    <style:style style:name="T148" style:family="text">
      <style:text-properties fo:font-variant="small-caps" officeooo:rsid="0018d263"/>
    </style:style>
    <style:style style:name="T149" style:family="text">
      <style:text-properties fo:font-variant="small-caps" fo:font-size="12pt" style:font-size-asian="12pt"/>
    </style:style>
    <style:style style:name="T150" style:family="text">
      <style:text-properties fo:font-variant="small-caps" fo:font-size="12pt" officeooo:rsid="000d91b7" style:font-size-asian="12pt"/>
    </style:style>
    <style:style style:name="T151" style:family="text">
      <style:text-properties fo:font-variant="small-caps" fo:font-size="12pt" officeooo:rsid="00230db8" style:font-size-asian="12pt"/>
    </style:style>
    <style:style style:name="T152" style:family="text">
      <style:text-properties fo:font-variant="small-caps" fo:font-size="12pt" officeooo:rsid="004034da" style:font-size-asian="12pt"/>
    </style:style>
    <style:style style:name="T153" style:family="text">
      <style:text-properties fo:font-variant="small-caps" officeooo:rsid="00129f77"/>
    </style:style>
    <style:style style:name="T154" style:family="text">
      <style:text-properties fo:font-variant="small-caps" style:font-name="Linux Libertine S.O.Cist." fo:font-size="12pt" fo:language="cs" fo:country="CZ" officeooo:rsid="018e7b1a" style:font-size-asian="12pt" style:font-size-complex="12pt"/>
    </style:style>
    <style:style style:name="T155" style:family="text">
      <style:text-properties fo:font-variant="small-caps" style:font-name="Linux Libertine S.O.Cist." fo:font-size="12pt" fo:language="cs" fo:country="CZ" officeooo:rsid="0067414b" style:font-size-asian="12pt" style:font-size-complex="12pt"/>
    </style:style>
    <style:style style:name="T156" style:family="text">
      <style:text-properties fo:font-variant="small-caps" style:font-name="Linux Libertine S.O.Cist." fo:font-size="12pt" fo:language="cs" fo:country="CZ" officeooo:rsid="0057e83e" style:font-size-asian="12pt" style:font-size-complex="12pt"/>
    </style:style>
    <style:style style:name="T157" style:family="text">
      <style:text-properties fo:font-variant="small-caps" style:font-name="Linux Libertine S.O.Cist.1" fo:font-size="12pt" style:font-size-asian="12pt"/>
    </style:style>
    <style:style style:name="T158" style:family="text">
      <style:text-properties fo:font-variant="small-caps" style:font-name="Linux Libertine S.O.Cist.1" fo:font-size="12pt" officeooo:rsid="000d91b7" style:font-size-asian="12pt"/>
    </style:style>
    <style:style style:name="T159" style:family="text">
      <style:text-properties fo:font-variant="small-caps" style:font-name="Linux Libertine S.O.Cist.1" fo:font-size="12pt" officeooo:rsid="00139026" style:font-size-asian="12pt"/>
    </style:style>
    <style:style style:name="T160" style:family="text">
      <style:text-properties fo:font-variant="small-caps" style:font-name="Linux Libertine S.O.Cist.1" fo:font-size="12pt" officeooo:rsid="0025253f" style:font-size-asian="12pt"/>
    </style:style>
    <style:style style:name="T161" style:family="text">
      <style:text-properties fo:font-variant="small-caps" style:font-name="Linux Libertine S.O.Cist.1" fo:font-size="12pt" officeooo:rsid="0012df56" style:font-size-asian="12pt"/>
    </style:style>
    <style:style style:name="T162" style:family="text">
      <style:text-properties fo:font-variant="small-caps" style:font-name="Linux Libertine S.O.Cist.1" fo:font-size="12pt" officeooo:rsid="0036038a" style:font-size-asian="12pt"/>
    </style:style>
    <style:style style:name="T163" style:family="text">
      <style:text-properties fo:font-variant="small-caps" style:font-name="Linux Libertine S.O.Cist.1" fo:font-size="12pt" officeooo:rsid="00361323" style:font-size-asian="12pt"/>
    </style:style>
    <style:style style:name="T164" style:family="text">
      <style:text-properties fo:font-variant="small-caps" style:font-name="Linux Libertine S.O.Cist.1" fo:font-size="12pt" officeooo:rsid="0051b9f3" style:font-size-asian="12pt"/>
    </style:style>
    <style:style style:name="T165" style:family="text">
      <style:text-properties fo:font-variant="small-caps" style:font-name="Linux Libertine S.O.Cist.1" fo:font-size="12pt" officeooo:rsid="00430a95" style:font-size-asian="12pt"/>
    </style:style>
    <style:style style:name="T166" style:family="text">
      <style:text-properties fo:font-variant="small-caps" style:font-name="Linux Libertine S.O.Cist.1" fo:font-size="12pt" style:font-size-asian="12pt" style:font-size-complex="12pt"/>
    </style:style>
    <style:style style:name="T167" style:family="text">
      <style:text-properties fo:font-variant="small-caps" style:font-name="Linux Libertine S.O.Cist.1" fo:font-size="12pt" officeooo:rsid="0054ae5f" style:font-size-asian="12pt" style:font-size-complex="12pt"/>
    </style:style>
    <style:style style:name="T168" style:family="text">
      <style:text-properties fo:font-variant="small-caps" style:font-name="Linux Libertine S.O.Cist.1" fo:font-size="12pt" fo:font-style="normal" officeooo:rsid="0026e327" style:font-size-asian="12pt" style:font-style-asian="normal" style:font-style-complex="normal"/>
    </style:style>
    <style:style style:name="T169" style:family="text">
      <style:text-properties fo:font-variant="small-caps" style:font-name="Linux Libertine S.O.Cist.1" fo:font-size="12pt" fo:font-style="normal" officeooo:rsid="0022df10" style:font-size-asian="12pt" style:font-style-asian="normal" style:font-style-complex="normal"/>
    </style:style>
    <style:style style:name="T170" style:family="text">
      <style:text-properties fo:font-variant="small-caps" style:font-name="Linux Libertine S.O.Cist.1" fo:font-size="12pt" fo:font-style="normal" officeooo:rsid="00647d4e" style:font-size-asian="12pt" style:font-style-asian="normal" style:font-style-complex="normal"/>
    </style:style>
    <style:style style:name="T171" style:family="text">
      <style:text-properties fo:font-variant="small-caps" style:font-name="Linux Libertine S.O.Cist.1" fo:font-size="12pt" fo:language="cs" fo:country="CZ" style:font-size-asian="12pt" style:language-asian="zh" style:country-asian="CN" style:language-complex="hi" style:country-complex="IN"/>
    </style:style>
    <style:style style:name="T172" style:family="text">
      <style:text-properties fo:font-variant="small-caps" fo:color="#00000a" loext:opacity="100%" style:font-name="Linux Libertine S.O.Cist.1" fo:font-size="12pt" fo:language="cs" fo:country="CZ" officeooo:rsid="00139026" style:font-name-asian="Andale Sans UI" style:font-size-asian="12pt" style:language-asian="zh" style:country-asian="CN" style:font-name-complex="Tahoma" style:font-size-complex="12pt" style:language-complex="hi" style:country-complex="IN"/>
    </style:style>
    <style:style style:name="T173" style:family="text">
      <style:text-properties fo:font-variant="small-caps" officeooo:rsid="00201a40"/>
    </style:style>
    <style:style style:name="T174" style:family="text">
      <style:text-properties fo:font-variant="small-caps" officeooo:rsid="00230db8"/>
    </style:style>
    <style:style style:name="T175" style:family="text">
      <style:text-properties fo:font-variant="small-caps" officeooo:rsid="0018f397"/>
    </style:style>
    <style:style style:name="T176" style:family="text">
      <style:text-properties fo:font-variant="small-caps" officeooo:rsid="00331616"/>
    </style:style>
    <style:style style:name="T177" style:family="text">
      <style:text-properties fo:font-variant="small-caps" officeooo:rsid="00331cde"/>
    </style:style>
    <style:style style:name="T178" style:family="text">
      <style:text-properties fo:font-variant="small-caps" officeooo:rsid="00430a95"/>
    </style:style>
    <style:style style:name="T179" style:family="text">
      <style:text-properties fo:font-variant="small-caps" officeooo:rsid="005f54c9"/>
    </style:style>
    <style:style style:name="T180" style:family="text">
      <style:text-properties fo:font-variant="small-caps" officeooo:rsid="0058a0a1"/>
    </style:style>
    <style:style style:name="T181" style:family="text">
      <style:text-properties fo:font-variant="small-caps" officeooo:rsid="0073ce90"/>
    </style:style>
    <style:style style:name="T182" style:family="text">
      <style:text-properties fo:font-variant="small-caps" officeooo:rsid="007530f5"/>
    </style:style>
    <style:style style:name="T183" style:family="text">
      <style:text-properties fo:font-variant="small-caps" fo:font-style="italic" officeooo:rsid="007530f5" style:font-style-asian="italic" style:font-style-complex="italic"/>
    </style:style>
    <style:style style:name="T184" style:family="text">
      <style:text-properties style:font-name="Linux Libertine S.O.Cist." fo:font-size="12pt" fo:language="cs" fo:country="CZ" officeooo:rsid="018e7b1a" style:font-size-asian="12pt" style:font-size-complex="12pt"/>
    </style:style>
    <style:style style:name="T185" style:family="text">
      <style:text-properties style:font-name="Linux Libertine S.O.Cist." fo:font-size="12pt" fo:language="cs" fo:country="CZ" officeooo:rsid="00129f77" style:font-size-asian="12pt" style:font-size-complex="12pt"/>
    </style:style>
    <style:style style:name="T186" style:family="text">
      <style:text-properties style:font-name="Linux Libertine S.O.Cist." fo:font-size="12pt" fo:language="cs" fo:country="CZ" officeooo:rsid="0067414b" style:font-size-asian="12pt" style:font-size-complex="12pt"/>
    </style:style>
    <style:style style:name="T187" style:family="text">
      <style:text-properties style:font-name="Linux Libertine S.O.Cist." fo:font-size="12pt" fo:language="cs" fo:country="CZ" officeooo:rsid="0076e57d" style:font-size-asian="12pt" style:font-size-complex="12pt"/>
    </style:style>
    <style:style style:name="T188" style:family="text">
      <style:text-properties style:font-name="Linux Libertine S.O.Cist." fo:font-size="12pt" fo:language="cs" fo:country="CZ" officeooo:rsid="0057e83e" style:font-size-asian="12pt" style:font-size-complex="12pt"/>
    </style:style>
    <style:style style:name="T189" style:family="text">
      <style:text-properties style:font-name="Linux Libertine S.O.Cist." fo:font-size="12pt" fo:language="cs" fo:country="CZ" officeooo:rsid="008d4949" style:font-size-asian="12pt" style:font-size-complex="12pt"/>
    </style:style>
    <style:style style:name="T190" style:family="text">
      <style:text-properties style:font-name="Linux Libertine S.O.Cist." fo:font-size="12pt" fo:language="cs" fo:country="CZ" fo:font-style="italic" officeooo:rsid="0057e83e" style:font-size-asian="12pt" style:font-style-asian="italic" style:font-size-complex="12pt" style:font-style-complex="italic"/>
    </style:style>
    <style:style style:name="T191" style:family="text">
      <style:text-properties fo:color="#00000a" loext:opacity="100%" style:font-name="Linux Libertine S.O.Cist." fo:font-size="12pt" fo:language="cs" fo:country="CZ" officeooo:rsid="0076e57d" style:font-name-asian="Andale Sans UI" style:font-size-asian="12pt" style:language-asian="zh" style:country-asian="CN" style:font-name-complex="Tahoma" style:font-size-complex="12pt" style:language-complex="hi" style:country-complex="IN"/>
    </style:style>
    <style:style style:name="T192" style:family="text">
      <style:text-properties fo:color="#00000a" loext:opacity="100%" style:font-name="Linux Libertine S.O.Cist." fo:font-size="12pt" fo:language="cs" fo:country="CZ" officeooo:rsid="007b3d8a" style:font-name-asian="Andale Sans UI" style:font-size-asian="12pt" style:language-asian="zh" style:country-asian="CN" style:font-name-complex="Tahoma" style:font-size-complex="12pt" style:language-complex="hi" style:country-complex="IN"/>
    </style:style>
    <style:style style:name="T193" style:family="text">
      <style:text-properties fo:color="#00000a" loext:opacity="100%" style:font-name="Linux Libertine S.O.Cist." fo:font-size="12pt" fo:language="cs" fo:country="CZ" officeooo:rsid="008d4949" style:font-name-asian="Andale Sans UI" style:font-size-asian="12pt" style:language-asian="zh" style:country-asian="CN" style:font-name-complex="Tahoma" style:font-size-complex="12pt" style:language-complex="hi" style:country-complex="IN"/>
    </style:style>
    <style:style style:name="T194" style:family="text">
      <style:text-properties fo:color="#00000a" loext:opacity="100%" style:font-name="Linux Libertine S.O.Cist.1" fo:font-size="12pt" fo:language="cs" fo:country="CZ" officeooo:rsid="0076e57d" style:font-name-asian="Andale Sans UI" style:font-size-asian="12pt" style:language-asian="zh" style:country-asian="CN" style:font-name-complex="Tahoma" style:font-size-complex="12pt" style:language-complex="hi" style:country-complex="IN"/>
    </style:style>
    <style:style style:name="T195" style:family="text">
      <style:text-properties fo:color="#00000a" loext:opacity="100%" style:font-name="Linux Libertine S.O.Cist.1" fo:font-size="12pt" fo:language="cs" fo:country="CZ" officeooo:rsid="007756bd" style:font-name-asian="Andale Sans UI" style:font-size-asian="12pt" style:language-asian="zh" style:country-asian="CN" style:font-name-complex="Tahoma" style:font-size-complex="12pt" style:language-complex="hi" style:country-complex="IN"/>
    </style:style>
    <style:style style:name="T196" style:family="text">
      <style:text-properties fo:color="#00000a" loext:opacity="100%" style:font-name="Linux Libertine S.O.Cist.1" fo:font-size="12pt" fo:language="cs" fo:country="CZ" officeooo:rsid="0025253f" style:font-name-asian="Andale Sans UI" style:font-size-asian="12pt" style:language-asian="zh" style:country-asian="CN" style:font-name-complex="Tahoma" style:font-size-complex="12pt" style:language-complex="hi" style:country-complex="IN"/>
    </style:style>
    <style:style style:name="T197" style:family="text">
      <style:text-properties fo:color="#00000a" loext:opacity="100%" style:font-name="Linux Libertine S.O.Cist.1" fo:font-size="12pt" fo:language="cs" fo:country="CZ" officeooo:rsid="007b3d8a" style:font-name-asian="Andale Sans UI" style:font-size-asian="12pt" style:language-asian="zh" style:country-asian="CN" style:font-name-complex="Tahoma" style:font-size-complex="12pt" style:language-complex="hi" style:country-complex="IN"/>
    </style:style>
    <style:style style:name="T198" style:family="text">
      <style:text-properties fo:color="#00000a" loext:opacity="100%" style:font-name="Linux Libertine S.O.Cist.1" fo:font-size="12pt" fo:language="cs" fo:country="CZ" officeooo:rsid="007d20b6" style:font-name-asian="Andale Sans UI" style:font-size-asian="12pt" style:language-asian="zh" style:country-asian="CN" style:font-name-complex="Tahoma" style:font-size-complex="12pt" style:language-complex="hi" style:country-complex="IN"/>
    </style:style>
    <style:style style:name="T199" style:family="text">
      <style:text-properties fo:color="#00000a" loext:opacity="100%" style:font-name="Linux Libertine S.O.Cist.1" fo:font-size="12pt" fo:language="cs" fo:country="CZ" officeooo:rsid="007e7784" style:font-name-asian="Andale Sans UI" style:font-size-asian="12pt" style:language-asian="zh" style:country-asian="CN" style:font-name-complex="Tahoma" style:font-size-complex="12pt" style:language-complex="hi" style:country-complex="IN"/>
    </style:style>
    <style:style style:name="T200" style:family="text">
      <style:text-properties fo:color="#00000a" loext:opacity="100%" style:font-name="Linux Libertine S.O.Cist.1" fo:font-size="12pt" fo:language="cs" fo:country="CZ" officeooo:rsid="0087459e" style:font-name-asian="Andale Sans UI" style:font-size-asian="12pt" style:language-asian="zh" style:country-asian="CN" style:font-name-complex="Tahoma" style:font-size-complex="12pt" style:language-complex="hi" style:country-complex="IN"/>
    </style:style>
    <style:style style:name="T201" style:family="text">
      <style:text-properties fo:color="#00000a" loext:opacity="100%" style:font-name="Linux Libertine S.O.Cist.1" fo:font-size="12pt" fo:language="cs" fo:country="CZ" officeooo:rsid="0088c7b0" style:font-name-asian="Andale Sans UI" style:font-size-asian="12pt" style:language-asian="zh" style:country-asian="CN" style:font-name-complex="Tahoma" style:font-size-complex="12pt" style:language-complex="hi" style:country-complex="IN"/>
    </style:style>
    <style:style style:name="T202" style:family="text">
      <style:text-properties fo:color="#00000a" loext:opacity="100%" style:font-name="Linux Libertine S.O.Cist.1" fo:font-size="12pt" fo:language="cs" fo:country="CZ" officeooo:rsid="008aa695" style:font-name-asian="Andale Sans UI" style:font-size-asian="12pt" style:language-asian="zh" style:country-asian="CN" style:font-name-complex="Tahoma" style:font-size-complex="12pt" style:language-complex="hi" style:country-complex="IN"/>
    </style:style>
    <style:style style:name="T203" style:family="text">
      <style:text-properties fo:color="#00000a" loext:opacity="100%" style:font-name="Linux Libertine S.O.Cist.1" fo:font-size="12pt" fo:language="cs" fo:country="CZ" officeooo:rsid="008b3e8c" style:font-name-asian="Andale Sans UI" style:font-size-asian="12pt" style:language-asian="zh" style:country-asian="CN" style:font-name-complex="Tahoma" style:font-size-complex="12pt" style:language-complex="hi" style:country-complex="IN"/>
    </style:style>
    <style:style style:name="T204" style:family="text">
      <style:text-properties fo:color="#00000a" loext:opacity="100%" style:font-name="Linux Libertine S.O.Cist.1" fo:font-size="12pt" fo:language="cs" fo:country="CZ" officeooo:rsid="008bf3af" style:font-name-asian="Andale Sans UI" style:font-size-asian="12pt" style:language-asian="zh" style:country-asian="CN" style:font-name-complex="Tahoma" style:font-size-complex="12pt" style:language-complex="hi" style:country-complex="IN"/>
    </style:style>
    <style:style style:name="T205" style:family="text">
      <style:text-properties fo:color="#00000a" loext:opacity="100%" style:font-name="Linux Libertine S.O.Cist.1" fo:font-size="12pt" fo:language="cs" fo:country="CZ" officeooo:rsid="008da570" style:font-name-asian="Andale Sans UI" style:font-size-asian="12pt" style:language-asian="zh" style:country-asian="CN" style:font-name-complex="Tahoma" style:font-size-complex="12pt" style:language-complex="hi" style:country-complex="IN"/>
    </style:style>
    <style:style style:name="T206" style:family="text">
      <style:text-properties fo:color="#00000a" loext:opacity="100%" style:font-name="Linux Libertine S.O.Cist.1" fo:font-size="12pt" fo:language="cs" fo:country="CZ" officeooo:rsid="008f84ed" style:font-name-asian="Andale Sans UI" style:font-size-asian="12pt" style:language-asian="zh" style:country-asian="CN" style:font-name-complex="Tahoma" style:font-size-complex="12pt" style:language-complex="hi" style:country-complex="IN"/>
    </style:style>
    <style:style style:name="T207" style:family="text">
      <style:text-properties fo:color="#00000a" loext:opacity="100%" style:font-name="Linux Libertine S.O.Cist.1" fo:font-size="12pt" fo:language="cs" fo:country="CZ" officeooo:rsid="00932441" style:font-name-asian="Andale Sans UI" style:font-size-asian="12pt" style:language-asian="zh" style:country-asian="CN" style:font-name-complex="Tahoma" style:font-size-complex="12pt" style:language-complex="hi" style:country-complex="IN"/>
    </style:style>
    <style:style style:name="T208" style:family="text">
      <style:text-properties fo:color="#00000a" loext:opacity="100%" style:font-name="Linux Libertine S.O.Cist.1" fo:font-size="12pt" fo:language="cs" fo:country="CZ" officeooo:rsid="0093a7cf" style:font-name-asian="Andale Sans UI" style:font-size-asian="12pt" style:language-asian="zh" style:country-asian="CN" style:font-name-complex="Tahoma" style:font-size-complex="12pt" style:language-complex="hi" style:country-complex="IN"/>
    </style:style>
    <style:style style:name="T209" style:family="text">
      <style:text-properties fo:color="#00000a" loext:opacity="100%" style:font-name="Linux Libertine S.O.Cist.1" fo:font-size="12pt" fo:language="cs" fo:country="CZ" officeooo:rsid="00994b06" style:font-name-asian="Andale Sans UI" style:font-size-asian="12pt" style:language-asian="zh" style:country-asian="CN" style:font-name-complex="Tahoma" style:font-size-complex="12pt" style:language-complex="hi" style:country-complex="IN"/>
    </style:style>
    <style:style style:name="T210" style:family="text">
      <style:text-properties fo:color="#00000a" loext:opacity="100%" style:font-name="Linux Libertine S.O.Cist.1" fo:font-size="12pt" fo:language="cs" fo:country="CZ" officeooo:rsid="0099f240" style:font-name-asian="Andale Sans UI" style:font-size-asian="12pt" style:language-asian="zh" style:country-asian="CN" style:font-name-complex="Tahoma" style:font-size-complex="12pt" style:language-complex="hi" style:country-complex="IN"/>
    </style:style>
    <style:style style:name="T211" style:family="text">
      <style:text-properties fo:color="#00000a" loext:opacity="100%" style:font-name="Linux Libertine S.O.Cist.1" fo:font-size="12pt" fo:language="cs" fo:country="CZ" fo:font-style="normal" officeooo:rsid="0026e327"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12" style:family="text">
      <style:text-properties fo:color="#00000a" loext:opacity="100%" style:font-name="Linux Libertine S.O.Cist.1" fo:font-size="12pt" fo:language="cs" fo:country="CZ" fo:font-style="normal" officeooo:rsid="007756bd"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13" style:family="text">
      <style:text-properties fo:color="#00000a" loext:opacity="100%" style:font-name="Linux Libertine S.O.Cist.1" fo:font-size="12pt" fo:language="cs" fo:country="CZ" fo:font-style="normal" officeooo:rsid="0022df10"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14" style:family="text">
      <style:text-properties fo:color="#00000a" loext:opacity="100%" style:font-name="Linux Libertine S.O.Cist.1" fo:font-size="12pt" fo:language="cs" fo:country="CZ" fo:font-style="normal" officeooo:rsid="008da570"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15" style:family="text">
      <style:text-properties fo:color="#00000a" loext:opacity="100%" fo:font-size="12pt" fo:language="cs" fo:country="CZ" officeooo:rsid="00932441" style:font-name-asian="Andale Sans UI" style:font-size-asian="12pt" style:language-asian="zh" style:country-asian="CN" style:font-name-complex="Tahoma" style:font-size-complex="12pt" style:language-complex="hi" style:country-complex="IN"/>
    </style:style>
    <style:style style:name="T216" style:family="text">
      <style:text-properties fo:color="#00000a" loext:opacity="100%" fo:font-size="12pt" fo:language="cs" fo:country="CZ" officeooo:rsid="0093a7cf" style:font-name-asian="Andale Sans UI" style:font-size-asian="12pt" style:language-asian="zh" style:country-asian="CN" style:font-name-complex="Tahoma" style:font-size-complex="12pt" style:language-complex="hi" style:country-complex="IN"/>
    </style:style>
    <style:style style:name="T217" style:family="text">
      <style:text-properties fo:color="#00000a" loext:opacity="100%" fo:language="cs" fo:country="CZ" officeooo:rsid="0093a7cf" style:font-name-asian="Andale Sans UI" style:language-asian="zh" style:country-asian="CN" style:font-name-complex="Tahoma" style:font-size-complex="12pt" style:language-complex="hi" style:country-complex="IN"/>
    </style:style>
    <style:style style:name="T218" style:family="text">
      <style:text-properties style:font-name="Linux Libertine S.O.Cist.1" fo:font-size="12pt" style:font-size-asian="12pt"/>
    </style:style>
    <style:style style:name="T219" style:family="text">
      <style:text-properties style:font-name="Linux Libertine S.O.Cist.1" fo:font-size="12pt" officeooo:rsid="0012df56" style:font-size-asian="12pt"/>
    </style:style>
    <style:style style:name="T220" style:family="text">
      <style:text-properties style:font-name="Linux Libertine S.O.Cist.1" fo:font-size="12pt" officeooo:rsid="0076e57d" style:font-size-asian="12pt"/>
    </style:style>
    <style:style style:name="T221" style:family="text">
      <style:text-properties style:font-name="Linux Libertine S.O.Cist.1" fo:font-size="12pt" officeooo:rsid="007756bd" style:font-size-asian="12pt"/>
    </style:style>
    <style:style style:name="T222" style:family="text">
      <style:text-properties style:font-name="Linux Libertine S.O.Cist.1" fo:font-size="12pt" officeooo:rsid="00139026" style:font-size-asian="12pt"/>
    </style:style>
    <style:style style:name="T223" style:family="text">
      <style:text-properties style:font-name="Linux Libertine S.O.Cist.1" fo:font-size="12pt" officeooo:rsid="0025253f" style:font-size-asian="12pt"/>
    </style:style>
    <style:style style:name="T224" style:family="text">
      <style:text-properties style:font-name="Linux Libertine S.O.Cist.1" fo:font-size="12pt" officeooo:rsid="001f130a" style:font-size-asian="12pt"/>
    </style:style>
    <style:style style:name="T225" style:family="text">
      <style:text-properties style:font-name="Linux Libertine S.O.Cist.1" fo:font-size="12pt" officeooo:rsid="007b3d8a" style:font-size-asian="12pt"/>
    </style:style>
    <style:style style:name="T226" style:family="text">
      <style:text-properties style:font-name="Linux Libertine S.O.Cist.1" fo:font-size="12pt" officeooo:rsid="007d20b6" style:font-size-asian="12pt"/>
    </style:style>
    <style:style style:name="T227" style:family="text">
      <style:text-properties style:font-name="Linux Libertine S.O.Cist.1" fo:font-size="12pt" officeooo:rsid="000d91b7" style:font-size-asian="12pt"/>
    </style:style>
    <style:style style:name="T228" style:family="text">
      <style:text-properties style:font-name="Linux Libertine S.O.Cist.1" fo:font-size="12pt" officeooo:rsid="0018d263" style:font-size-asian="12pt"/>
    </style:style>
    <style:style style:name="T229" style:family="text">
      <style:text-properties style:font-name="Linux Libertine S.O.Cist.1" fo:font-size="12pt" officeooo:rsid="001c622d" style:font-size-asian="12pt"/>
    </style:style>
    <style:style style:name="T230" style:family="text">
      <style:text-properties style:font-name="Linux Libertine S.O.Cist.1" fo:font-size="12pt" officeooo:rsid="001e413f" style:font-size-asian="12pt"/>
    </style:style>
    <style:style style:name="T231" style:family="text">
      <style:text-properties style:font-name="Linux Libertine S.O.Cist.1" fo:font-size="12pt" officeooo:rsid="0087459e" style:font-size-asian="12pt"/>
    </style:style>
    <style:style style:name="T232" style:family="text">
      <style:text-properties style:font-name="Linux Libertine S.O.Cist.1" fo:font-size="12pt" officeooo:rsid="0041f56d" style:font-size-asian="12pt"/>
    </style:style>
    <style:style style:name="T233" style:family="text">
      <style:text-properties style:font-name="Linux Libertine S.O.Cist.1" fo:font-size="12pt" officeooo:rsid="00498eee" style:font-size-asian="12pt"/>
    </style:style>
    <style:style style:name="T234" style:family="text">
      <style:text-properties style:font-name="Linux Libertine S.O.Cist.1" fo:font-size="12pt" officeooo:rsid="004a9d89" style:font-size-asian="12pt"/>
    </style:style>
    <style:style style:name="T235" style:family="text">
      <style:text-properties style:font-name="Linux Libertine S.O.Cist.1" fo:font-size="12pt" officeooo:rsid="008b3e8c" style:font-size-asian="12pt"/>
    </style:style>
    <style:style style:name="T236" style:family="text">
      <style:text-properties style:font-name="Linux Libertine S.O.Cist.1" fo:font-size="12pt" officeooo:rsid="004c8f2c" style:font-size-asian="12pt"/>
    </style:style>
    <style:style style:name="T237" style:family="text">
      <style:text-properties style:font-name="Linux Libertine S.O.Cist.1" fo:font-size="12pt" officeooo:rsid="004e098e" style:font-size-asian="12pt"/>
    </style:style>
    <style:style style:name="T238" style:family="text">
      <style:text-properties style:font-name="Linux Libertine S.O.Cist.1" fo:font-size="12pt" officeooo:rsid="0051b9f3" style:font-size-asian="12pt"/>
    </style:style>
    <style:style style:name="T239" style:family="text">
      <style:text-properties style:font-name="Linux Libertine S.O.Cist.1" fo:font-size="12pt" officeooo:rsid="008bf3af" style:font-size-asian="12pt"/>
    </style:style>
    <style:style style:name="T240" style:family="text">
      <style:text-properties style:font-name="Linux Libertine S.O.Cist.1" fo:font-size="12pt" officeooo:rsid="00528a41" style:font-size-asian="12pt"/>
    </style:style>
    <style:style style:name="T241" style:family="text">
      <style:text-properties style:font-name="Linux Libertine S.O.Cist.1" fo:font-size="12pt" officeooo:rsid="0055632e" style:font-size-asian="12pt"/>
    </style:style>
    <style:style style:name="T242" style:family="text">
      <style:text-properties style:font-name="Linux Libertine S.O.Cist.1" fo:font-size="12pt" officeooo:rsid="00566585" style:font-size-asian="12pt"/>
    </style:style>
    <style:style style:name="T243" style:family="text">
      <style:text-properties style:font-name="Linux Libertine S.O.Cist.1" fo:font-size="12pt" style:font-size-asian="12pt" style:font-size-complex="12pt"/>
    </style:style>
    <style:style style:name="T244" style:family="text">
      <style:text-properties style:font-name="Linux Libertine S.O.Cist.1" fo:font-size="12pt" officeooo:rsid="0060efd0" style:font-size-asian="12pt"/>
    </style:style>
    <style:style style:name="T245" style:family="text">
      <style:text-properties style:font-name="Linux Libertine S.O.Cist.1" fo:font-size="12pt" officeooo:rsid="00658ae9" style:font-size-asian="12pt"/>
    </style:style>
    <style:style style:name="T246" style:family="text">
      <style:text-properties style:font-name="Linux Libertine S.O.Cist.1" fo:font-size="12pt" officeooo:rsid="0064748d" style:font-size-asian="12pt"/>
    </style:style>
    <style:style style:name="T247" style:family="text">
      <style:text-properties style:font-name="Linux Libertine S.O.Cist.1" fo:font-size="12pt" officeooo:rsid="008da570" style:font-size-asian="12pt"/>
    </style:style>
    <style:style style:name="T248" style:family="text">
      <style:text-properties style:font-name="Linux Libertine S.O.Cist.1" fo:font-size="12pt" officeooo:rsid="008f84ed" style:font-size-asian="12pt"/>
    </style:style>
    <style:style style:name="T249" style:family="text">
      <style:text-properties style:font-name="Linux Libertine S.O.Cist.1" fo:font-size="12pt" officeooo:rsid="006b5770" style:font-size-asian="12pt"/>
    </style:style>
    <style:style style:name="T250" style:family="text">
      <style:text-properties style:font-name="Linux Libertine S.O.Cist.1" fo:font-size="12pt" officeooo:rsid="00719032" style:font-size-asian="12pt"/>
    </style:style>
    <style:style style:name="T251" style:family="text">
      <style:text-properties style:font-name="Linux Libertine S.O.Cist.1" fo:font-size="12pt" officeooo:rsid="00932441" style:font-size-asian="12pt"/>
    </style:style>
    <style:style style:name="T252" style:family="text">
      <style:text-properties style:font-name="Linux Libertine S.O.Cist.1" fo:font-size="12pt" officeooo:rsid="0093a7cf" style:font-size-asian="12pt"/>
    </style:style>
    <style:style style:name="T253" style:family="text">
      <style:text-properties style:font-name="Linux Libertine S.O.Cist.1" fo:font-size="12pt" officeooo:rsid="00994b06" style:font-size-asian="12pt"/>
    </style:style>
    <style:style style:name="T254" style:family="text">
      <style:text-properties style:font-name="Linux Libertine S.O.Cist.1" fo:font-size="12pt" fo:font-style="normal" style:font-size-asian="12pt" style:font-style-asian="normal" style:font-style-complex="normal"/>
    </style:style>
    <style:style style:name="T255" style:family="text">
      <style:text-properties style:font-name="Linux Libertine S.O.Cist.1" fo:font-size="12pt" fo:font-style="normal" officeooo:rsid="0026e327" style:font-size-asian="12pt" style:font-style-asian="normal" style:font-style-complex="normal"/>
    </style:style>
    <style:style style:name="T256" style:family="text">
      <style:text-properties style:font-name="Linux Libertine S.O.Cist.1" fo:font-size="12pt" fo:font-style="normal" officeooo:rsid="001bf9ee" style:font-size-asian="12pt" style:font-style-asian="normal" style:font-style-complex="normal"/>
    </style:style>
    <style:style style:name="T257" style:family="text">
      <style:text-properties style:font-name="Linux Libertine S.O.Cist.1" fo:font-size="12pt" fo:font-style="normal" officeooo:rsid="0022df10" style:font-size-asian="12pt" style:font-style-asian="normal" style:font-style-complex="normal"/>
    </style:style>
    <style:style style:name="T258" style:family="text">
      <style:text-properties style:font-name="Linux Libertine S.O.Cist.1" fo:font-size="12pt" fo:font-style="normal" officeooo:rsid="001f130a" style:font-size-asian="12pt" style:font-style-asian="normal" style:font-style-complex="normal"/>
    </style:style>
    <style:style style:name="T259" style:family="text">
      <style:text-properties style:font-name="Linux Libertine S.O.Cist.1" fo:font-size="12pt" fo:font-style="normal" officeooo:rsid="004f156a" style:font-size-asian="12pt" style:font-style-asian="normal" style:font-style-complex="normal"/>
    </style:style>
    <style:style style:name="T260" style:family="text">
      <style:text-properties style:font-name="Linux Libertine S.O.Cist.1" fo:font-size="12pt" fo:font-style="normal" officeooo:rsid="00647d4e" style:font-size-asian="12pt" style:font-style-asian="normal" style:font-style-complex="normal"/>
    </style:style>
    <style:style style:name="T261" style:family="text">
      <style:text-properties style:font-name="Linux Libertine S.O.Cist.1" fo:font-size="12pt" fo:font-style="normal" style:font-size-asian="12pt" style:font-style-asian="normal" style:font-size-complex="12pt" style:font-style-complex="normal"/>
    </style:style>
    <style:style style:name="T262" style:family="text">
      <style:text-properties style:font-name="Linux Libertine S.O.Cist.1" fo:font-size="12pt" fo:font-style="normal" officeooo:rsid="008da570" style:font-size-asian="12pt" style:font-style-asian="normal" style:font-size-complex="12pt" style:font-style-complex="normal"/>
    </style:style>
    <style:style style:name="T263" style:family="text">
      <style:text-properties style:font-name="Linux Libertine S.O.Cist.1" fo:font-size="12pt" fo:font-style="normal" officeooo:rsid="005f54c9" style:font-size-asian="12pt" style:font-style-asian="normal" style:font-size-complex="12pt" style:font-style-complex="normal"/>
    </style:style>
    <style:style style:name="T264" style:family="text">
      <style:text-properties style:font-name="Linux Libertine S.O.Cist.1" fo:font-size="12pt" fo:font-style="italic" style:font-size-asian="12pt" style:font-style-asian="italic" style:font-style-complex="italic"/>
    </style:style>
    <style:style style:name="T265" style:family="text">
      <style:text-properties style:font-name="Linux Libertine S.O.Cist.1" fo:font-size="12pt" fo:font-style="italic" officeooo:rsid="0025253f" style:font-size-asian="12pt" style:font-style-asian="italic" style:font-style-complex="italic"/>
    </style:style>
    <style:style style:name="T266" style:family="text">
      <style:text-properties style:font-name="Linux Libertine S.O.Cist.1" fo:font-size="12pt" fo:font-style="italic" officeooo:rsid="0018d263" style:font-size-asian="12pt" style:font-style-asian="italic" style:font-style-complex="italic"/>
    </style:style>
    <style:style style:name="T267" style:family="text">
      <style:text-properties style:font-name="Linux Libertine S.O.Cist.1" fo:font-size="12pt" fo:font-style="italic" officeooo:rsid="004f156a" style:font-size-asian="12pt" style:font-style-asian="italic" style:font-style-complex="italic"/>
    </style:style>
    <style:style style:name="T268" style:family="text">
      <style:text-properties style:font-name="Linux Libertine S.O.Cist.1" fo:font-size="12pt" fo:font-style="italic" officeooo:rsid="0051b9f3" style:font-size-asian="12pt" style:font-style-asian="italic" style:font-style-complex="italic"/>
    </style:style>
    <style:style style:name="T269" style:family="text">
      <style:text-properties style:font-name="Linux Libertine S.O.Cist.1" fo:font-size="12pt" fo:font-style="italic" officeooo:rsid="0060efd0" style:font-size-asian="12pt" style:font-style-asian="italic" style:font-style-complex="italic"/>
    </style:style>
    <style:style style:name="T270" style:family="text">
      <style:text-properties style:font-name="Linux Libertine S.O.Cist.1" fo:font-size="12pt" fo:font-style="italic" officeooo:rsid="008da570" style:font-size-asian="12pt" style:font-style-asian="italic" style:font-style-complex="italic"/>
    </style:style>
    <style:style style:name="T271" style:family="text">
      <style:text-properties style:font-name="Linux Libertine S.O.Cist.1" fo:font-size="12pt" fo:font-style="italic" officeooo:rsid="00719032" style:font-size-asian="12pt" style:font-style-asian="italic" style:font-style-complex="italic"/>
    </style:style>
    <style:style style:name="T272" style:family="text">
      <style:text-properties style:font-name="Linux Libertine S.O.Cist.1" fo:font-size="12pt" fo:font-style="italic" style:font-size-asian="12pt" style:font-style-asian="italic" style:font-size-complex="12pt" style:font-style-complex="italic"/>
    </style:style>
    <style:style style:name="T273" style:family="text">
      <style:text-properties style:font-name="Linux Libertine S.O.Cist.1" fo:font-size="12pt" fo:language="la" fo:country="VA" style:font-size-asian="12pt" style:language-asian="zh" style:country-asian="CN" style:language-complex="hi" style:country-complex="IN"/>
    </style:style>
    <style:style style:name="T274" style:family="text">
      <style:text-properties style:font-name="Linux Libertine S.O.Cist.1" fo:font-size="12pt" fo:language="cs" fo:country="CZ" style:font-size-asian="12pt" style:language-asian="zh" style:country-asian="CN" style:language-complex="hi" style:country-complex="IN"/>
    </style:style>
    <style:style style:name="T275" style:family="text">
      <style:text-properties style:font-name="Linux Libertine S.O.Cist.1" fo:font-size="12pt" fo:language="cs" fo:country="CZ" officeooo:rsid="008da570" style:font-size-asian="12pt" style:language-asian="zh" style:country-asian="CN" style:language-complex="hi" style:country-complex="IN"/>
    </style:style>
    <style:style style:name="T276" style:family="text">
      <style:text-properties style:font-name="Linux Libertine S.O.Cist.1" fo:font-size="12pt" fo:language="cs" fo:country="CZ" officeooo:rsid="008f84ed" style:font-size-asian="12pt" style:language-asian="zh" style:country-asian="CN" style:language-complex="hi" style:country-complex="IN"/>
    </style:style>
    <style:style style:name="T277" style:family="text">
      <style:text-properties officeooo:rsid="007756bd"/>
    </style:style>
    <style:style style:name="T278" style:family="text">
      <style:text-properties officeooo:rsid="007b3d8a"/>
    </style:style>
    <style:style style:name="T279" style:family="text">
      <style:text-properties officeooo:rsid="007e7784"/>
    </style:style>
    <style:style style:name="T280" style:family="text">
      <style:text-properties officeooo:rsid="0085d194"/>
    </style:style>
    <style:style style:name="T281" style:family="text">
      <style:text-properties officeooo:rsid="0087459e"/>
    </style:style>
    <style:style style:name="T282" style:family="text">
      <style:text-properties fo:font-variant="normal" fo:text-transform="none" fo:color="#00000a" loext:opacity="100%" style:font-name="Linux Libertine S.O.Cist.1" fo:font-size="12pt" fo:language="cs" fo:country="CZ" officeooo:rsid="0087459e" style:font-name-asian="Andale Sans UI" style:font-size-asian="12pt" style:language-asian="zh" style:country-asian="CN" style:font-name-complex="Tahoma" style:font-size-complex="12pt" style:language-complex="hi" style:country-complex="IN"/>
    </style:style>
    <style:style style:name="T283" style:family="text">
      <style:text-properties officeooo:rsid="008bf3af"/>
    </style:style>
    <style:style style:name="T284" style:family="text">
      <style:text-properties officeooo:rsid="008d4949"/>
    </style:style>
    <style:style style:name="T285" style:family="text">
      <style:text-properties officeooo:rsid="008da570"/>
    </style:style>
    <style:style style:name="T286" style:family="text">
      <style:text-properties officeooo:rsid="008f84ed"/>
    </style:style>
    <style:style style:name="T287" style:family="text">
      <style:text-properties officeooo:rsid="008fec54"/>
    </style:style>
    <style:style style:name="T288" style:family="text">
      <style:text-properties officeooo:rsid="00912751"/>
    </style:style>
    <style:style style:name="T289" style:family="text">
      <style:text-properties officeooo:rsid="00976c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40"><text:span text:style-name="T5">D</text:span><text:span text:style-name="T40">ominica j.</text:span><text:span text:style-name="T11"> </text:span></text:p>
            <text:p text:style-name="P43"><text:span text:style-name="T3">Adventus</text:span><text:span text:style-name="T2">.</text:span></text:p>
          </table:table-cell>
          <table:covered-table-cell/>
        </table:table-row>
        <table:table-row table:style-name="Tabulka1.1">
          <table:table-cell table:style-name="Tabulka1.A1" office:value-type="string">
            <text:p text:style-name="P46">In I. Nocturno</text:p>
            <text:p text:style-name="P49">Incipit liber <text:span text:style-name="T41">Isaíæ</text:span> Prophétæ.</text:p>
            <text:p text:style-name="P50">Lectio j. <text:span text:style-name="T42">Cap. 1.</text:span></text:p>
            <text:p text:style-name="P69">V<text:span text:style-name="T143">ísio</text:span> Isaíæ fílii Amos, quam vidit super Judam et Jerúsalem, in diébus Ozíæ, Jóatham, Achaz, et Ezechíæ, regum Juda. Audíte, cœli, et áuribus pércipe, terra, quóniam Dóminus locútus est: Fílios enutrívi, et exaltávi: ipsi autem sprevérunt me. Cognóvit bos possessórem suum, et ásinus præsépe dómini sui: Israël autem me non cognóvit, et pópulus meus non intelléxit.</text:p>
            <text:p text:style-name="P69"/>
          </table:table-cell>
          <table:table-cell table:style-name="Tabulka1.A1" office:value-type="string">
            <text:p text:style-name="P46"><text:s/></text:p>
            <text:p text:style-name="P13"/>
            <text:p text:style-name="P13"/>
            <text:p text:style-name="P70"><text:span text:style-name="T155">Vidění</text:span><text:span text:style-name="T186"> I</text:span><text:span text:style-name="T187">s</text:span><text:span text:style-name="T186">ajáše, syna Amósova, které viděl o Judsku a Jeru</text:span><text:span text:style-name="T192">s</text:span><text:span text:style-name="T186">alému za dnů Uzijáše, Jótama, Achaza a Chizkijáše, králů judských. Slyšte, nebesa, naslouchej, země, </text:span><text:span text:style-name="T187">neboť </text:span><text:span text:style-name="T186">tak</text:span><text:span text:style-name="T187">to</text:span><text:span text:style-name="T186"> promluvil Hospodin: „Syny jsem vychoval, pečoval o ně, ale vzepřeli se mi. Vůl zná svého hospodáře, osel jesle svého pána, mne však I</text:span><text:span text:style-name="T187">s</text:span><text:span text:style-name="T186">rael nezná, můj lid je nechápavý.“ </text:span></text:p>
          </table:table-cell>
        </table:table-row>
        <table:table-row table:style-name="Tabulka1.1">
          <table:table-cell table:style-name="Tabulka1.A1" office:value-type="string">
            <text:p text:style-name="P50">Lectio ij.</text:p>
            <text:p text:style-name="P95">V<text:span text:style-name="T143">æ</text:span> genti peccatríci, pópulo gravi iniquitáte, sémini nequam, fíliis scelerátis: dereliquérunt Dóminum, blasphemavérunt <text:span text:style-name="T41">s</text:span>anctum Israël, abalienáti sunt retrórsum. Super quo percútiam vos ultra, addéntes prævaricatiónem? omne caput lánguidum, et omne cor mærens. A planta pedis usque ad vérticem non est in eo sánitas: vulnus, et livor, et plaga tumens non est circumligáta, nec curáta medicámine, neque fota óleo.</text:p>
            <text:p text:style-name="P62"/>
          </table:table-cell>
          <table:table-cell table:style-name="Tabulka1.A1" office:value-type="string">
            <text:p text:style-name="P14"/>
            <text:p text:style-name="P102"><text:span text:style-name="T153">Běda</text:span> národ<text:span text:style-name="T44">u</text:span> hříšné<text:span text:style-name="T44">mu</text:span>, lid<text:span text:style-name="T44">u</text:span> obtížené<text:span text:style-name="T44">mu</text:span> vinou, potomstv<text:span text:style-name="T44">u</text:span> zlovolníků, synů<text:span text:style-name="T44">m</text:span> šířící<text:span text:style-name="T44">m</text:span> zkázu! Opustili Hospodina, <text:span text:style-name="T44">rouhali se s</text:span>vaté<text:span text:style-name="T44">mu</text:span> I<text:span text:style-name="T44">s</text:span>raele, znevážili, odcizili se mu. Nač vás ještě bít? Jste jen umíněnější <text:span text:style-name="T278">a ještě více hřešíte</text:span>. Hlava je celá chorá a srdce celé zemdlené. Od hlavy až k patě nic zdravého není. Samá modřina a jizva i čerstvá rána, nejsou <text:span text:style-name="T44">ovázány,</text:span> ani <text:span text:style-name="T44">ošetřeny léky,</text:span> ani <text:span text:style-name="T44">prolity</text:span> olejem. </text:p>
          </table:table-cell>
        </table:table-row>
        <table:table-row table:style-name="Tabulka1.1">
          <table:table-cell table:style-name="Tabulka1.A1" office:value-type="string">
            <text:p text:style-name="P50">Lectio iij.</text:p>
            <text:p text:style-name="P95">T<text:span text:style-name="T143">erra</text:span> vestra desérta, civitátes vestræ succénsæ igni: regiónem vestram coram vobis aliéni dévorant, et desolábitur sicut in vastitáte hóstili. Et derelinquétur fília Sion ut umbráculum in vínea, et sicut tugúrium in cucumerário, et sicut cívitas quæ vastátur. Nisi Dóminus exercítuum reliquísset nobis semen, quasi Sódoma fuissémus, et quasi Gomórrha símiles essémus.</text:p>
            <text:p text:style-name="P15"/>
          </table:table-cell>
          <table:table-cell table:style-name="Tabulka1.A1" office:value-type="string">
            <text:p text:style-name="P14"/>
            <text:p text:style-name="P72"><text:span text:style-name="T154">Vaše</text:span><text:span text:style-name="T184"> země je zpustošená, vaše města vypálená ohněm, vaši půdu vám před očima vyžírají cizáci; je zpustošená, </text:span><text:span text:style-name="T185">jako by jí prošlo nepřátelské vojsko</text:span><text:span text:style-name="T184">. Dcera </text:span><text:span text:style-name="T185">siónská</text:span><text:span text:style-name="T184"> zůstala jako chatrč na vinici, jako budka v okurkovém poli, jako </text:span><text:span text:style-name="T185">pleněné</text:span><text:span text:style-name="T184"> město. A kdyby nám Hospodin zástupů neponechal hrstku těch, </text:span><text:span text:style-name="T191">kteří</text:span><text:span text:style-name="T184"> přežili </text:span><text:span text:style-name="T185">pro budoucnost</text:span><text:span text:style-name="T184">, byli bychom jako Sodoma, podobni Gomoře bychom byli. <text:s/></text:span></text:p>
          </table:table-cell>
        </table:table-row>
        <table:table-row table:style-name="Tabulka1.1">
          <table:table-cell table:style-name="Tabulka1.A1" office:value-type="string">
            <text:p text:style-name="P50">Lectio i<text:span text:style-name="T43">v</text:span>.</text:p>
            <text:p text:style-name="P95">A<text:span text:style-name="T143">udíte</text:span> verbum Dómini, príncipes Sodomórum; percípite áuribus legem Dei nostri, pópulus Gomórrhæ. Quo mihi multitúdinem victimárum vestrárum, dicit Dóminus? Plenus sum holocáustis aríetum, et ádipe pínguium, et sánguinem vitulórum et agnórum et hircórum nólui.</text:p>
            <text:p text:style-name="P15"/>
          </table:table-cell>
          <table:table-cell table:style-name="Tabulka1.A1" office:value-type="string">
            <text:p text:style-name="P14"/>
            <text:p text:style-name="P105"><text:span text:style-name="T143">Slyšte</text:span> slovo Hospodinovo, sodomští <text:span text:style-name="T44">vládcové</text:span>, naslouchejte <text:span text:style-name="T44">zákonu</text:span> našeho Boha, lide gomorský. „K čemu je mi množství vašich obětních hodů?“ praví Hospodin. „Přesytil jsem se zápalných obětí beranů i tuku vykrmených dobytčat, nemám zájem o krev býčků, beránků a kozlů. </text:p>
          </table:table-cell>
        </table:table-row>
        <table:table-row table:style-name="Tabulka1.1">
          <table:table-cell table:style-name="Tabulka1.A1" office:value-type="string">
            <text:p text:style-name="P63">In II. Nocturno</text:p>
            <text:p text:style-name="P35">Sermo sancti Leónis Papæ.</text:p>
            <text:p text:style-name="P52">Serm. 8 de Jejunio x. mensis, et eleemosynis.</text:p>
            <text:p text:style-name="P52">Lectio v.</text:p>
            <text:p text:style-name="P110"><text:span text:style-name="T26">C</text:span><text:span text:style-name="T144">um </text:span><text:span text:style-name="T26">de advéntu regni Dei, et de mundi fine ac témporum, discípulos suos Salvátor instrúeret, totámque Ecclésiam suam in Apóstolis erudíret: Cavéte, inquit, ne forte gravéntur corda vestra in crápula, et ebrietáte, et cogitatiónibus sæculáribus. Quod útique præcéptum, dilectís</text:span><text:soft-page-break/><text:span text:style-name="T26">simi, ad nos speciálius pertinére cognóscimus, quibus denuntiátus dies, etiámsi est occúltus, non dubitátur esse vicínus.</text:span></text:p>
            <text:p text:style-name="P19"/>
          </table:table-cell>
          <table:table-cell table:style-name="Tabulka1.A1" office:value-type="string">
            <text:p text:style-name="P22"/>
            <text:p text:style-name="P22"/>
            <text:p text:style-name="P22"/>
            <text:p text:style-name="P22"/>
            <text:p text:style-name="P114"><text:span text:style-name="T150">K</text:span><text:span text:style-name="T149">dyž</text:span><text:span text:style-name="T12"> Spasitel poučova</text:span><text:span text:style-name="T13">l</text:span><text:span text:style-name="T12"> své učedníky o příchodu království Božího a o konci světa </text:span><text:span text:style-name="T13">i </text:span><text:span text:style-name="T12">času, spolu s nimi vzdělával </text:span><text:span text:style-name="T13">i </text:span><text:span text:style-name="T12">celou svou Církev. „Dejte pozor,“ praví, „abyste nezatížili svá srdce nestřídmým pitím, opilstvím a světskými myšlenkami.“ </text:span><text:span text:style-name="T13">M</text:span><text:span text:style-name="T12">ilovaní, víme, že </text:span><text:span text:style-name="T13">t</text:span><text:span text:style-name="T12">oto přikázání se </text:span><text:soft-page-break/><text:span text:style-name="T12">vztahuje zvláště </text:span><text:span text:style-name="T215">na</text:span><text:span text:style-name="T12"> ná</text:span><text:span text:style-name="T215">s</text:span><text:span text:style-name="T12">, protože nepochybujeme, že onen nám ohlášený den, </text:span><text:span text:style-name="T215">třebaže</text:span><text:span text:style-name="T12"> </text:span><text:span text:style-name="T13">zatím </text:span><text:span text:style-name="T12">zahalen</text:span><text:span text:style-name="T18">ý</text:span><text:span text:style-name="T12"> tajemstvím, je </text:span><text:span text:style-name="T20">již </text:span><text:span text:style-name="T12">blízko.</text:span></text:p>
          </table:table-cell>
        </table:table-row>
        <table:table-row table:style-name="Tabulka1.1">
          <table:table-cell table:style-name="Tabulka1.A1" office:value-type="string">
            <text:p text:style-name="P52">Lectio vj.</text:p>
            <text:p text:style-name="P96">A<text:span text:style-name="T143">d</text:span> cujus advéntum omnem hóminem cónvenit præparári: ne quem aut ventri déditum, aut curis sæculáribus invéniat implicátum. Quotidiáno enim, dilectíssimi, experiménto probátur, potus satietáte áciem mentis obtúndi, et cibórum nimietáte vigórem cordis hebetári; ita ut delectátio edéndi étiam córporum contrária sit salúti, nisi rátio temperántiæ obsístat illécebræ, et quod futúrum est óneri, súbtrahat voluptáti. </text:p>
            <text:p text:style-name="P19"/>
          </table:table-cell>
          <table:table-cell table:style-name="Tabulka1.A1" office:value-type="string">
            <text:p text:style-name="P22"/>
            <text:p text:style-name="P73"><text:span text:style-name="T157">Na</text:span><text:span text:style-name="T218"> jeho příchod </text:span><text:span text:style-name="T251">se </text:span><text:span text:style-name="T218">musí připrav</text:span><text:span text:style-name="T207">it</text:span><text:span text:style-name="T218"> každý člověk, aby ho Pán nenalezl oddaného svému žaludku či zabraného ve světských starostech. Každý den si, milovaní, zažíváme a potvrzujeme, že </text:span><text:span text:style-name="T219">množství</text:span><text:span text:style-name="T218"> vína otupuje ostří mysli a přebyt</text:span><text:span text:style-name="T251">e</text:span><text:span text:style-name="T218">k pokrmu oslabuje odhodlání srdce, </text:span><text:span text:style-name="T251">a to</text:span><text:span text:style-name="T218"> </text:span><text:span text:style-name="T251">natolik, </text:span><text:span text:style-name="T197">že</text:span><text:span text:style-name="T194"> </text:span><text:span text:style-name="T218">záliba v </text:span><text:span text:style-name="T197">jedení</text:span><text:span text:style-name="T218"> jde </text:span><text:span text:style-name="T207">též</text:span><text:span text:style-name="T225"> </text:span><text:span text:style-name="T218">proti zdraví těla, </text:span><text:span text:style-name="T198">d</text:span><text:span text:style-name="T218">okud se rozum </text:span><text:span text:style-name="T219">svou</text:span><text:span text:style-name="T218"> </text:span><text:span text:style-name="T197">umírněností</text:span><text:span text:style-name="T218"> nepostaví těmto svodům, a </text:span><text:span text:style-name="T226">ne</text:span><text:span text:style-name="T218">zmírní žár žádostivosti </text:span><text:span text:style-name="T220">po tom, </text:span><text:span text:style-name="T218">co by se žaludku mohlo stát </text:span><text:span text:style-name="T194">pří</text:span><text:span text:style-name="T218">těží.</text:span></text:p>
          </table:table-cell>
        </table:table-row>
        <table:table-row table:style-name="Tabulka1.1">
          <table:table-cell table:style-name="Tabulka1.A1" office:value-type="string">
            <text:p text:style-name="P52">Lectio vij.</text:p>
            <text:p text:style-name="P111"><text:span text:style-name="T26">Q</text:span><text:span text:style-name="T144">uamvis</text:span><text:span text:style-name="T26"> enim sine ánima nihil caro desíderet, et inde accípiat sensus, unde sumit et motus: ejúsdem tamen est ánimæ, quædam sibi súbditæ negáre substántiæ, et interióri judício ab inconveniéntibus exterióra frenáre: ut a corpóreis cupiditátibus sæpius líbera, in aula mentis possit divínæ vacáre sapiéntiæ: ubi omni strépitu terrenárum silénte curárum, in meditatiónibus sanctis, et in delíciis lætétur ætérnis.</text:span><text:span text:style-name="T12"> </text:span></text:p>
            <text:p text:style-name="P19"/>
          </table:table-cell>
          <table:table-cell table:style-name="Tabulka1.A1" office:value-type="string">
            <text:p text:style-name="P22"/>
            <text:p text:style-name="P115"><text:span text:style-name="T12">I když bez duše tělo po ničem netouží a duší je mu dán rozum a </text:span><text:span text:style-name="T13">ona je</text:span><text:span text:style-name="T12"> i </text:span><text:span text:style-name="T13">hybatelem</text:span><text:span text:style-name="T12">, úkolem té samé duše je odmítat cokoliv, co je nižší než ona, a vnitřním úsudkem zadržet </text:span><text:span text:style-name="T23">všechny </text:span><text:span text:style-name="T12">nevhodné vnější věci, </text:span><text:span text:style-name="T13">a</text:span><text:span text:style-name="T12">by </text:span><text:span text:style-name="T13">pak, </text:span><text:span text:style-name="T12">osvobozena od tělesných žádostivostí, mohla se v síni mysli často oddávati božské moudrosti, a když </text:span><text:span text:style-name="T13">u</text:span><text:span text:style-name="T12">mlkne všechen hluk pozemských starostí, </text:span><text:span text:style-name="T23">naše </text:span><text:span text:style-name="T12">duše </text:span><text:span text:style-name="T23">pak </text:span><text:span text:style-name="T12">ve svatém rozjímání a ve věčné blaženosti radovati se mohla.</text:span></text:p>
          </table:table-cell>
        </table:table-row>
        <table:table-row table:style-name="Tabulka1.1">
          <table:table-cell table:style-name="Tabulka1.A1" office:value-type="string">
            <text:p text:style-name="P52">Lectio viij.</text:p>
            <text:p text:style-name="P111"><text:span text:style-name="T26">Q</text:span><text:span text:style-name="T144">uod</text:span><text:span text:style-name="T26"> si in hac vita diffícile est continuári, potest tamen frequénter assúmi, ut sæpius ac diútius spiritálibus pótius, quam carnálibus occupémur. Et cum melióribus curis impéndimus majóres moras, ad i</text:span><text:span text:style-name="T27">n</text:span><text:span text:style-name="T26">corruptíbiles divítias, étiam temporáles tránseunt actiónes.</text:span></text:p>
            <text:p text:style-name="P19"/>
          </table:table-cell>
          <table:table-cell table:style-name="Tabulka1.A1" office:value-type="string">
            <text:p text:style-name="P22"/>
            <text:p text:style-name="P115"><text:span text:style-name="T149">Pokud</text:span><text:span text:style-name="T12"> je v tomto životě náročné v takovém počínání pokračovat, je potřeba, abychom se </text:span><text:span text:style-name="T13"><text:s/></text:span><text:span text:style-name="T12">častěji a déle zabývali duchovními záležitostmi spíše než tělesnými. A až lepšími starostmi zažehnáme to, co nás nejvíce zdržuje, dospějeme k neporušitelným bohatstvím i časnými skutky.</text:span></text:p>
          </table:table-cell>
        </table:table-row>
        <table:table-row table:style-name="Tabulka1.1">
          <table:table-cell table:style-name="Tabulka1.A1" office:value-type="string">
            <text:p text:style-name="P63">In III. Nocturno</text:p>
            <text:p text:style-name="P18"><text:span text:style-name="T26">Léctio sancti Evangélii secúndum Lucam.</text:span><text:span text:style-name="T2"> </text:span></text:p>
            <text:p text:style-name="P52">Lectio ix. Cap. 21.</text:p>
            <text:p text:style-name="P111"><text:span text:style-name="T26">I</text:span><text:span text:style-name="T144">n</text:span><text:span text:style-name="T26"> illo témpore: Dixit Jesus discípulis suis: Erunt signa in sole, et luna, et stellis, et in terris pressúra Géntium. Et réliqua.</text:span><text:span text:style-name="T12"> </text:span></text:p>
            <text:p text:style-name="P19"/>
            <text:p text:style-name="P18"><text:span text:style-name="T12">Homilía sancti </text:span><text:span text:style-name="T26">Gregórii Papæ</text:span><text:span text:style-name="T12">.</text:span></text:p>
            <text:p text:style-name="P52">Homilía 1. in Evangelia.</text:p>
            <text:p text:style-name="P116">D<text:span text:style-name="T143">óminus</text:span> ac Redémptor noster parátos nos inveníre desíderans, senescéntem mundum quæ mala sequántur denúntiat, ut nos ab ejus amóre compéscat. Appropinquántem ejus términum quantæ percussiónes prævéniant, innotéscit: ut, si Deum metúere in tranquillitáte nólumus, saltem vicínum ejus judícium vel percussiónibus attríti timeámus.</text:p>
            <text:p text:style-name="P116"/>
          </table:table-cell>
          <table:table-cell table:style-name="Tabulka1.A1" office:value-type="string">
            <text:p text:style-name="P22"/>
            <text:p text:style-name="P22"/>
            <text:p text:style-name="P22"/>
            <text:p text:style-name="P115"><text:span text:style-name="T150">Z</text:span><text:span text:style-name="T149">a</text:span><text:span text:style-name="T12"> onoho času řekl Ježíš svým učedníkům: Budou znamení na slunci, měsíci, hvězdách a na zemi úzkost národů. A ostatní.</text:span></text:p>
            <text:p text:style-name="P22"/>
            <text:p text:style-name="P22"/>
            <text:p text:style-name="P22"/>
            <text:p text:style-name="P91"><text:span text:style-name="T161">N</text:span><text:span text:style-name="T158">áš</text:span><text:span text:style-name="T227"> P</text:span><text:span text:style-name="T218">án a Vykupitel nás chce najít připravené, takže nám vypráví, jaké zlé věci čekají </text:span><text:span text:style-name="T220">na konci věků svět</text:span><text:span text:style-name="T218">, aby nás odradil od lásky k němu. Pán </text:span><text:span text:style-name="T226">nás </text:span><text:span text:style-name="T218">upozorňuje, jakými ranami bude </text:span><text:span text:style-name="T226">svět </text:span><text:span text:style-name="T218">stižen, </text:span><text:span text:style-name="T226">až se </text:span><text:span text:style-name="T198">při</text:span><text:span text:style-name="T226">blíž</text:span><text:span text:style-name="T198">í</text:span><text:span text:style-name="T226"> jeho konec, </text:span><text:span text:style-name="T218">aby</text:span><text:span text:style-name="T220">chom</text:span><text:span text:style-name="T218">, pokud </text:span><text:span text:style-name="T226">snad nyní </text:span><text:span text:style-name="T218">nech</text:span><text:span text:style-name="T198">ceme</text:span><text:span text:style-name="T218"> přebývat v tiché bázni před Pánem, hrozili </text:span><text:span text:style-name="T220">se </text:span><text:span text:style-name="T218">pak jeho blízkého soudu či </text:span><text:span text:style-name="T226">po</text:span><text:span text:style-name="T218">stižení jeho ranami. </text:span></text:p>
          </table:table-cell>
        </table:table-row>
        <table:table-row table:style-name="Tabulka1.1">
          <table:table-cell table:style-name="Tabulka1.A1" office:value-type="string">
            <text:p text:style-name="P52">Lectio x.</text:p>
            <text:p text:style-name="P111"><text:soft-page-break/><text:span text:style-name="T26">H</text:span><text:span text:style-name="T144">uic</text:span><text:span text:style-name="T26"> étenim lectióni sancti Evangélii, quam modo vestra fratérnitas audívit, paulo supérius Dóminus præmísit, dicens: Exsúrget gens contra gentem, et regnum advérsus regnum: et erunt terræmótus magni per loca, et pestiléntiæ, et fames. Et quibúsdam interpósitis, hoc, quod modo audístis, adjúnxit: Erunt signa in sole, et luna, et stellis, et in terris pressúra géntium præ confusióne sónitus maris, et flúctuum. Ex quibus profécto ómnibus ália jam facta cérnimus, ália in próximo ventúra formidámus.</text:span><text:span text:style-name="T12"> </text:span></text:p>
            <text:p text:style-name="P53"/>
          </table:table-cell>
          <table:table-cell table:style-name="Tabulka1.A1" office:value-type="string">
            <text:p text:style-name="P22"/>
            <text:p text:style-name="P74"><text:soft-page-break/><text:span text:style-name="T158">T</text:span><text:span text:style-name="T157">oto</text:span><text:span text:style-name="T218"> čtení </text:span><text:span text:style-name="T221">ze </text:span><text:span text:style-name="T218">svatého </text:span><text:span text:style-name="T195">E</text:span><text:span text:style-name="T218">vangelia, které </text:span><text:span text:style-name="T207">jste, drahý bratře, </text:span><text:span text:style-name="T218">právě </text:span><text:span text:style-name="T219">vy</text:span><text:span text:style-name="T218">sl</text:span><text:span text:style-name="T219">ech</text:span><text:span text:style-name="T218">l, Pán předjímal o něco výše, když řekl: „Povstane národ proti národu, a království proti království. A přijdou velká zemětřesení na mnoha místech, a nemoci, a hlad.“ A mezi těmito ranami se bude dít to, co jste právě slyšeli: Budou znamení na slunci, měsíci, hvězdách a na zemi úzkost národů, bezradných před </text:span><text:span text:style-name="T219">bouřícím</text:span><text:span text:style-name="T218"> mořem a vlnami. Ze všech těchto znamení víme, že některá </text:span><text:span text:style-name="T207">ji</text:span><text:span text:style-name="T218">ž </text:span><text:span text:style-name="T207">na</text:span><text:span text:style-name="T218">stala, a obá</text:span><text:span text:style-name="T219">váme se</text:span><text:span text:style-name="T218">, že </text:span><text:span text:style-name="T198">další</text:span><text:span text:style-name="T218"> přijdou </text:span><text:span text:style-name="T221">již </text:span><text:span text:style-name="T218">v blízké době.</text:span></text:p>
          </table:table-cell>
        </table:table-row>
        <table:table-row table:style-name="Tabulka1.1">
          <table:table-cell table:style-name="Tabulka1.A1" office:value-type="string">
            <text:p text:style-name="P52">Lectio xj.</text:p>
            <text:p text:style-name="P96">N<text:span text:style-name="T143">am</text:span> gentem contra gentem exsúrgere, earúmque pressúram terris insístere, plus jam in nostris tempóribus cérnimus, quam in codícibus légimus. Quod terræmótus urbes innúmeras óbruat, ex áliis mundi pártibus scitis quam frequénter audívimus. Pestiléntias sine cessatióne pátimur. Signa vero in sole, et luna, et stellis, adhuc apérte mínime vídi-mus: sed quia et hæc non longe sint, ex ipsa jam áëris immutatióne collígimus.</text:p>
            <text:p text:style-name="P96"/>
          </table:table-cell>
          <table:table-cell table:style-name="Tabulka1.A1" office:value-type="string">
            <text:p text:style-name="P22"/>
            <text:p text:style-name="P74"><text:span text:style-name="T157">Neboť</text:span><text:span text:style-name="T218"> národ proti národu již povstal, jejich ú</text:span><text:span text:style-name="T208">tlak</text:span><text:span text:style-name="T218"> již přiš</text:span><text:span text:style-name="T252">e</text:span><text:span text:style-name="T218">l na zemi, </text:span><text:span text:style-name="T222">a </text:span><text:span text:style-name="T218">z těchto věcí vidíme v</text:span><text:span text:style-name="T221">e</text:span><text:span text:style-name="T218"> </text:span><text:span text:style-name="T195">své</text:span><text:span text:style-name="T218"> době více, než čteme v knihách. <text:s/></text:span><text:span text:style-name="T195">Že z</text:span><text:span text:style-name="T218">emětřesení </text:span><text:span text:style-name="T195">ničí</text:span><text:span text:style-name="T218"> nesčetná města, to </text:span><text:span text:style-name="T252">dobře </text:span><text:span text:style-name="T208">vít</text:span><text:span text:style-name="T218">e, </text:span><text:span text:style-name="T252">jak často takové zprávy slýcháme i</text:span><text:span text:style-name="T218"> z jiných čá</text:span><text:span text:style-name="T252">stí </text:span><text:span text:style-name="T218">světa. Nemocemi trpíme </text:span><text:span text:style-name="T195">neustále</text:span><text:span text:style-name="T218">. Znamení na slunci, měsíci a hvězdách jsme </text:span><text:span text:style-name="T221">sice </text:span><text:span text:style-name="T218">zatím neviděli, ale ž</text:span><text:span text:style-name="T252">e </text:span><text:span text:style-name="T218">ani ta nejsou daleko, o </text:span><text:span text:style-name="T208">to</text:span><text:span text:style-name="T218">m svědčí </text:span><text:span text:style-name="T252">již dnes </text:span><text:span text:style-name="T218">změny počasí.</text:span></text:p>
          </table:table-cell>
        </table:table-row>
        <table:table-row table:style-name="Tabulka1.1">
          <table:table-cell table:style-name="Tabulka1.A1" office:value-type="string">
            <text:p text:style-name="P52">Lectio xij.</text:p>
            <text:p text:style-name="P96">C<text:span text:style-name="T143">onfúsio</text:span> autem maris et flúctuum necdum nova exórta est. Sed cum multa prænuntiáta jam compléta sint, dúbium non est, quin sequántur étiam pauca, quæ restant: quia sequéntium rerum certitúdo, est præteritárum exhibítio. </text:p>
            <text:p text:style-name="P36"><text:s/></text:p>
          </table:table-cell>
          <table:table-cell table:style-name="Tabulka1.A1" office:value-type="string">
            <text:p text:style-name="P22"/>
            <text:p text:style-name="P74"><text:span text:style-name="T172">N</text:span><text:span text:style-name="T159">ové </text:span><text:span text:style-name="T222">pomatení</text:span><text:span text:style-name="T218"> moře a vln </text:span><text:span text:style-name="T221">však </text:span><text:span text:style-name="T218">ještě nepřišl</text:span><text:span text:style-name="T222">o</text:span><text:span text:style-name="T218">. Ale pokud jsou mnohé předpovědi již splněny, není pochyb </text:span><text:span text:style-name="T221">o tom</text:span><text:span text:style-name="T218">, že </text:span><text:span text:style-name="T222">to málo, co ještě</text:span><text:span text:style-name="T218"> zbývá, </text:span><text:span text:style-name="T222">brzo přijde</text:span><text:span text:style-name="T218">. Neboť jistota </text:span><text:span text:style-name="T222">příchodu těchto </text:span><text:span text:style-name="T218">věcí </text:span><text:span text:style-name="T222">budoucích</text:span><text:span text:style-name="T218"> </text:span><text:span text:style-name="T222">spočívá</text:span><text:span text:style-name="T218"> v tom, že ty minulé se již staly.</text:span></text:p>
          </table:table-cell>
        </table:table-row>
        <table:table-row table:style-name="Tabulka1.1">
          <table:table-cell table:style-name="Tabulka1.A1" office:value-type="string">
            <text:p text:style-name="P38"><text:span text:style-name="T47">Feria </text:span>Secunda</text:p>
            <text:p text:style-name="P33">De <text:span text:style-name="T47">Isaía</text:span> Prophéta.</text:p>
            <text:p text:style-name="P59">Lectio <text:span text:style-name="T45">j</text:span>. Cap. <text:span text:style-name="T47">1</text:span>.</text:p>
            <text:p text:style-name="P97">L<text:span text:style-name="T143">avámini</text:span>, mundi estóte, auférte malum cogitatiónum vestrárum ab óculis meis: quiéscite ágere pervérse, díscite benefácere: quærite <text:span text:style-name="T50">j</text:span>udícium, subvenite opprésso, judicáte pupíllo, deféndite víduam. Et veníte, et argúite me, dicit Dóminus.</text:p>
            <text:p text:style-name="P97"/>
          </table:table-cell>
          <table:table-cell table:style-name="Tabulka1.A1" office:value-type="string">
            <text:p text:style-name="P158"/>
            <text:p text:style-name="P118"/>
            <text:p text:style-name="P118"/>
            <text:p text:style-name="P119"><text:span text:style-name="T148">Umyjte</text:span><text:span text:style-name="T50"> se a buďte čistí</text:span>! Odstraňte zl<text:span text:style-name="T50">o</text:span> svý<text:span text:style-name="T50">ch</text:span> m<text:span text:style-name="T50">y</text:span>šlen<text:span text:style-name="T50">ek z mých očí:</text:span> přestaňte jednat zvrhle, učte se činit dobře: hledejte spravedlnost, <text:span text:style-name="T50">pomozte</text:span> <text:span text:style-name="T50">u</text:span>tlač<text:span text:style-name="T50">ova</text:span>nému, k právu pomozte sirotku, zastaňte se vdovy! <text:span text:style-name="T50">Pak přijďte</text:span> <text:span text:style-name="T50">a projednejte to se mnou</text:span>, praví Hospodin. </text:p>
          </table:table-cell>
        </table:table-row>
        <table:table-row table:style-name="Tabulka1.1">
          <table:table-cell table:style-name="Tabulka1.A1" office:value-type="string">
            <text:p text:style-name="P55">Lectio <text:span text:style-name="T46">i</text:span>j.</text:p>
            <text:p text:style-name="P99">S<text:span text:style-name="T143">i</text:span> fúerint peccáta vestra ut cóccinum, quasi nix dealbabúntur: etsi fúerint rubra quasi vermículus, velut lana alba erunt. Si voluéritis et audiéritis me, bona terræ come<text:span text:style-name="T47">d</text:span>étis. Quod si noluéritis„ et me ad iracúndiam provocavéritis: gládius devorábit vos, quia os Dómini locútum est.</text:p>
            <text:p text:style-name="P32"/>
          </table:table-cell>
          <table:table-cell table:style-name="Tabulka1.A1" office:value-type="string">
            <text:p text:style-name="P23"/>
            <text:p text:style-name="P75"><text:span text:style-name="T228">I kdyby</text:span><text:span text:style-name="T223"> vaše hříchy byly </text:span><text:span text:style-name="T266">rudé </text:span><text:span text:style-name="T223">jak šarlat, jak</text:span><text:span text:style-name="T228">o</text:span><text:span text:style-name="T223"> sníh budou </text:span><text:span text:style-name="T228">vy</text:span><text:span text:style-name="T223">běleny; </text:span><text:span text:style-name="T228">i kdyby</text:span><text:span text:style-name="T223"> byly </text:span><text:span text:style-name="T198">nachové</text:span><text:span text:style-name="T223"> jak</text:span><text:span text:style-name="T226">o</text:span><text:span text:style-name="T223"> červec, jak vlna zbělejí. </text:span><text:span text:style-name="T228">B</text:span><text:span text:style-name="T223">udete-</text:span><text:span text:style-name="T228">li chtít a</text:span><text:span text:style-name="T223"> poslouchat mne, budete požívat dobr</text:span><text:span text:style-name="T228">a</text:span><text:span text:style-name="T223"> světa. Nebudete-li však chtít a popudíte-li mne k hněvu, meč vás pohltí, neb</text:span><text:span text:style-name="T228">oť</text:span><text:span text:style-name="T223"> ústa Hospodinova </text:span><text:span text:style-name="T228">pro</text:span><text:span text:style-name="T223">mluvila." </text:span></text:p>
          </table:table-cell>
        </table:table-row>
        <table:table-row table:style-name="Tabulka1.1">
          <table:table-cell table:style-name="Tabulka1.A1" office:value-type="string">
            <text:p text:style-name="P55">Lectio <text:span text:style-name="T46">i</text:span>ij.</text:p>
            <text:p text:style-name="P99">Q<text:span text:style-name="T143">uómodo</text:span> facta est méretrix cívitas fidélis, plena judícii? justítia habitávit in ea, nunc autem homicídæ. Argéntum tuum versum est in scóriam: vinum tuum mistum est aqua. Príncipes tui infidéles, sócii furum: omnes díligunt múnera, sequúntur re<text:soft-page-break/>tributiónes. Pupíllo non júdicant: ét causa viduæ non ingréditur ad illos.</text:p>
            <text:p text:style-name="P32"/>
          </table:table-cell>
          <table:table-cell table:style-name="Tabulka1.A1" office:value-type="string">
            <text:p text:style-name="P23"/>
            <text:p text:style-name="P125"><text:span text:style-name="T143">Jak</text:span> <text:span text:style-name="T68">je možné, že </text:span>se<text:span text:style-name="T68">s stalo </text:span>nevěstkou, město <text:span text:style-name="T52">dříve</text:span> věrné, plné práva? <text:span text:style-name="T68">P</text:span>řebývala v něm spravedlnost, nyní však vrazi! Z tvého stříbra je truska, víno tvé zředěno vodou. <text:span text:style-name="T68">Vládci</text:span> tv<text:span text:style-name="T68">oji</text:span> jsou <text:span text:style-name="T68">nevěrní</text:span>, spolčení se zloději. Všichni milují dary, honí se za úplatky. Si<text:soft-page-break/>rotku <text:span text:style-name="T69">právo nezjednají</text:span>, a <text:span text:style-name="T69">spor </text:span>vdovy <text:span text:style-name="T69">se k nim ani nedostane. (</text:span><text:span text:style-name="T53">Hejčl, upraveno</text:span><text:span text:style-name="T69">)</text:span></text:p>
          </table:table-cell>
        </table:table-row>
        <table:table-row table:style-name="Tabulka1.1">
          <table:table-cell table:style-name="Tabulka1.A1" office:value-type="string">
            <text:p text:style-name="P39">Feria Tertia</text:p>
            <text:p text:style-name="P33">De <text:span text:style-name="T47">Isaía</text:span> Prophéta.</text:p>
            <text:p text:style-name="P59">Lectio <text:span text:style-name="T45">j</text:span>. Cap. <text:span text:style-name="T47">2</text:span>.</text:p>
            <text:p text:style-name="P97">V<text:span text:style-name="T143">erbum</text:span>, quod vidit Isaías, fílius Amos, super Juda et Jerúsalem. Et erit in novíssimis diébus præparátus mons domus Dómini in vértice móntium, et elevábitur super colles, et fluent ad eum omnes Gentes.</text:p>
            <text:p text:style-name="P97"/>
          </table:table-cell>
          <table:table-cell table:style-name="Tabulka1.A1" office:value-type="string">
            <text:p text:style-name="P158"/>
            <text:p text:style-name="P118"/>
            <text:p text:style-name="P118"/>
            <text:p text:style-name="P120"><text:span text:style-name="T143">Slovo</text:span> o Judsku a Jeru<text:span text:style-name="T277">s</text:span>alému, jež ve vidění přijal I<text:span text:style-name="T277">s</text:span>ajáš, syn Amósův. I stane se v posledních dnech, že hora Hospodinova domu se bude tyčit nad vrcholy hor, bude <text:span text:style-name="T69">vyvýšena</text:span> nad pahorky a budou k ní proudit všechny <text:span text:style-name="T69">N</text:span>árody. </text:p>
          </table:table-cell>
        </table:table-row>
        <table:table-row table:style-name="Tabulka1.1">
          <table:table-cell table:style-name="Tabulka1.A1" office:value-type="string">
            <text:p text:style-name="P55">Lectio <text:span text:style-name="T46">i</text:span>j.</text:p>
            <text:p text:style-name="P99">E<text:span text:style-name="T143">t</text:span> ibunt pópuli multi, et dicent: veníte et ascendámus ad montem Dómini, et ad domum Dei Jacob, et docébit nos vias suus, et ambulábimus in sémitis ejus: quia de Sion exíbit lex, et verbum Dómini de Jerúsalem.</text:p>
            <text:p text:style-name="P32"/>
          </table:table-cell>
          <table:table-cell table:style-name="Tabulka1.A1" office:value-type="string">
            <text:p text:style-name="P23"/>
            <text:p text:style-name="P134"><text:span text:style-name="T143">Mnohé</text:span> národy půjdou a budou se pobízet: „Pojďte, vystupme na horu Hospodinovu, do domu Boha Jákobova. Bude nás učit svým cestám a my budeme chodit po jeho stezkách.“ Ze Siónu vyjde zákon, slovo Hospodinovo z Jeru<text:span text:style-name="T69">s</text:span>aléma. </text:p>
          </table:table-cell>
        </table:table-row>
        <table:table-row table:style-name="Tabulka1.1">
          <table:table-cell table:style-name="Tabulka1.A1" office:value-type="string">
            <text:p text:style-name="P55">Lectio <text:span text:style-name="T46">i</text:span>ij.</text:p>
            <text:p text:style-name="P99">E<text:span text:style-name="T143">t</text:span> judicábit Gentes, et árguet pópulos multos: et conflábunt gládios suos in vómeres, et lánceas suas in falces: non levábit gens contra gentem gládium, nec exercebúntur ultra ad prælium. Domus Jacob veníte, et ambulémus in lúmine Dóm<text:span text:style-name="T70">i</text:span>n<text:span text:style-name="T70">i</text:span>.</text:p>
            <text:p text:style-name="P32"/>
          </table:table-cell>
          <table:table-cell table:style-name="Tabulka1.A1" office:value-type="string">
            <text:p text:style-name="P23"/>
            <text:p text:style-name="P76"><text:span text:style-name="T168">On</text:span><text:span text:style-name="T255"> bude soudit </text:span><text:span text:style-name="T256">N</text:span><text:span text:style-name="T255">árody, on ztrestá </text:span><text:span text:style-name="T256">lid</text:span><text:span text:style-name="T255"> mnohý. I překují své meče </text:span><text:span text:style-name="T211">v</text:span><text:span text:style-name="T255"> radlice, svá kopí </text:span><text:span text:style-name="T211">v</text:span><text:span text:style-name="T212">e</text:span><text:span text:style-name="T255"> vinařské nože. </text:span><text:span text:style-name="T256">N</text:span><text:span text:style-name="T255">árod nepozdvihne meč proti </text:span><text:span text:style-name="T256">n</text:span><text:span text:style-name="T255">árodu, nebudou se již cvičit v boji. Nuže, dome Jákobův, </text:span><text:span text:style-name="T256">pojďme a </text:span><text:span text:style-name="T255">choďme v Hospodinově světle! </text:span></text:p>
          </table:table-cell>
        </table:table-row>
        <table:table-row table:style-name="Tabulka1.1">
          <table:table-cell table:style-name="Tabulka1.A1" office:value-type="string">
            <text:p text:style-name="P39">Feria Quarta</text:p>
            <text:p text:style-name="P33">De <text:span text:style-name="T47">Isaía</text:span> Prophéta.</text:p>
            <text:p text:style-name="P59">Lectio <text:span text:style-name="T45">j</text:span>. Cap. <text:span text:style-name="T47">3</text:span>.</text:p>
            <text:p text:style-name="P97">E<text:span text:style-name="T143">cce</text:span> enim dominátor Dóminus exercítuum auferet a Jerúsalem, et a Juda válidum et fortem, omne robur panis, et omne robur aquæ: fortem, et virum bellatórem, júdicem, et prophétam, et aríolum, et senem; príncipem super quinquagínta, et honorábilem vultu, et consiliárium, et sapiéntem de architéctis, et prudéntem elóquii mystici.</text:p>
            <text:p text:style-name="P97"/>
          </table:table-cell>
          <table:table-cell table:style-name="Tabulka1.A1" office:value-type="string">
            <text:p text:style-name="P158"/>
            <text:p text:style-name="P118"/>
            <text:p text:style-name="P118"/>
            <text:p text:style-name="P121"><text:span text:style-name="T143">Hle,</text:span> P<text:span text:style-name="T71">a</text:span>n<text:span text:style-name="T71">ovník</text:span> Hospodin zástupů, <text:span text:style-name="T71">o</text:span>d<text:span text:style-name="T71">ejme</text:span> Jeru<text:span text:style-name="T71">s</text:span>alému a Judsku <text:span text:style-name="T71">hrdinu i siláka</text:span>, všechnu <text:span text:style-name="T71">sílu </text:span>chleba i všechnu <text:span text:style-name="T71">sílu </text:span>v<text:span text:style-name="T279">o</text:span>dy, <text:span text:style-name="T71">siláka </text:span>i bojovníka, soudce i proroka, věštce i starce, velitele <text:span text:style-name="T71">nad padesáti </text:span><text:span text:style-name="T54">muži</text:span> i vznešeného <text:span text:style-name="T71">v tváři</text:span>, rádce i zručného řemeslníka a <text:span text:style-name="T71">mudrce </text:span>z<text:span text:style-name="T71">nal</text:span>ého <text:span text:style-name="T71">tajemné mluvy</text:span>. </text:p>
          </table:table-cell>
        </table:table-row>
        <table:table-row table:style-name="Tabulka1.1">
          <table:table-cell table:style-name="Tabulka1.A1" office:value-type="string">
            <text:p text:style-name="P55">Lectio <text:span text:style-name="T46">i</text:span>j.</text:p>
            <text:p text:style-name="P99">E<text:span text:style-name="T143">t</text:span> dabo púeros príncipes eórum, et effemináti dominabúntur eis. Et írruet pópulus, vir ad virum, et unusquísque ad próximum suum: tumultuábitur puer contra senem, et ignóbilis contra nóbilem.</text:p>
            <text:p text:style-name="P32"/>
          </table:table-cell>
          <table:table-cell table:style-name="Tabulka1.A1" office:value-type="string">
            <text:p text:style-name="P23"/>
            <text:p text:style-name="P77"><text:span text:style-name="T229">A z</text:span><text:span text:style-name="T223">a velitele dám jim chlapce, vládnout jim budou </text:span><text:span text:style-name="T229">zženštilí.</text:span><text:span text:style-name="T223"> </text:span><text:span text:style-name="T229">A oboří se na sebe lidé mezi sebou, muž na muže, </text:span><text:span text:style-name="T223">jeden </text:span><text:span text:style-name="T229">na </text:span><text:span text:style-name="T223">druhého, chlapec zaútočí na starého, </text:span><text:span text:style-name="T199">prostý rodem</text:span><text:span text:style-name="T223"> na </text:span><text:span text:style-name="T230">urozeného</text:span><text:span text:style-name="T223">. </text:span></text:p>
          </table:table-cell>
        </table:table-row>
        <table:table-row table:style-name="Tabulka1.1">
          <table:table-cell table:style-name="Tabulka1.A1" office:value-type="string">
            <text:p text:style-name="P55">Lectio <text:span text:style-name="T46">i</text:span>ij.</text:p>
            <text:p text:style-name="P99">A<text:span text:style-name="T143">pprehéndet</text:span> enim vir fratrem suum domésticum patris sui: vestiméntum tibi est, princeps esto noster: ruína autem hæc sub manu tua. Respondébit in die illa, dicens: Non sum médicus, et in domo mea non est panis, neque vestiméntum: nolíte constitúere me príncipem populi.</text:p>
            <text:p text:style-name="P32"/>
          </table:table-cell>
          <table:table-cell table:style-name="Tabulka1.A1" office:value-type="string">
            <text:p text:style-name="P23"/>
            <text:p text:style-name="P126"><text:span text:style-name="T143">Člověk</text:span> <text:span text:style-name="T72">zadrží</text:span> svého bratra z otcovského domu a řekne: „Máš plášť, buď naším <text:span text:style-name="T72">vládcem</text:span>! Měj si tyto rozvaliny v moci.“ On se však v onen den ohradí: „Nebudu <text:span text:style-name="T72">lékařem</text:span>, nemám doma ani chléb ani plášť. Nečiňte mě náčelníkem lidu!“</text:p>
          </table:table-cell>
        </table:table-row>
        <text:soft-page-break/>
        <table:table-row table:style-name="Tabulka1.1">
          <table:table-cell table:style-name="Tabulka1.A1" office:value-type="string">
            <text:p text:style-name="P39">Feria Quinta</text:p>
            <text:p text:style-name="P33">De <text:span text:style-name="T47">Isaía</text:span> Prophéta.</text:p>
            <text:p text:style-name="P59">Lectio <text:span text:style-name="T45">j</text:span>. Cap. <text:span text:style-name="T47">4</text:span>.</text:p>
            <text:p text:style-name="P97">E<text:span text:style-name="T143">t</text:span> apprehéndent septem mulíeres virum unum in die illa, dicéntes: Panem nostrum comedémus, et vestiméntis nostris operiémur: tantúmmodo invocétur nomen tuum super nos, aufer oppróbrium nostrum. In die illa erit germen Dómini in magnificéntia, et glória, et fructus terræ sublímis, et exultátio his, qui salváti fúerint de Israël.</text:p>
            <text:p text:style-name="P97"/>
          </table:table-cell>
          <table:table-cell table:style-name="Tabulka1.A1" office:value-type="string">
            <text:p text:style-name="P158"/>
            <text:p text:style-name="P118"/>
            <text:p text:style-name="P118"/>
            <text:p text:style-name="P92"><text:span text:style-name="T169">Sedm</text:span><text:span text:style-name="T257"> žen se chytí jednoho muže v </text:span><text:span text:style-name="T213">t</text:span><text:span text:style-name="T212">en</text:span><text:span text:style-name="T257"> den. Řeknou: „Budeme jíst vlastní chléb a odívat se vlastními šaty, jenom ať se jmenujeme tvým jménem, zbav nás naší potupy.“ V onen den bude výhonek Hospodinův chloubou a slávou, </text:span><text:span text:style-name="T258">vznešený </text:span><text:span text:style-name="T257">plod země a </text:span><text:span text:style-name="T258">důvodem k radosti </text:span><text:span text:style-name="T257">pro ty z I</text:span><text:span text:style-name="T258">s</text:span><text:span text:style-name="T257">raele, k</text:span><text:span text:style-name="T258">teří</text:span><text:span text:style-name="T257"> </text:span><text:span text:style-name="T258">byli zachráněni</text:span><text:span text:style-name="T257">. </text:span></text:p>
          </table:table-cell>
        </table:table-row>
        <table:table-row table:style-name="Tabulka1.1">
          <table:table-cell table:style-name="Tabulka1.A1" office:value-type="string">
            <text:p text:style-name="P55">Lectio <text:span text:style-name="T46">i</text:span>j. <text:span text:style-name="T48">Cap. 5.</text:span></text:p>
            <text:p text:style-name="P99">C<text:span text:style-name="T143">antábo </text:span>dilécto meo cánticum patruélis mei víneæ suæ. Vínea facta est dilécto meo in cornu fílio ólei. Et sepívit eam, et lápides elégit ex illa, et plantávit eam eléctam, et ædificávit turrim in médio ejus, et tórcular extrúxit in ea: et expectávit ut fáceret uvas, et fecit labrúscas.</text:p>
            <text:p text:style-name="P32"/>
          </table:table-cell>
          <table:table-cell table:style-name="Tabulka1.A1" office:value-type="string">
            <text:p text:style-name="P23"/>
            <text:p text:style-name="P78"><text:span text:style-name="T160">Zazpívám</text:span><text:span text:style-name="T223"> svému milému píseň </text:span><text:span text:style-name="T224">svého přítele </text:span><text:span text:style-name="T223">o jeho vinici: „Můj milý měl vinici na úrodném svahu. Zkypřil ji, kameny z ní vybral a vysadil ušlechtilou révu. Uprostřed ní vystavěl věž i lis v ní </text:span><text:span text:style-name="T196">v</text:span><text:span text:style-name="T195">ykopal</text:span><text:span text:style-name="T223"> a čekal, </text:span><text:span text:style-name="T224">až</text:span><text:span text:style-name="T223"> vydá hrozny; ona však vydala </text:span><text:span text:style-name="T265">odporná</text:span><text:span text:style-name="T223"> pláňata. </text:span></text:p>
          </table:table-cell>
        </table:table-row>
        <table:table-row table:style-name="Tabulka1.1">
          <table:table-cell table:style-name="Tabulka1.A1" office:value-type="string">
            <text:p text:style-name="P55">Lectio <text:span text:style-name="T46">i</text:span>ij.</text:p>
            <text:p text:style-name="P99">N<text:span text:style-name="T143">unc</text:span> ergo habitatóres Jerúsalem, et viri Juda, judicáte inter me et víneam meam. Quid est quod débui ultra fácere víneæ meæ, et non feci ei? an quod expectávi ut fáceret uvas, et fecit labrúscas? Et nunc osténdam vobis quid ego fáciam víneæ meæ: áuferam sepem ejus, et erit in direptiónem: diruam macériam ejus, et erit in conculcatiónem.</text:p>
            <text:p text:style-name="P32"/>
          </table:table-cell>
          <table:table-cell table:style-name="Tabulka1.A1" office:value-type="string">
            <text:p text:style-name="P23"/>
            <text:p text:style-name="P127"><text:span text:style-name="T143">Teď</text:span> tedy, obyvatelé Jeru<text:span text:style-name="T277">s</text:span>aléma a muž<text:span text:style-name="T73">ové</text:span> judš<text:span text:style-name="T73">tí</text:span>, rozhodněte spor mezi mnou a mou vinicí. Co <text:span text:style-name="T73">j</text:span>se<text:span text:style-name="T73">m</text:span> měl pro mou vinici ještě udělat a neudělal? Když jsem <text:span text:style-name="T73">totiž </text:span>očekával, že vydá hrozny, jak to, že vydala odporná pláňata? Nyní vá<text:span text:style-name="T73">m</text:span> tedy <text:span text:style-name="T73">ukážu</text:span>, co se svou vinicí udělám: Odstraním její ohrazení a přijde vniveč, pobořím její zídky a bude pošlapána. </text:p>
          </table:table-cell>
        </table:table-row>
        <table:table-row table:style-name="Tabulka1.1">
          <table:table-cell table:style-name="Tabulka1.A1" office:value-type="string">
            <text:p text:style-name="P39">Feria Sexta</text:p>
            <text:p text:style-name="P33">De <text:span text:style-name="T47">Isaía</text:span> Prophéta.</text:p>
            <text:p text:style-name="P59">Lectio <text:span text:style-name="T45">j</text:span>. Cap. <text:span text:style-name="T47">6</text:span>.</text:p>
            <text:p text:style-name="P97">I<text:span text:style-name="T143">n</text:span> anno, quo mórtuus est rex Ozías, vidi Dóminum sedéntem super sólium excélsum et elevátum: et ea, quæ sub ipso erant, replébant templum: Séraphim stabant super illud: sex alæ uni, et sex alæ álteri: duábus velábant faciem ejus, et duábus velábant pedes ejus, et duábus volébant.</text:p>
            <text:p text:style-name="P97"/>
          </table:table-cell>
          <table:table-cell table:style-name="Tabulka1.A1" office:value-type="string">
            <text:p text:style-name="P158"/>
            <text:p text:style-name="P118"/>
            <text:p text:style-name="P118"/>
            <text:p text:style-name="P122"><text:span text:style-name="T143">Toho</text:span> roku, kdy zemřel král Uzijáš, spatřil jsem <text:span text:style-name="T74">Hospodina</text:span>. Seděl na vysokém a vzn<text:span text:style-name="T74">eše</text:span>ném trůnu a lem jeho roucha naplňoval chrám. Nad ním stáli <text:span text:style-name="T74">S</text:span>erafové: každý z nich měl po šesti křídlech, dvěma si zastíral tvář, dvěma si zakrýval nohy a dvěma se nadnášel. </text:p>
          </table:table-cell>
        </table:table-row>
        <table:table-row table:style-name="Tabulka1.1">
          <table:table-cell table:style-name="Tabulka1.A1" office:value-type="string">
            <text:p text:style-name="P55">Lectio <text:span text:style-name="T46">i</text:span>j.</text:p>
            <text:p text:style-name="P99">E<text:span text:style-name="T143">t</text:span> clamábant alter ad álterum, et dicébant: Sanctus, sanctus, sanctus, Dóminus Deus exercítuum, plena est omnis terra glória ejus. Et commóta sunt superliminária cárdinum a voce clamántis, et domus repleta est fumo.</text:p>
            <text:p text:style-name="P32"/>
          </table:table-cell>
          <table:table-cell table:style-name="Tabulka1.A1" office:value-type="string">
            <text:p text:style-name="P23"/>
            <text:p text:style-name="P135"><text:span text:style-name="T143">Volali</text:span> jeden k druhému <text:span text:style-name="T74">a říkali</text:span>: „Svatý, svatý, svatý je Hospodin <text:span text:style-name="T74">Bůh </text:span>zástupů, celá země je plná jeho slávy.“ Od hlasu volajícího se pohnuly podvaly prahů a dům se naplnil dýmem. </text:p>
          </table:table-cell>
        </table:table-row>
        <table:table-row table:style-name="Tabulka1.1">
          <table:table-cell table:style-name="Tabulka1.A1" office:value-type="string">
            <text:p text:style-name="P55">Lectio <text:span text:style-name="T46">i</text:span>ij.</text:p>
            <text:p text:style-name="P99">E<text:span text:style-name="T143">t</text:span> dixi: Væ mihi, quia tácui, quia vir pollútus lábiis ego sum, et in médio pópuli pollúta lábia habéntis ego hábito, et Regem Dóminum exercítuum vidi óculis meis. Et volávit ad me unus de Séraphim, et in manu ejus cálculus, quem fórcipe túlerat de al<text:soft-page-break/>tári. Et tétigit os meum, et dixit: Ecce tétigit hoc lábia tua, et auferétur iníquitas tua, et peccátum tuum mundábitur.</text:p>
            <text:p text:style-name="P32"/>
          </table:table-cell>
          <table:table-cell table:style-name="Tabulka1.A1" office:value-type="string">
            <text:p text:style-name="P23"/>
            <text:p text:style-name="P128">I řekl jsem: „Běda mi, <text:span text:style-name="T74">neboť </text:span>jsem <text:span text:style-name="T74">mlčel</text:span>. Jsem <text:span text:style-name="T74">totiž</text:span> člověk nečistých rtů a <text:span text:style-name="T74">přebývám</text:span> mezi lidem nečistých rtů, a spatřil jsem na vlastní oči Krále, Hospodina zástupů.“ Tu ke mně přiletěl jeden ze <text:span text:style-name="T74">S</text:span>erafů, <text:span text:style-name="T74">v</text:span> ruce měl žhavý uhlík, který vzal kleštěmi <text:soft-page-break/>z oltáře. <text:span text:style-name="T74">A</text:span> dotkl se mých úst a řekl: „Hle, toto se dotklo tvých rtů, tvá vina je odňata a tvůj hřích je <text:span text:style-name="T74">očištěn</text:span>.“ </text:p>
          </table:table-cell>
        </table:table-row>
        <table:table-row table:style-name="Tabulka1.1">
          <table:table-cell table:style-name="Tabulka1.A1" table:number-columns-spanned="2" office:value-type="string">
            <text:p text:style-name="P41"><text:span text:style-name="T4">D</text:span><text:span text:style-name="T25">ominica ij.</text:span></text:p>
            <text:p text:style-name="P60">Adventus.</text:p>
          </table:table-cell>
          <table:covered-table-cell/>
        </table:table-row>
        <table:table-row table:style-name="Tabulka1.1">
          <table:table-cell table:style-name="Tabulka1.A1" office:value-type="string">
            <text:p text:style-name="P46">In I. Nocturno</text:p>
            <text:p text:style-name="P49"><text:span text:style-name="T49">De</text:span> <text:span text:style-name="T41">Isaía</text:span> Prophét<text:span text:style-name="T49">a</text:span>.</text:p>
            <text:p text:style-name="P50">Lectio j. <text:span text:style-name="T42">Cap. 11.</text:span></text:p>
            <text:p text:style-name="P69">E<text:span text:style-name="T143">t</text:span> egrediétur virga de radíce Jesse, et flos de radíce ejus ascéndet. Et requiéscet super eum spíritus Dómini: spíritus sapiéntiæ, et intelléctus, spíritus consílii, et fortitúdinis, spíritus sciéntiæ, et pietátis, et replébit eum spíritus timóris Dómini.</text:p>
            <text:p text:style-name="P69"/>
          </table:table-cell>
          <table:table-cell table:style-name="Tabulka1.A1" office:value-type="string">
            <text:p text:style-name="P46"><text:s/></text:p>
            <text:p text:style-name="P13"/>
            <text:p text:style-name="P13"/>
            <text:p text:style-name="P108">I vzejde prut z <text:span text:style-name="T74">kořene Jesse</text:span> a <text:span text:style-name="T74">květ </text:span>z jeho kořenů <text:span text:style-name="T74">povstane</text:span>. Na něm spočine duch Hospodinův: duch moudrosti a rozumnosti, duch rady a <text:span text:style-name="T51">bohatýrské</text:span> síly, duch poznání a <text:span text:style-name="T75">zbožnosti</text:span>. Bázní Hospodinovou bude prodchnut. <text:s/></text:p>
          </table:table-cell>
        </table:table-row>
        <table:table-row table:style-name="Tabulka1.1">
          <table:table-cell table:style-name="Tabulka1.A1" office:value-type="string">
            <text:p text:style-name="P50">Lectio ij.</text:p>
            <text:p text:style-name="P95">N<text:span text:style-name="T143">on</text:span> secúndum visiónem oculórum judicábit, neque secúndum audítum áurium árguet: sed judicábit in justítia páuperes, et árguet in æquitáte pro mansuétis terræ: et percútiet terram virga oris sui, et spíritu labiórum suórum interfíciet ímpium. Et erit justítia cíngulum lumbórum ejus: et fides cinctórium renum ejus.</text:p>
            <text:p text:style-name="P62"/>
          </table:table-cell>
          <table:table-cell table:style-name="Tabulka1.A1" office:value-type="string">
            <text:p text:style-name="P14"/>
            <text:p text:style-name="P102"><text:span text:style-name="T143">Nebude</text:span> soudit podle toho, co vidí oči, nebude rozhodovat podle toho, co slyší uši, nýbrž bude soudit <text:span text:style-name="T75">chudé</text:span> spravedlivě, o pokorných v zemi bude rozhodovat podle práva. Žezlem svých úst <text:span text:style-name="T75">udeří na</text:span> zemi <text:span text:style-name="T75">a</text:span> dechem svých rtů usmrtí <text:span text:style-name="T75">bezbožného</text:span>. Jeho bedra budou opásána spravedlností a jeho boky přepásá věrnost.</text:p>
          </table:table-cell>
        </table:table-row>
        <table:table-row table:style-name="Tabulka1.1">
          <table:table-cell table:style-name="Tabulka1.A1" office:value-type="string">
            <text:p text:style-name="P50">Lectio iij.</text:p>
            <text:p text:style-name="P95">H<text:span text:style-name="T143">abitábit</text:span> lupus cum agno: et pardus cum hœdo accubábit: vítulus et leo, et ovis simul morabúntur, et puer párvulus minábit eos. Vítulus, et ursus pascéntur: simul requiéscent cátuli eórum: et leo quasi bos cómedet páleas.</text:p>
            <text:p text:style-name="P15"/>
          </table:table-cell>
          <table:table-cell table:style-name="Tabulka1.A1" office:value-type="string">
            <text:p text:style-name="P14"/>
            <text:p text:style-name="P103"><text:span text:style-name="T143">Vlk</text:span> s beránkem bude př<text:span text:style-name="T75">e</text:span>bývat, levhart s kůzletem odpočívat. Tele a lvíče i <text:span text:style-name="T75">ovce</text:span> budou <text:span text:style-name="T75">se zdržovat</text:span> spolu, a mal<text:span text:style-name="T75">ičk</text:span>ý hoch je bude vodit. <text:s/>Kráva se bude popásat s medvědicí, jejich mláďata budou odpočívat spolu, lev jako dobytče bude žrát slámu. </text:p>
          </table:table-cell>
        </table:table-row>
        <table:table-row table:style-name="Tabulka1.1">
          <table:table-cell table:style-name="Tabulka1.A1" office:value-type="string">
            <text:p text:style-name="P50">Lectio i<text:span text:style-name="T43">v</text:span>.</text:p>
            <text:p text:style-name="P95">E<text:span text:style-name="T143">t</text:span> delectábitur infans ab úbere super forámine áspidis: et in cavérna réguli, qui ablactátus fúerit, manum suam mittet. Non nocébunt, et non occídent in univérso monte sancto meo: quia repléta est terra sciéntia Dómini, sicut aquæ maris operiéntes.</text:p>
            <text:p text:style-name="P15"/>
            <text:p text:style-name="P15"/>
          </table:table-cell>
          <table:table-cell table:style-name="Tabulka1.A1" office:value-type="string">
            <text:p text:style-name="P14"/>
            <text:p text:style-name="P106"><text:span text:style-name="T173">Nemluvně</text:span> bude si hrát nad děrou zmije, bazilišku do doupěte sáhne ručkou odstavené dítě. Nikdo už nebude páchat zlo a <text:span text:style-name="T75">zabíjet</text:span> na celé mé svaté hoře, neboť zemi naplní poznání Hospodina, <text:span text:style-name="T75">tak </text:span>jako vody pokrývají moře. </text:p>
          </table:table-cell>
        </table:table-row>
        <table:table-row table:style-name="Tabulka1.1">
          <table:table-cell table:style-name="Tabulka1.A1" office:value-type="string">
            <text:p text:style-name="P64">In II. Nocturno</text:p>
            <text:p text:style-name="P34">De Expositióne sancti Hierónymi Presbýteri </text:p>
            <text:p text:style-name="P34">in Isaíam Prophétam.</text:p>
            <text:p text:style-name="P54">Lib. 4. in Cap. 11. Isaíæ.</text:p>
            <text:p text:style-name="P54">Lectio v.</text:p>
            <text:p text:style-name="P98">E<text:span text:style-name="T143">t</text:span> egrediétur virga de radíce Jesse. Usque ad principium visiónis, vel pónderis Babylónis, quod vidit Isaías, fílius Amos, omnis hæc prophetía de Christo est: quam per partes vólumus explanare, ne simul propósita atque disserta lectóris confundat memóriam. Virgam et flórem de radíce Jesse ipsum Dóminum Judæi interpretántur: quod scilicet in virga regnántis poténtia, in flore <text:soft-page-break/>pulchritúdo monstrétur.</text:p>
            <text:p text:style-name="P20"/>
          </table:table-cell>
          <table:table-cell table:style-name="Tabulka1.A1" office:value-type="string">
            <text:p text:style-name="P22"/>
            <text:p text:style-name="P22"/>
            <text:p text:style-name="P22"/>
            <text:p text:style-name="P22"/>
            <text:p text:style-name="P22"/>
            <text:p text:style-name="P139"><text:span text:style-name="T76">I</text:span> vzejde prut z kořene Jesse. Až do začátku vidění o břemeni Babylonu, které viděl Isajáš, syn Amosův, mluví celé toto proroctví o Kristu. Chceme je vysvětlit po částech, aby všechny výklady a vysvětlení najednou nezmátly paměť čtenáře. Prut a květ z kořene Jesse Židé interpretují jako samotného Pána. V prutu či žezlu spočívá vládcovská moc, v květu je ukázána krása. <text:s/></text:p>
          </table:table-cell>
        </table:table-row>
        <table:table-row table:style-name="Tabulka1.1">
          <table:table-cell table:style-name="Tabulka1.A1" office:value-type="string">
            <text:p text:style-name="P54">Lectio vj.</text:p>
            <text:p text:style-name="P100">N<text:span text:style-name="T143">os</text:span> autem virgam de radíce Jesse sanctam Mariam Vírginem intélligamus, quæ nullum hábuit sibi frúticem cohæréntem, de qua et supra légimus: Ecce virgo concípiet et pariet fílium. Et flórem, Dóminum Salvatórem, qui dicit in Cántico Canticórum: Ego flos campi, et lílium convállium.</text:p>
            <text:p text:style-name="P20"/>
          </table:table-cell>
          <table:table-cell table:style-name="Tabulka1.A1" office:value-type="string">
            <text:p text:style-name="P22"/>
            <text:p text:style-name="P147"><text:span text:style-name="T143">My</text:span> však chápejme prut z kořene Jesse jako svatou Marii Pannu. Ona k sobě neměla žádný výhonek <text:span text:style-name="T77">keříku</text:span>, který by s ní rostl. O ní také výše čteme: „Hle panna počne a porodí syna.“ A květ chápeme jako Pána Spasitele, který říká v Písni písní: „Jsem polní květ a lilie v ú<text:span text:style-name="T77">dolí</text:span>.“</text:p>
          </table:table-cell>
        </table:table-row>
        <table:table-row table:style-name="Tabulka1.1">
          <table:table-cell table:style-name="Tabulka1.A1" office:value-type="string">
            <text:p text:style-name="P54">Lectio vij.</text:p>
            <text:p text:style-name="P112"><text:span text:style-name="T26">S</text:span><text:span text:style-name="T144">uper</text:span><text:span text:style-name="T26"> hunc ígitur flórem, qui de trunco et radíce Jesse per Mariam Vírginem repénte consúrget, requiéscet Spíritus Dómini: quia in ipso complácuit omnem plenitúdinem divinitátis habitáre corporáliter: nequaquam per partes, ut in ceteris Sanctis: sed juxta Evangélium eórum, quod Hebræo sermóne conscríptum legunt Nazaræi: Descéndet super eum omnis fons Spíritus Sancti. Dóminus autem Spíritus est: et ubi Spíritus Dómini, ibi libértas.</text:span><text:span text:style-name="T12"> </text:span></text:p>
            <text:p text:style-name="P20"/>
          </table:table-cell>
          <table:table-cell table:style-name="Tabulka1.A1" office:value-type="string">
            <text:p text:style-name="P22"/>
            <text:p text:style-name="P147"><text:span text:style-name="T143">Nad</text:span> tímto květem, který náhle vykvetl z kmene a kořene Jesse skrze Pannu Marii, tedy spočívá Duch Páně. Neboť <text:span text:style-name="T78">se mu zalíbilo, aby </text:span>v něm tělesně přebýva<text:span text:style-name="T78">l</text:span> <text:span text:style-name="T78">i s </text:span>veškerou plností božství. A nikoliv <text:span text:style-name="T78">tedy </text:span>jen částečně, jako v některých <text:span text:style-name="T78">S</text:span>vatých, ale podle <text:span text:style-name="T79">toho</text:span> <text:span text:style-name="T78">E</text:span>vangelia, k<text:span text:style-name="T79">teré</text:span> v hebrejském jazyce sepsané čtou Nazarejci: „Sestoupí nad něj veškerý pramen Ducha Svatého.“ Pán je ovšem Duch, a kde je Duch Páně, tam je <text:span text:style-name="T79">svoboda</text:span>.</text:p>
          </table:table-cell>
        </table:table-row>
        <table:table-row table:style-name="Tabulka1.1">
          <table:table-cell table:style-name="Tabulka1.A1" office:value-type="string">
            <text:p text:style-name="P54">Lectio viij.</text:p>
            <text:p text:style-name="P100">I<text:span text:style-name="T143">n</text:span> eódem Matthæi volúmine légimus illud, quod in consequéntibus scríbitur: Ecce puer meus, quem elégi, eléctus meus, in quo complácuit ánimæ meæ: ponam spíritum meum super illum: judícium Géntibus próferet: ad Salvatóris reférri intelligéntiam, in quo requiévit Spíritus Dómini, id est, ætérna habitatióne permánsit.</text:p>
            <text:p text:style-name="P20"/>
          </table:table-cell>
          <table:table-cell table:style-name="Tabulka1.A1" office:value-type="string">
            <text:p text:style-name="P22"/>
            <text:p text:style-name="P147">V Matoušově Evangeliu také čteme, co je napsáno dále: „Hle můj syn, kterého jsem si vyvolil, můj vyvolený, ve kterém se zalíbilo mojí duši. Vložím na něj svého ducha. Vynese soud <text:span text:style-name="T79">nad N</text:span>árod<text:span text:style-name="T79">y</text:span>.“ Mluví se zde o Spasitelově poznání, <text:span text:style-name="T79">neboť</text:span> <text:span text:style-name="T79">v </text:span>něm spočinul Duch Páně, tedy zůstal a přebývá navěky. <text:s/></text:p>
          </table:table-cell>
        </table:table-row>
        <table:table-row table:style-name="Tabulka1.1">
          <table:table-cell table:style-name="Tabulka1.A1" office:value-type="string">
            <text:p text:style-name="P64">In III. Nocturno</text:p>
            <text:p text:style-name="P17"><text:span text:style-name="T26">Léctio sancti Evangélii secúndum Matthæum.</text:span><text:span text:style-name="T2"> </text:span></text:p>
            <text:p text:style-name="P54">Lectio ix. Cap. 11.</text:p>
            <text:p text:style-name="P112"><text:span text:style-name="T26">I</text:span><text:span text:style-name="T144">n</text:span><text:span text:style-name="T26"> illo témpore: Cum audísset Joánnes in vínculis ópera Christi, mittens duos de discípulis suis, ait illi: Tu es qui ventúrus es, an álium exspectámus? Et réliqua.</text:span><text:span text:style-name="T12"> </text:span></text:p>
            <text:p text:style-name="P20"/>
            <text:p text:style-name="P17"><text:span text:style-name="T12">Homilía sancti </text:span><text:span text:style-name="T26">Gregórii Papæ</text:span><text:span text:style-name="T12">.</text:span></text:p>
            <text:p text:style-name="P54">Homilía 6. in Evangelia.</text:p>
            <text:p text:style-name="P117">V<text:span text:style-name="T143">isis</text:span> tot signis tantísque virtútibus, non scandalizári quisque pótuit, sed admirári. Sed infidélium mens grave in illo scándalum pértulit, cum eum post tot mirácula moriéntem vidit. Unde et Paulus dicit: Nos autem prædicamus Christum crucifíxum, Judæis quidem scándalum, Géntibus autem stultítiam.</text:p>
            <text:p text:style-name="P57"/>
          </table:table-cell>
          <table:table-cell table:style-name="Tabulka1.A1" office:value-type="string">
            <text:p text:style-name="P22"/>
            <text:p text:style-name="P22"/>
            <text:p text:style-name="P22"/>
            <text:p text:style-name="P147"><text:span text:style-name="T143">Za</text:span> onoho času, když uslyšel Jan v zajetí o skutcích Kristových, poslal dva ze svých učedníků, aby se ho zeptali: Ty jsi ten, který má přijít, nebo máme očekávat jiného? A ostatní.</text:p>
            <text:p text:style-name="P22"/>
            <text:p text:style-name="P22"/>
            <text:p text:style-name="P22"/>
            <text:p text:style-name="P114"><text:span text:style-name="T151">K</text:span><text:span text:style-name="T149">dyž</text:span><text:span text:style-name="T12"> vidíme tolik znamení a takovou moc, nemůžeme být pohoršeni, ale naopak plni obdivu. Avšak mysl nevěřících těžce upadla do pohoršení nad Pánem, když ho po tolika zázracích viděla umírat. Proto i Pavel říká: „My hlásáme Krista ukřižovaného, Židé </text:span><text:span text:style-name="T216">p</text:span><text:span text:style-name="T14">ak </text:span><text:span text:style-name="T12">pohoršení, </text:span><text:span text:style-name="T14">P</text:span><text:span text:style-name="T12">ohané </text:span><text:span text:style-name="T216">vš</text:span><text:span text:style-name="T12">ak hloupost.“</text:span></text:p>
          </table:table-cell>
        </table:table-row>
        <table:table-row table:style-name="Tabulka1.1">
          <table:table-cell table:style-name="Tabulka1.A1" office:value-type="string">
            <text:p text:style-name="P54">Lectio x.</text:p>
            <text:p text:style-name="P112"><text:span text:style-name="T26">S</text:span><text:span text:style-name="T144">tultum</text:span><text:span text:style-name="T26"> quippe homínibus visum est, ut pro hominibus auctor vitae morerétur: et inde contra eum homo scándalum sumpsit, unde ei ámplius débitor fiéri débuit. Nam tanto Deus ab homínibus dí</text:span><text:soft-page-break/><text:span text:style-name="T26">gnius honorándus est, quanto pro homínibus et indígna suscépit.</text:span><text:span text:style-name="T12"> </text:span></text:p>
            <text:p text:style-name="P21"/>
          </table:table-cell>
          <table:table-cell table:style-name="Tabulka1.A1" office:value-type="string">
            <text:p text:style-name="P22"><text:s/></text:p>
            <text:p text:style-name="P148"><text:span text:style-name="T143">Hloupé</text:span> se totiž lidem zdálo <text:span text:style-name="T79">to</text:span>, ž<text:span text:style-name="T79">e</text:span> původce života umírá pro lidi. A <text:span text:style-name="T79">proto</text:span> se nad ním člověk pohoršil, <text:span text:style-name="T79">přestože se </text:span>mu naopak měl stát větším dlužníkem. Neboť tolikrát <text:span text:style-name="T79">více se sluší, aby</text:span> Bůh b<text:span text:style-name="T79">yl</text:span> <text:soft-page-break/>lidmi <text:span text:style-name="T79">uctívá</text:span><text:span text:style-name="T217">n</text:span>, kolikrát pro lidi trpěl, <text:span text:style-name="T79">a to</text:span> i věci <text:span text:style-name="T55">Boha </text:span>nehodné. </text:p>
          </table:table-cell>
        </table:table-row>
        <table:table-row table:style-name="Tabulka1.1">
          <table:table-cell table:style-name="Tabulka1.A1" office:value-type="string">
            <text:p text:style-name="P54">Lectio xj.</text:p>
            <text:p text:style-name="P100">Q<text:span text:style-name="T143">uid</text:span> est ergo dícere: Beátus qui non fúerit scandalizátus in me; nisi apérta voce abjectiónem mortis suae humilitátemque signáre? Ac si paténter dicat: Mira quidem fácio, sed abjécta pérpeti non dedígnor. Quia ergo moriéndo te súbsequor, cavéndum valde est homínibus, ne in me mortem despíciant, qui signa venerántur.</text:p>
            <text:p text:style-name="P100"/>
          </table:table-cell>
          <table:table-cell table:style-name="Tabulka1.A1" office:value-type="string">
            <text:p text:style-name="P22"/>
            <text:p text:style-name="P115"><text:span text:style-name="T149">Co</text:span><text:span text:style-name="T12"> tedy znamená: „Blažený, kdo se nepohorší nade mnou,“ ne-</text:span><text:span text:style-name="T14">li</text:span><text:span text:style-name="T12"> otevřené poukázání na Pánovo ponížení se až k smrti? <text:s/>Jako by otevřeně říkal: „Zázraky sice činím, ale ani snášet opovržení se mi nepříčí. Neboť i ve smrti tě, </text:span><text:span text:style-name="T22">člověče</text:span><text:span text:style-name="T12">, následuji, lidé si </text:span><text:span text:style-name="T14">tedy </text:span><text:span text:style-name="T12">musejí dát velký pozor, aby mnou ve smrti neopovrhli, i když </text:span><text:span text:style-name="T24">předtím </text:span><text:span text:style-name="T12">mé </text:span><text:span text:style-name="T14">zázraky</text:span><text:span text:style-name="T12"> uctívali.“ </text:span></text:p>
          </table:table-cell>
        </table:table-row>
        <table:table-row table:style-name="Tabulka1.1">
          <table:table-cell table:style-name="Tabulka1.A1" office:value-type="string">
            <text:p text:style-name="P54">Lectio xij.</text:p>
            <text:p text:style-name="P100">S<text:span text:style-name="T143">ed</text:span> dimíssis Joánnis discípulis, quid de eódem Joánne turbis dicat, audiámus. Quid exístis in desértum vidére? Arúndinem vento agitátam? Quod vidélicet non asseréndo, sed negándo íntulit. Arúndinem quippe mox ut aura contígerit, in partem álteram infléctit. Et quid per arúndinem, nisi carnális ánimus designátur? Qui mox ut favóre vel detractióne tángitur, statim in partem quámlibet inclinátur. </text:p>
            <text:p text:style-name="P31"><text:s/></text:p>
          </table:table-cell>
          <table:table-cell table:style-name="Tabulka1.A1" office:value-type="string">
            <text:p text:style-name="P22"/>
            <text:p text:style-name="P147"><text:span text:style-name="T174">A</text:span><text:span text:style-name="T143">však</text:span> když <text:span text:style-name="T55">Pán </text:span>propustil Janovy učedníky, slyšeli jsme, co říká zástupům právě o Janovi. „Co jste vyšli vidět<text:span text:style-name="T79">i</text:span> na poušti? Třtinu větrem zmítanou?“ Což ale <text:span text:style-name="T80">ne</text:span>pronesl <text:span text:style-name="T80">jako vzor</text:span>, ale <text:span text:style-name="T80">jako něco, čemu bychom se měli vyhnout</text:span>. <text:span text:style-name="T80">J</text:span>akmile se <text:span text:style-name="T80">totiž </text:span>vítr dotkne <text:span text:style-name="T80">t</text:span>řtiny, ohne ji na druhou stranu. A co jiného označuje tou třtinou, nežli ducha tělesnosti? Který jakmile se ho dotkne chvála či pohana, hned se nakloní na tu či <text:span text:style-name="T80">onu</text:span> stranu. </text:p>
          </table:table-cell>
        </table:table-row>
        <table:table-row table:style-name="Tabulka1.1">
          <table:table-cell table:style-name="Tabulka1.A1" office:value-type="string">
            <text:p text:style-name="P38"><text:span text:style-name="T47">Feria </text:span>Secunda</text:p>
            <text:p text:style-name="P33">De <text:span text:style-name="T47">Isaía</text:span> Prophéta.</text:p>
            <text:p text:style-name="P59">Lectio <text:span text:style-name="T45">j</text:span>. Cap. <text:span text:style-name="T47">13</text:span>.</text:p>
            <text:p text:style-name="P97">O<text:span text:style-name="T143">nus</text:span> Babylónis, quod vidit Isaías filius Amos. Super montem caliginósum leváte signum, exaltáte vocem, leváte manum, et ingrediántur portas duces, Ego mandávi sanctificátis meis, et vocávi fortes meos in ira mea, exultántes in glória mea.</text:p>
            <text:p text:style-name="P97"/>
          </table:table-cell>
          <table:table-cell table:style-name="Tabulka1.A1" office:value-type="string">
            <text:p text:style-name="P158"/>
            <text:p text:style-name="P118"/>
            <text:p text:style-name="P118"/>
            <text:p text:style-name="P133"><text:span text:style-name="T143">Břemeno</text:span> Babylónu, o kterém měl vidění Isajáš, syn Amósův: „Vztyčte korouhev na hoře ukryté v oblacích, volejte hlasitě, zdvihněte ruku, ať vejdou do bran vůdcové. Vydal jsem příkaz svým posvěceným, povolal jsem ve svém hněvu své siláky, jásající v mé slávě. </text:p>
          </table:table-cell>
        </table:table-row>
        <table:table-row table:style-name="Tabulka1.1">
          <table:table-cell table:style-name="Tabulka1.A1" office:value-type="string">
            <text:p text:style-name="P55">Lectio <text:span text:style-name="T46">i</text:span>j.</text:p>
            <text:p text:style-name="P99">V<text:span text:style-name="T143">ox</text:span> multitúdinis in móntibus, quasi populórum frequéntium: vox sónitus regum, Géntium congregatárum: Dóminus exercítuum præcépit milítiæ belli, veniéntibus de terra procul, a summitáte cœli: Dóminus, et vasa furóris ejus, ut dispérdat omnem terram.</text:p>
            <text:p text:style-name="P32"/>
          </table:table-cell>
          <table:table-cell table:style-name="Tabulka1.A1" office:value-type="string">
            <text:p text:style-name="P23"/>
            <text:p text:style-name="P136"><text:span text:style-name="T143">Slyš</text:span> hluk <text:span text:style-name="T83">zástupů</text:span> horách, jako by <text:span text:style-name="T83">to bylo </text:span>početné <text:span text:style-name="T83">vojsko</text:span>, slyš hukot králů, shromážděných <text:span text:style-name="T83">z N</text:span>árodů: Hospodin zástupů sbírá vojsko k boji. Z daleké země přicházejí, až <text:span text:style-name="T83">z výšin</text:span> nebes<text:span text:style-name="T83">kých</text:span>, přichází Hospodin se zbrojí hrozného hněvu, aby <text:span text:style-name="T84">z</text:span>hubil celou zemi. </text:p>
          </table:table-cell>
        </table:table-row>
        <table:table-row table:style-name="Tabulka1.1">
          <table:table-cell table:style-name="Tabulka1.A1" office:value-type="string">
            <text:p text:style-name="P55">Lectio <text:span text:style-name="T46">i</text:span>ij.</text:p>
            <text:p text:style-name="P99">U<text:span text:style-name="T143">luláte</text:span>, quia prope est dies Dómini: quasi vástitas a Domino véniet. Propter hoc, omnes manus dissolvéntur, et omne cor hóminis contabéscet, <text:s/>et conterétur. Torsiónes et dolóres tenébunt, quasi partúriens, dolébunt; unusquísque ad próximum suum stupébit, fácies combústæ vultus eórum.</text:p>
            <text:p text:style-name="P32"/>
          </table:table-cell>
          <table:table-cell table:style-name="Tabulka1.A1" office:value-type="string">
            <text:p text:style-name="P23"/>
            <text:p text:style-name="P129"><text:span text:style-name="T175">Kvilte</text:span><text:span text:style-name="T68">, neboť blízko jest den Hospodinův, přijde od Všemocného jak zkáza. Proto každá ruka ochabne a každý člověk odvahu ztratí a srdce jeho bude zdrceno. Budou plni hrůzy, zachvátí je bolesti a křeče, jako rodička se budou svíjet. Strnule bude zírat jeden na druhého, ve tváři plamenem vzplanou. </text:span></text:p>
            <text:p text:style-name="P26"><text:span text:style-name="T68">(</text:span><text:span text:style-name="T52">Č</text:span><text:span text:style-name="T56">EP, upraveno</text:span><text:span text:style-name="T85">) </text:span></text:p>
          </table:table-cell>
        </table:table-row>
        <table:table-row table:style-name="Tabulka1.1">
          <table:table-cell table:style-name="Tabulka1.A1" office:value-type="string">
            <text:p text:style-name="P39">Feria Tertia</text:p>
            <text:p text:style-name="P33">De <text:span text:style-name="T47">Isaía</text:span> Prophéta.</text:p>
            <text:p text:style-name="P59">Lectio <text:span text:style-name="T45">j</text:span>. Cap. <text:span text:style-name="T81">14</text:span>.</text:p>
            <text:p text:style-name="P97"><text:soft-page-break/>P<text:span text:style-name="T143">rope</text:span> est ut véniat tempus ejus, et dies ejus non elongabúntur. Miserébitur enim Dóminus Jacob et éliget adhuc de Israël et requiéscere eos fáciet super humum suam: adjungétur advéna ad eos, et adhærébit dómui Jacob.</text:p>
            <text:p text:style-name="P97"/>
          </table:table-cell>
          <table:table-cell table:style-name="Tabulka1.A1" office:value-type="string">
            <text:p text:style-name="P158"/>
            <text:p text:style-name="P118"/>
            <text:p text:style-name="P118"/>
            <text:p text:style-name="P120"><text:soft-page-break/><text:span text:style-name="T143">Blíží</text:span> se již doba <text:span text:style-name="T85">Hospodinova</text:span>, a dny jeho <text:span text:style-name="T85">již </text:span>nejsou daleko. Neboť slituje se Hospodin nad <text:span text:style-name="T85">Jákobem</text:span>, vyvolí zase Israele, a usadí je v jejich vlasti; připojí se k nim cizinci, a přidrží se domu <text:span text:style-name="T85">Jákobova.</text:span> </text:p>
          </table:table-cell>
        </table:table-row>
        <table:table-row table:style-name="Tabulka1.1">
          <table:table-cell table:style-name="Tabulka1.A1" office:value-type="string">
            <text:p text:style-name="P55">Lectio <text:span text:style-name="T46">i</text:span>j.</text:p>
            <text:p text:style-name="P99">E<text:span text:style-name="T143">t</text:span> tenébunt eos pópuli, et addúcent eos in locum suum: et possidébit eos domus Israël super terram Dómini in servos et ancíllas: et erunt capiéntes eos, qui se céperant, et subjícient exactóres suos.</text:p>
            <text:p text:style-name="P32"/>
          </table:table-cell>
          <table:table-cell table:style-name="Tabulka1.A1" office:value-type="string">
            <text:p text:style-name="P23"/>
            <text:p text:style-name="P134"><text:span text:style-name="T143">Vezmou</text:span> je národové a přivedou je na jejich místo; a bude je míti dům Israelův v zemi Hospodinově za <text:span text:style-name="T85">služebníky</text:span> a <text:span text:style-name="T85">služeb</text:span>nice; i zajmou ty, od kterých byli kdysi zajati, a podmaní sobě své utlačovatele. </text:p>
          </table:table-cell>
        </table:table-row>
        <table:table-row table:style-name="Tabulka1.1">
          <table:table-cell table:style-name="Tabulka1.A1" office:value-type="string">
            <text:p text:style-name="P55">Lectio <text:span text:style-name="T46">i</text:span>ij.</text:p>
            <text:p text:style-name="P99">E<text:span text:style-name="T143">t</text:span> erit in die illa: cum réquiem déderit tibi Deus a labóre tuo, et a concussióne tua, et a servitúte dura, qua ante servísti: sumes parábolam istam contra regem Babylónis, et dices: Quómodo cessávit exáctor, quiévit tribútum?</text:p>
            <text:p text:style-name="P32"/>
          </table:table-cell>
          <table:table-cell table:style-name="Tabulka1.A1" office:value-type="string">
            <text:p text:style-name="P23"/>
            <text:p text:style-name="P130"><text:span text:style-name="T85">A stane se v onen den</text:span>, až ti dá Bůh odpočinek od tvých útrap, od tvého nepokoje, od tvrdé služby, kterou bylo ti prve sloužit, počneš zpívat tuto píseň proti babylonskému králi; řekneš: „<text:span text:style-name="T86">J</text:span>ak<text:span text:style-name="T86">pak</text:span> skončil mučitel, jak přestal útlak? <text:span text:style-name="T85">(</text:span><text:span text:style-name="T56">Hejčl, upraveno</text:span><text:span text:style-name="T85">)</text:span></text:p>
          </table:table-cell>
        </table:table-row>
        <table:table-row table:style-name="Tabulka1.1">
          <table:table-cell table:style-name="Tabulka1.A1" office:value-type="string">
            <text:p text:style-name="P39">Feria Quarta</text:p>
            <text:p text:style-name="P33">De <text:span text:style-name="T47">Isaía</text:span> Prophéta.</text:p>
            <text:p text:style-name="P59">Lectio <text:span text:style-name="T45">j</text:span>. Cap. <text:span text:style-name="T81">16</text:span>.</text:p>
            <text:p text:style-name="P97">E<text:span text:style-name="T143">mítte</text:span> Agnum, Dómine, dominatórem terræ, de Petra desérti ad montem fíliæ Sion. Et erit: sicut avis fúgiens, et pulli de nido avolántes, sic erunt fíliæ Moab in transcénsu Arnon. Ini consílium, coge concílium: pone quasi noctem umbram tuam in merídie: abscónde fugiéntes, et vagos ne prodas.</text:p>
            <text:p text:style-name="P97"/>
          </table:table-cell>
          <table:table-cell table:style-name="Tabulka1.A1" office:value-type="string">
            <text:p text:style-name="P158"/>
            <text:p text:style-name="P118"/>
            <text:p text:style-name="P118"/>
            <text:p text:style-name="P123"><text:span text:style-name="T143">Pošl</text:span><text:span text:style-name="T176">i</text:span> <text:span text:style-name="T87">B</text:span>eránka, <text:span text:style-name="T87">Hospodine, v</text:span>ládc<text:span text:style-name="T87">e</text:span> země z <text:span text:style-name="T87">Petry v</text:span> poušt<text:span text:style-name="T87">i</text:span> na horu <text:span text:style-name="T87">S</text:span>iónské dcery. <text:span text:style-name="T87">A stane se, že</text:span> jako vyplašení ptáci, <text:span text:style-name="T87">ptáčata </text:span>vyhnaná z hnízda, budou moábské dcery při brodech arnónských. „Svolej radu, učiň rozhodnutí. V samé poledne ať je tvůj stín jak noc, ukryj <text:span text:style-name="T87">vy</text:span>hnané, neprozraď <text:span text:style-name="T87">bloudící</text:span>; </text:p>
          </table:table-cell>
        </table:table-row>
        <table:table-row table:style-name="Tabulka1.1">
          <table:table-cell table:style-name="Tabulka1.A1" office:value-type="string">
            <text:p text:style-name="P55">Lectio <text:span text:style-name="T46">i</text:span>j.</text:p>
            <text:p text:style-name="P99">H<text:span text:style-name="T143">abitábunt</text:span> apud te prófugi mei: Moab esto latíbulum eórum a fácie vastatóris: finítus est enim pulvis, consummátus est miser: defécit qui conculcábat terram. Et præparábitur in misericórdia sólium, et sedébit super illud in veritáte in tabernáculo David, júdicans et quærens judicium, et velóciter reddens quod justum est.</text:p>
            <text:p text:style-name="P32"/>
          </table:table-cell>
          <table:table-cell table:style-name="Tabulka1.A1" office:value-type="string">
            <text:p text:style-name="P23"/>
            <text:p text:style-name="P137"><text:span text:style-name="T143">Moábe</text:span>, ať moji <text:span text:style-name="T87">vy</text:span>hnaní jsou tvými hosty, před <text:span text:style-name="T87">hubitelem</text:span> buď jejich ú<text:span text:style-name="T87">krytem</text:span>. Utlačovatel, ten vezme za své, zhouba skončí. Ze země vymizejí ti, kdo ji podupali. Trůn bude upevněn milosrdenstvím a dosedne na něj v <text:span text:style-name="T87">pravdě v </text:span>Davidově stanu ten, jenž bude soudit věrně, vyhledávat právo, <text:span text:style-name="T87">svižně bude dávat, co je spravedlivé</text:span>.“ </text:p>
          </table:table-cell>
        </table:table-row>
        <table:table-row table:style-name="Tabulka1.1">
          <table:table-cell table:style-name="Tabulka1.A1" office:value-type="string">
            <text:p text:style-name="P55">Lectio <text:span text:style-name="T46">i</text:span>ij.</text:p>
            <text:p text:style-name="P99">A<text:span text:style-name="T143">udívimus</text:span> supérbiam Moab, supérbus est valde: supérbia ejus et arrogántia ejus, et indignátio ejus, plusquam fortitúdo ejus. Idcirco ululábit Moab ad Moab, univérsus ululábit: his, qui lætántur super muros cocti láteris, loquímini plagas suas.</text:p>
            <text:p text:style-name="P32"/>
          </table:table-cell>
          <table:table-cell table:style-name="Tabulka1.A1" office:value-type="string">
            <text:p text:style-name="P23"/>
            <text:p text:style-name="P126"><text:span text:style-name="T143">Slýchali</text:span> jsme o pýše Moába, ž<text:span text:style-name="T87">e je veliká</text:span>, o pýš<text:span text:style-name="T87">e</text:span> <text:span text:style-name="T87">a </text:span>povýšenosti <text:span text:style-name="T87">jeho, </text:span>a bezmezné zpupnosti; <text:span text:style-name="T87">byly větší než veliká moc jeho</text:span>. Proto bude Moáb kvílet nad Moábem, všichni budou kvílet. <text:span text:style-name="T87">Těm, kteří se radovali nad zdmi z pálených cihel, vyprávějte o jejich ranách.</text:span></text:p>
          </table:table-cell>
        </table:table-row>
        <table:table-row table:style-name="Tabulka1.1">
          <table:table-cell table:style-name="Tabulka1.A1" office:value-type="string">
            <text:p text:style-name="P39">Feria Quinta</text:p>
            <text:p text:style-name="P33">De <text:span text:style-name="T47">Isaía</text:span> Prophéta.</text:p>
            <text:p text:style-name="P59">Lectio <text:span text:style-name="T45">j</text:span>. Cap. <text:span text:style-name="T82">19</text:span>.</text:p>
            <text:p text:style-name="P97">O<text:span text:style-name="T143">nus</text:span> Ægypti. Ecce Dóminus ascéndet super nubem levem, et ingrediétur Ægyptum, et commovebúntur simulácra Ægypti a fácie ejus, et cor Ægypti tabéscet in médio ejus.</text:p>
            <text:p text:style-name="P97"><text:soft-page-break/></text:p>
          </table:table-cell>
          <table:table-cell table:style-name="Tabulka1.A1" office:value-type="string">
            <text:p text:style-name="P158"/>
            <text:p text:style-name="P118"/>
            <text:p text:style-name="P118"/>
            <text:p text:style-name="P124"><text:span text:style-name="T177">Břemeno</text:span> Egypt<text:span text:style-name="T88">a</text:span>: Hle, Hospodin <text:span text:style-name="T88">se vznáší</text:span> na rychlém oblaku a vjíždí do Egypta. Egyptské modly se před ním kymácejí, <text:span text:style-name="T88">srdce </text:span>Egypt<text:span text:style-name="T88">a</text:span> <text:span text:style-name="T88">uvadá přímo ve svém středu</text:span>. </text:p>
          </table:table-cell>
        </table:table-row>
        <table:table-row table:style-name="Tabulka1.1">
          <table:table-cell table:style-name="Tabulka1.A1" office:value-type="string">
            <text:p text:style-name="P55">Lectio <text:span text:style-name="T46">i</text:span>j. <text:span text:style-name="T48">Cap. 5.</text:span></text:p>
            <text:p text:style-name="P99">E<text:span text:style-name="T143">t</text:span> concúrrere fáciam Ægyptios advérsus Ægyptios: et pugnábit vir contra fratrem suum, et vir contra amícum suum, cívitas advérsus civitátem, regnum advérsus regnum.</text:p>
            <text:p text:style-name="P32"/>
          </table:table-cell>
          <table:table-cell table:style-name="Tabulka1.A1" office:value-type="string">
            <text:p text:style-name="P23"/>
            <text:p text:style-name="P138"><text:span text:style-name="T143">Popudím</text:span> Egypťany proti Egypťanům: a bude bojovat bratr proti bratru a přítel proti příteli, město proti městu, království proti království. </text:p>
          </table:table-cell>
        </table:table-row>
        <table:table-row table:style-name="Tabulka1.1">
          <table:table-cell table:style-name="Tabulka1.A1" office:value-type="string">
            <text:p text:style-name="P55">Lectio <text:span text:style-name="T46">i</text:span>ij.</text:p>
            <text:p text:style-name="P99">E<text:span text:style-name="T143">t</text:span> dirumpétur spíritus Ægypti in viscéribus ejus, et consílium ejus præcipitábo: et interrogábunt simulácra sua, et divínos suos, et pythónes, et aríolos. Et tradam Ægyptum in manu dominórum crudélium, et rex fortis dominábitur eórum, ait Dóminus Deus exercítuum.</text:p>
            <text:p text:style-name="P32"/>
          </table:table-cell>
          <table:table-cell table:style-name="Tabulka1.A1" office:value-type="string">
            <text:p text:style-name="P23"/>
            <text:p text:style-name="P131"><text:span text:style-name="T143">Egypt</text:span> bude na duchu zlomen <text:span text:style-name="T88">ve svém nitru</text:span>, jeho záměry zmatu, budou se dotazovat <text:span text:style-name="T88">svých </text:span>model a zaklínačů i duchů zemřelých a jasnovidců. Vydám Egypt v moc tvrdých pánů a mocný král bude nad nimi vládnout,“ <text:span text:style-name="T88">pravil</text:span> Pán, Hospodin zástupů. </text:p>
            <text:p text:style-name="P27"><text:span text:style-name="T88">(</text:span><text:span text:style-name="T57">ČEP, upraveno</text:span><text:span text:style-name="T88">)</text:span></text:p>
          </table:table-cell>
        </table:table-row>
        <table:table-row table:style-name="Tabulka1.1">
          <table:table-cell table:style-name="Tabulka1.A1" office:value-type="string">
            <text:p text:style-name="P39">Feria Sexta</text:p>
            <text:p text:style-name="P33">De <text:span text:style-name="T47">Isaía</text:span> Prophéta.</text:p>
            <text:p text:style-name="P59">Lectio <text:span text:style-name="T45">j</text:span>. Cap. <text:span text:style-name="T82">24</text:span>.</text:p>
            <text:p text:style-name="P97">E<text:span text:style-name="T143">cce</text:span> Dóminus dissipábit terram, et nudábit eam, et afflíget fáciem ejus, et dispérget habitatóres ejus. Et erit sicut pópulus, sic sacérdos: et sicut servus, sic dóminus ejus: sicut ancílla, sic dómina ejus: sicut emens, sic ille qui vendit: sicut fœnerátor, sic is qui mútuum áccipit: sicut qui répetit, sic qui debet.</text:p>
            <text:p text:style-name="P97"/>
          </table:table-cell>
          <table:table-cell table:style-name="Tabulka1.A1" office:value-type="string">
            <text:p text:style-name="P158"/>
            <text:p text:style-name="P118"/>
            <text:p text:style-name="P118"/>
            <text:p text:style-name="P122"><text:span text:style-name="T143">Hle</text:span>, Hospodin vyplení zemi a zpustoší ji, rozvrátí její tvářnost a rozpráší její obyvatele. Bude na tom stejně lid i kněz, otrok i jeho pán, služka i její paní, kupující i prodavač, věřitel i dlužník, lichvář i zadlužený. </text:p>
          </table:table-cell>
        </table:table-row>
        <table:table-row table:style-name="Tabulka1.1">
          <table:table-cell table:style-name="Tabulka1.A1" office:value-type="string">
            <text:p text:style-name="P55">Lectio <text:span text:style-name="T46">i</text:span>j.</text:p>
            <text:p text:style-name="P99">D<text:span text:style-name="T143">issipatióne</text:span> dissipábitur terra, et direptióne prædábitur. Dóminus enim locútus est verbum hoc. Luxit, et deflúxit terra, et infirmáta est: deflúxit orbis, infirmáta est altitúdo pópuli terræ. Et terra infécta est ab habitatóribus suis: quia transgréssi sunt leges, mutavérunt jus, dissipavérunt fœdus sempitérnum.</text:p>
            <text:p text:style-name="P32"/>
          </table:table-cell>
          <table:table-cell table:style-name="Tabulka1.A1" office:value-type="string">
            <text:p text:style-name="P23"/>
            <text:p text:style-name="P135"><text:span text:style-name="T143">Země</text:span> bude zcela vypleněna a vyloupena; <text:span text:style-name="T88">neboť </text:span>Hospodin promluvil toto slovo. Truchlit, vad<text:span text:style-name="T280">­</text:span>nout bude země, chřadnout, vadnout bude svět, nejvznešenější z lidu země budou chřadnout. <text:s/>Zhanobena je země svými obyvateli, neboť přestoupili zákony, změnili nařízení, porušili věčnou smlouvu.</text:p>
          </table:table-cell>
        </table:table-row>
        <table:table-row table:style-name="Tabulka1.1">
          <table:table-cell table:style-name="Tabulka1.A1" office:value-type="string">
            <text:p text:style-name="P55">Lectio <text:span text:style-name="T46">i</text:span>ij.</text:p>
            <text:p text:style-name="P99">P<text:span text:style-name="T143">ropter</text:span> hoc maledíctio vorábit terram, et peccábunt habitatóres ejus: ideóque insánient cultóres ejus, et relinquéntur hómines pauci. Luxit vindémia, infirmáta est vitis, ingemuérunt omnes qui lætabántur corde. Cessávit gáudium tympanórum, quiévit sónitus lætántium, contícuit dulcédo cítharæ.</text:p>
            <text:p text:style-name="P32"/>
          </table:table-cell>
          <table:table-cell table:style-name="Tabulka1.A1" office:value-type="string">
            <text:p text:style-name="P23"/>
            <text:p text:style-name="P132"><text:span text:style-name="T143">Proto</text:span> pozře zemi prokletí, kdo v ní přebývají, budou pykat; proto <text:span text:style-name="T88">ti, kdo obdělávají</text:span> zem<text:span text:style-name="T88">i,</text:span> zajdou v žáru, a lidí zůstane maličko. Bude truchlit mošt, zvadne vinná réva, všichni, jejichž srdce se rad<text:span text:style-name="T88">ovalo</text:span>, budou vzdychat. Ustane veselí bubnů, <text:span text:style-name="T88">ztichne radostný jásot</text:span>, ustane veselí citery. </text:p>
            <text:p text:style-name="P28"><text:span text:style-name="T89">(</text:span><text:span text:style-name="T58">ČEP, upraveno</text:span><text:span text:style-name="T89">)</text:span></text:p>
          </table:table-cell>
        </table:table-row>
        <table:table-row table:style-name="Tabulka1.1">
          <table:table-cell table:style-name="Tabulka1.A1" table:number-columns-spanned="2" office:value-type="string">
            <text:p text:style-name="P66"><text:span text:style-name="T1">D</text:span>ominica iij.</text:p>
            <text:p text:style-name="P58">Adventus.</text:p>
          </table:table-cell>
          <table:covered-table-cell/>
        </table:table-row>
        <table:table-row table:style-name="Tabulka1.1">
          <table:table-cell table:style-name="Tabulka1.A1" office:value-type="string">
            <text:p text:style-name="P47">In I. Nocturno</text:p>
            <text:p text:style-name="P49"><text:span text:style-name="T49">De</text:span> <text:span text:style-name="T41">Isaía</text:span> Prophét<text:span text:style-name="T49">a</text:span>.</text:p>
            <text:p text:style-name="P51">Lectio j. <text:span text:style-name="T42">Cap. 26.</text:span></text:p>
            <text:p text:style-name="P69">I<text:span text:style-name="T143">n</text:span> die illa cantábitur cánticum istud in terra Juda: Urbs fortitúdinis nostræ Sion Salvátor, ponátur in ea murus et antemurále. <text:soft-page-break/>Aperíte portas, et ingrediátur gens justa, custódiens veritátem. Vetus error ábiit: servábis pacem: pacem, quia in te sperávimus.</text:p>
            <text:p text:style-name="P69"/>
          </table:table-cell>
          <table:table-cell table:style-name="Tabulka1.A1" office:value-type="string">
            <text:p text:style-name="P13"/>
            <text:p text:style-name="P13"/>
            <text:p text:style-name="P13"/>
            <text:p text:style-name="P109">V onen den se bude zpívat v judské zemi tato píseň: „Mocné je naše město! <text:span text:style-name="T51">Jako</text:span> hradby a val <text:span text:style-name="T105">dal mu Bůh</text:span> <text:span text:style-name="T51">spásu</text:span>.“ Otevřete brány, ať <text:soft-page-break/>vejde spravedlivý národ, který zachovává věrnost. <text:s/><text:span text:style-name="T90">Starý omyl odchází,</text:span> <text:span text:style-name="T90">zachováš si </text:span>pokoj; pokoj, neboť v tebe,<text:span text:style-name="T51"> </text:span><text:span text:style-name="T65">Pane,</text:span><text:span text:style-name="T51"> </text:span>doufá<text:span text:style-name="T90">me</text:span>. </text:p>
          </table:table-cell>
        </table:table-row>
        <table:table-row table:style-name="Tabulka1.1">
          <table:table-cell table:style-name="Tabulka1.A1" office:value-type="string">
            <text:p text:style-name="P51">Lectio ij.</text:p>
            <text:p text:style-name="P95">S<text:span text:style-name="T143">perástis</text:span> in Dómino in sæculis ætérnis, in Dómino Deo forti in perpétuum. Quia incurvábit habitántes in excélso, civitátem sublímem humiliábit. Humiliábit eam usque ad terram, détrahet eam usque ad púlverem. Conculcábit eam pes, pedes páuperis, gressus egenórum.</text:p>
            <text:p text:style-name="P62"/>
          </table:table-cell>
          <table:table-cell table:style-name="Tabulka1.A1" office:value-type="string">
            <text:p text:style-name="P14"/>
            <text:p text:style-name="P104"><text:span text:style-name="T143">Doufejte</text:span> v Hospodina věčně, neboť Hospodin, jen Hospodin je skála věků. On sehnul obyvatele výšiny, město nedostupné, on je snižuje, až k zemi je snižuje, až do prachu je sráží. Pošlape je noha, nohy <text:span text:style-name="T91">chudáků</text:span> a kroky <text:span text:style-name="T91">potřebných</text:span>. </text:p>
          </table:table-cell>
        </table:table-row>
        <table:table-row table:style-name="Tabulka1.1">
          <table:table-cell table:style-name="Tabulka1.A1" office:value-type="string">
            <text:p text:style-name="P51">Lectio iij.</text:p>
            <text:p text:style-name="P95">S<text:span text:style-name="T143">émita</text:span> justi recta est, rectus callis justi ad ambulándum. Et in sémita judiciórum tuórum Dómine, sustinúimus te: nomen tuum, et memoriále tuum in desiderio ánimæ. Anima mea desiderávit te in nocte: sed et spíritu meo in præcórdiis meis de mane vigilábo ad te. Cum féceris judícia tua in terra, justítiam discent habitatóres orbis. Misereámur ímpio, et non discet justítiam: in terra sanctórum iníqua gessit, et non vidébit glóriam Dómini.</text:p>
            <text:p text:style-name="P16"/>
          </table:table-cell>
          <table:table-cell table:style-name="Tabulka1.A1" office:value-type="string">
            <text:p text:style-name="P14"/>
            <text:p text:style-name="P103"><text:span text:style-name="T143">Stezka</text:span> spravedlivého je přímá; spravedlivému sám urovnáváš dráhu, <text:span text:style-name="T51">Bože</text:span> přímý. Také na stezce tvých soudů, Hospodine, skládáme naději v tebe, naše duše touží po tvém jménu, chce si připomínat tebe. Má duše v noci po tobě touží, můj duch ve mně za úsvitu tebe hledá. Když vykonáváš své soudy na zemi, obyvatelé světa se učí spravedlnosti. Dává-li se milost <text:span text:style-name="T92">bezbožníkovi</text:span>, spravedlnosti se nenaučí; v ze<text:span text:style-name="T281">­</text:span>mi <text:span text:style-name="T92">svatých </text:span>bude jednat <text:span text:style-name="T92">zle</text:span>, na Hospodinovu důstojnost nebude hledět.</text:p>
          </table:table-cell>
        </table:table-row>
        <table:table-row table:style-name="Tabulka1.1">
          <table:table-cell table:style-name="Tabulka1.A1" office:value-type="string">
            <text:p text:style-name="P51">Lectio i<text:span text:style-name="T43">v</text:span>.</text:p>
            <text:p text:style-name="P79"><text:span text:style-name="T29">D</text:span><text:span text:style-name="T146">ó</text:span><text:span text:style-name="T145">mine</text:span><text:span text:style-name="T29"> exaltétur manus tua, et non vídeant: vídeant, et confundántur zelántes pópuli: et ignis hostes tuos dévoret. Dómine, dabis pacem nobis: ómnia enim ópera nostra operátus es nobis. Dómine Deus noster, possedérunt nos dómini absque te, tantum in te recordémur nóminis tui.</text:span></text:p>
            <text:p text:style-name="P16"/>
          </table:table-cell>
          <table:table-cell table:style-name="Tabulka1.A1" office:value-type="string">
            <text:p text:style-name="P14"/>
            <text:p text:style-name="P107"><text:span text:style-name="T143">Hospodine</text:span>, tvá ruka je pozvednuta, a oni to přehlížejí. Ale zahanbeni spatří, jak ty horlíš pro svůj lid; tvé <text:span text:style-name="T93">nepřátele</text:span> pozře oheň. Hospodine, jenom ty nám můžeš zjednat pokoj, tak jako jsi nám odplatil za všechny naše skutky. Hospodine, Bože náš, byli jsme pod mocí jiných, nikoli tvou, budeme však připomínat jedině tvé jméno! </text:p>
          </table:table-cell>
        </table:table-row>
        <table:table-row table:style-name="Tabulka1.1">
          <table:table-cell table:style-name="Tabulka1.A1" office:value-type="string">
            <text:p text:style-name="P65">In II. Nocturno</text:p>
            <text:p text:style-name="P37">Sermo sancti Leónis Papæ.</text:p>
            <text:p text:style-name="P54">Sermone 2. de Jejúnio décimi mensis et collectis.</text:p>
            <text:p text:style-name="P54">Lectio v.</text:p>
            <text:p text:style-name="P98">Q<text:span text:style-name="T143">uod</text:span> témporis rátio, et devotiónis nostræ ádmonet consuetudo, pastorali vobis, dilectíssimi, sollicitúdine prædicamus, décimi mensis celebrándum esse jejúnium, quo pro consummáta perceptióne ómnium frúctuum, digníssime largitóri eórum Deo continéntiæ libámen offértur. </text:p>
            <text:p text:style-name="P20"/>
          </table:table-cell>
          <table:table-cell table:style-name="Tabulka1.A1" office:value-type="string">
            <text:p text:style-name="P29"/>
            <text:p text:style-name="P22"/>
            <text:p text:style-name="P22"/>
            <text:p text:style-name="P22"/>
            <text:p text:style-name="P114"><text:span text:style-name="T152">Nejdražší</text:span><text:span text:style-name="T15">, jako pastýř k vám starostlivě promlouvám to</text:span><text:span text:style-name="T12">, co čas prověř</text:span><text:span text:style-name="T16">il</text:span><text:span text:style-name="T12"> a </text:span><text:span text:style-name="T16">zbožný </text:span><text:span text:style-name="T12">zvyk naší oddanosti vyučuje. V prosinci má se slaviti půst, který </text:span><text:span text:style-name="T16">přehodně</text:span><text:span text:style-name="T12"> nabízíme jako oběť zdrženlivo</text:span><text:span text:style-name="T16">sti</text:span><text:span text:style-name="T12"> za </text:span><text:span text:style-name="T16">to, že jsme </text:span><text:span text:style-name="T12">přij</text:span><text:span text:style-name="T16">ali</text:span><text:span text:style-name="T12"> všech</text:span><text:span text:style-name="T16">ny</text:span><text:span text:style-name="T12"> plod</text:span><text:span text:style-name="T16">y</text:span><text:span text:style-name="T12"> nám za potravu dané, Bohu,</text:span><text:span text:style-name="T16"> jejich</text:span><text:span text:style-name="T12"> původci. </text:span></text:p>
          </table:table-cell>
        </table:table-row>
        <table:table-row table:style-name="Tabulka1.1">
          <table:table-cell table:style-name="Tabulka1.A1" office:value-type="string">
            <text:p text:style-name="P54">Lectio vj.</text:p>
            <text:p text:style-name="P112"><text:span text:style-name="T26">Q</text:span><text:span text:style-name="T144">uid</text:span><text:span text:style-name="T26"> enim potest efficácius esse jejúnio? cujus observántia appropinquámus Deo, et resisténtes diábolo, vítia blanda superámus.</text:span> <text:span text:style-name="T26">Semper enim virtúti cibus jejúnium fuit. De abstinéntia dénique pródeunt castæ cogitatiónes, rationábiles voluntátes, salubrióra consília: et per voluntárias afflictiónes caro concupíscentiis móritur, virtútibus spíritus innovátur.</text:span></text:p>
            <text:p text:style-name="P20"/>
          </table:table-cell>
          <table:table-cell table:style-name="Tabulka1.A1" office:value-type="string">
            <text:p text:style-name="P22"/>
            <text:p text:style-name="P115"><text:span text:style-name="T149">Jak</text:span><text:span text:style-name="T12"> </text:span><text:span text:style-name="T16">tedy můžeme učinit</text:span><text:span text:style-name="T12"> půst účinnější? Jeho dodržováním se přibližujeme </text:span><text:span text:style-name="T19">k </text:span><text:span text:style-name="T12">Bohu a odoláváme ďáblu tím, že překonáváme </text:span><text:span text:style-name="T21">nám </text:span><text:span text:style-name="T12">příjemné neřesti. <text:s/>Pokrmem ctnosti byl vždy právě půst. Z odříkání totiž pocházejí čisté myšlenky, rozumná přání, spásonosná rozhodnutí; a skrze dobrovolné utrpení umírá tělo žádostivostem, duch je však občerstvován ctnostmi. <text:s/></text:span></text:p>
          </table:table-cell>
        </table:table-row>
        <table:table-row table:style-name="Tabulka1.1">
          <table:table-cell table:style-name="Tabulka1.A1" office:value-type="string">
            <text:p text:style-name="P54">Lectio vij.</text:p>
            <text:p text:style-name="P112"><text:soft-page-break/><text:span text:style-name="T26">S</text:span><text:span text:style-name="T144">ed</text:span><text:span text:style-name="T26"> quia non solo jejúnio animárum nostrárum salus acquíritur, jejúnium nostrum misericórdiis páuperum suppleámus. Impendámus virtúti, quod subtráhimus voluptáti. Fiat reféctio páuperis abstinéntia jejunántis.</text:span> <text:span text:style-name="T26">Studeámus viduárum defensióni, pupíllórum utilitáti, lugéntium consolatióni, dissidéntium paci.</text:span><text:span text:style-name="T12"> </text:span></text:p>
            <text:p text:style-name="P20"/>
          </table:table-cell>
          <table:table-cell table:style-name="Tabulka1.A1" office:value-type="string">
            <text:p text:style-name="P22"/>
            <text:p text:style-name="P147"><text:soft-page-break/><text:span text:style-name="T143">Ale</text:span> protože nejen postem získáváme spásu <text:span text:style-name="T94">svý</text:span>ch duší, svůj půst doplňujme ještě skutky milosrdenství k chudým. Vyrůstejme v ctnosti tím, co si odebíráme z potěšení. Nechť j<text:span text:style-name="T94">sou chudí</text:span> nasycen<text:span text:style-name="T94">i tím, co si postící se </text:span>odř<text:span text:style-name="T94">ekli</text:span>. Snažme se <text:span text:style-name="T94">chránit </text:span>vdov<text:span text:style-name="T94">y</text:span>, pomá<text:span text:style-name="T94">hat</text:span> sirotkům, utěš<text:span text:style-name="T94">ovat</text:span> lkající a sm<text:span text:style-name="T94">i</text:span>ř<text:span text:style-name="T94">ovat</text:span> odloučené. </text:p>
          </table:table-cell>
        </table:table-row>
        <table:table-row table:style-name="Tabulka1.1">
          <table:table-cell table:style-name="Tabulka1.A1" office:value-type="string">
            <text:p text:style-name="P54">Lectio viij.</text:p>
            <text:p text:style-name="P100">S<text:span text:style-name="T143">uscipiátur</text:span> peregrínus, adjuvétur oppréssus, vestiátur nudus, foveátur ægrótus: ut quicúmque nostrum de justis labóribus auctóri bonórum ómnium Deo sacrifícium hujus pietátis obtúlerit, ab eodem regni cæléstis præmium percípere mereátur.</text:p>
            <text:p text:style-name="P20"/>
          </table:table-cell>
          <table:table-cell table:style-name="Tabulka1.A1" office:value-type="string">
            <text:p text:style-name="P22"/>
            <text:p text:style-name="P147"><text:span text:style-name="T143">Přijímejme</text:span> poutníky, pomáhejme utlačovaným, oblékejme nahé, pečujme o nemocné, aby kdokoliv z nás těmito dobrými skutky přinesl tuto oběť Bohu, původci všeho dobra, a zasloužil si pak od Něj obdržeti <text:span text:style-name="T95">o</text:span>dměnu království nebeského.</text:p>
          </table:table-cell>
        </table:table-row>
        <table:table-row table:style-name="Tabulka1.1">
          <table:table-cell table:style-name="Tabulka1.A1" office:value-type="string">
            <text:p text:style-name="P65">In III. Nocturno</text:p>
            <text:p text:style-name="P17"><text:span text:style-name="T26">Léctio sancti Evangélii secúndum Joánnem.</text:span><text:span text:style-name="T2"> </text:span></text:p>
            <text:p text:style-name="P54">Lectio ix. Cap. 1.</text:p>
            <text:p text:style-name="P112"><text:span text:style-name="T26">I</text:span><text:span text:style-name="T144">n</text:span><text:span text:style-name="T26"> illo témpore: Misérunt Judæi ab Jerosólymis sacerdótes et levitas ad Joánnem, ut interrogarent eum: Tu quis es? Et réliqua.</text:span><text:span text:style-name="T12"> </text:span></text:p>
            <text:p text:style-name="P20"/>
            <text:p text:style-name="P17"><text:span text:style-name="T12">Homilía sancti </text:span><text:span text:style-name="T26">Gregórii Papæ</text:span><text:span text:style-name="T12">.</text:span></text:p>
            <text:p text:style-name="P54">Homilía 7. in Evangelia.</text:p>
            <text:p text:style-name="P117">E<text:span text:style-name="T143">x</text:span> hujus nobis lectiónis verbis, fratres c<text:span text:style-name="T289">h</text:span>aríssimi, Joánnis humílitas commendátur: qui cum tantæ virtútis esset, ut Christus credi potuísset, elégit sólide subsístere in se, ne humana opinióne raperétur inániter super se. Nam conféssus est, et non negávit: et conféssus est, Quia non sum ego Christus. Sed qui dixit, Non sum; negávit plane quod non erat, sed non negávit quod erat: ut veritátem loquens, ejus membrum fíeret, cujus sibi nomen falláciter non usurpáret.</text:p>
            <text:p text:style-name="P57"/>
          </table:table-cell>
          <table:table-cell table:style-name="Tabulka1.A1" office:value-type="string">
            <text:p text:style-name="P22"/>
            <text:p text:style-name="P22"/>
            <text:p text:style-name="P22"/>
            <text:p text:style-name="P74"><text:span text:style-name="T157">Za</text:span><text:span text:style-name="T218"> onoho času, poslali Židé z Jeru</text:span><text:span text:style-name="T200">s</text:span><text:span text:style-name="T218">aléma kněze a levity k Janovi, aby se ho zeptali: Ty jsi kdo? A ostatní.</text:span></text:p>
            <text:p text:style-name="P22"/>
            <text:p text:style-name="P22"/>
            <text:p text:style-name="P22"/>
            <text:p text:style-name="P91"><text:span text:style-name="T162">V</text:span><text:span text:style-name="T157">e</text:span><text:span text:style-name="T218"> slovech tohoto čtení, nejdražší bratři, je nám vychvalována Janova pokora. Byl totiž tak ctnostný, že by lidé uvěřili, že je Kristus, ale </text:span><text:span text:style-name="T231">on </text:span><text:span text:style-name="T218">ze své vůle pevně zůstal sám sebou, aby se </text:span><text:span text:style-name="T200">míněním </text:span><text:span text:style-name="T218">lidí nenechal zbytečně strhnout </text:span><text:span text:style-name="T232">k přílišné pýše</text:span><text:span text:style-name="T218">. Neboť vyznal a nezapíral. A vyznal: „Neboť nejsem já Kristus.“ Avšak </text:span><text:span text:style-name="T232">on, </text:span><text:span text:style-name="T209">když</text:span><text:span text:style-name="T218"> řekl „Nejsem,“ prostě popřel, řekl, že není, a nelhal, že by byl. A tím, že řekl pravdu, stal se údem toho, jehož jméno si vylhaně nepřisvojil. </text:span></text:p>
          </table:table-cell>
        </table:table-row>
        <table:table-row table:style-name="Tabulka1.1">
          <table:table-cell table:style-name="Tabulka1.A1" office:value-type="string">
            <text:p text:style-name="P54">Lectio x.</text:p>
            <text:p text:style-name="P112"><text:span text:style-name="T26">C</text:span><text:span text:style-name="T144">um</text:span><text:span text:style-name="T26"> ergo non vult appétere nomen Christi, factus est membrum Christi: quia dum infirmitátem suam stúduit humíliter agnóscere, illíus celsitúdinem méruit veráciter obtinére.</text:span><text:span text:style-name="T12"> Sed cum ex lectióne ália, Redemptóris nostri senténtia ad méntem redúcitur, ex hujus lectiónis verbis nobis quæstio valde impléxa generátur. Alio quippe in loco inquisítus a discípulis Dóminus de Elíæ advéntu, respóndit: Elías jam venit, et non cognovérunt eum, sed fecérunt in eum quæcúmque voluérunt: et, si vultis scire, Joánnes ipse est Elías.</text:span></text:p>
            <text:p text:style-name="P21"/>
          </table:table-cell>
          <table:table-cell table:style-name="Tabulka1.A1" office:value-type="string">
            <text:p text:style-name="P22"/>
            <text:p text:style-name="P74"><text:span text:style-name="T157">Když</text:span><text:span text:style-name="T218"> si tedy nech</text:span><text:span text:style-name="T200">těl</text:span><text:span text:style-name="T218"> přivlastnit jméno Kristovo, </text:span><text:span text:style-name="T282">stal se </text:span><text:span text:style-name="T218">údem Kristovým. Neboť zatímco se snažil pokorně vyznat svou slabost, vpravdě si zasloužil obdržet </text:span><text:span text:style-name="T231">Kristovu</text:span><text:span text:style-name="T232"> vznešenost</text:span><text:span text:style-name="T218">. </text:span><text:span text:style-name="T232">K</text:span><text:span text:style-name="T218">dyž</text:span><text:span text:style-name="T232"> si však vz</text:span><text:span text:style-name="T218">pomeneme </text:span><text:span text:style-name="T232">na</text:span><text:span text:style-name="T218"> Spasitelovu větu z jiného čtení, z </text:span><text:span text:style-name="T232">jeho slov</text:span><text:span text:style-name="T218"> nám vy</text:span><text:span text:style-name="T209">vstá</text:span><text:span text:style-name="T218">vá </text:span><text:span text:style-name="T253">jedna </text:span><text:span text:style-name="T218">velmi spletitá otázka. </text:span><text:span text:style-name="T200">T</text:span><text:span text:style-name="T218">otiž </text:span><text:span text:style-name="T231">n</text:span><text:span text:style-name="T218">a jiném místě, když se učedníci Pána ptali na příchod Eliáše, odpověděl jim: „Eliáš již přišel a </text:span><text:span text:style-name="T264">lidé</text:span><text:span text:style-name="T218"> ho nepoznali, ale </text:span><text:span text:style-name="T232">u</text:span><text:span text:style-name="T218">dělali mu, co se jim zlíbilo.“ A pokud to chcete vědět, právě Jan byl </text:span><text:span text:style-name="T232">oním </text:span><text:span text:style-name="T218">Eliáš</text:span><text:span text:style-name="T232">em</text:span><text:span text:style-name="T218">.</text:span></text:p>
          </table:table-cell>
        </table:table-row>
        <table:table-row table:style-name="Tabulka1.1">
          <table:table-cell table:style-name="Tabulka1.A1" office:value-type="string">
            <text:p text:style-name="P54">Lectio xj.</text:p>
            <text:p text:style-name="P100">R<text:span text:style-name="T143">equisítus</text:span> autem Joánnes dicit: Non sum Elías. Quid est hoc, fratres caríssimi, quia quod Véritas affírmat, hoc prophéta Veritátis negat? Valde namque inter se divérsa sunt: Ipse est: et, Non sum. Quómodo ergo prophéta veritátis est, si ejusdem <text:soft-page-break/>Veritátis sermónibus concors non est? Sed si subtíliter véritas ipsa requirátur, hoc quod inter se contrárium sonat, quómodo contrárium non sit, invenítur.</text:p>
            <text:p text:style-name="P57"/>
          </table:table-cell>
          <table:table-cell table:style-name="Tabulka1.A1" office:value-type="string">
            <text:p text:style-name="P22"/>
            <text:p text:style-name="P74"><text:span text:style-name="T157">Když</text:span><text:span text:style-name="T218"> se však Jana zeptali, odpověděl: „Nejsem Eliáš.“ Co </text:span><text:span text:style-name="T232">se </text:span><text:span text:style-name="T218">to </text:span><text:span text:style-name="T232">dě</text:span><text:span text:style-name="T218">je, nejdražší bratři, když to, co Pravda tvrdí, prorok Pravdy </text:span><text:span text:style-name="T232">zase</text:span><text:span text:style-name="T218"> popírá? Tyto dvě věci se totiž velmi liší: „On je,“ a „Nejsem.“ Jak tedy může být prorokem Pravdy, když není v soula</text:span><text:soft-page-break/><text:span text:style-name="T218">du se slovy </text:span><text:span text:style-name="T232">právě </text:span><text:span text:style-name="T218">té samé Pravdy? Avšak pokud poctivě hledáme samotnou pravdu, shledáme, že to, co zní jako protiklad, vlastně </text:span><text:span text:style-name="T232">vůbec protikladn</text:span><text:span text:style-name="T200">ým</text:span><text:span text:style-name="T232"> </text:span><text:span text:style-name="T218">není.</text:span></text:p>
          </table:table-cell>
        </table:table-row>
        <table:table-row table:style-name="Tabulka1.1">
          <table:table-cell table:style-name="Tabulka1.A1" office:value-type="string">
            <text:p text:style-name="P54">Lectio xij.</text:p>
            <text:p text:style-name="P100">A<text:span text:style-name="T143">d</text:span> Zacharíam namque de Joánne Angelus dicit: Ipse præcédet ante illum in spíritu et virtúte Elíæ. Qui idcírco ventúrus in spíritu et virtúte Elíæ dícitur, quia sicut Elías secúndum Dómini advéntum prævéniet, ita Joánnes prævenit primum. Sicut ille præcursor ventúrus est Júdicis, ita iste præcursor est factus Redemptóris. Joánnes ígitur in spíritu Elías erat, in persóna Elías non erat. Quod ergo Dóminus fatétur de spíritu, hoc Joánnes dénegat de persóna. </text:p>
            <text:p text:style-name="P54"/>
          </table:table-cell>
          <table:table-cell table:style-name="Tabulka1.A1" office:value-type="string">
            <text:p text:style-name="P22"/>
            <text:p text:style-name="P74"><text:span text:style-name="T163">Z</text:span><text:span text:style-name="T157">achariášovi</text:span><text:span text:style-name="T218"> totiž o Janovi řekl </text:span><text:span text:style-name="T200">A</text:span><text:span text:style-name="T218">nděl: „Bude jej předcházet v duchu a síle Eliášově.“ Říká tedy o něm, že má přijít v duchu a síle Eliáše, protože stejně jako Eliáš má předcházet druhému příchodu Páně, </text:span><text:span text:style-name="T232">i</text:span><text:span text:style-name="T218"> Jan předcházel jeho prvnímu příchodu. Jako Eliáš má přijít jako předchůdce Soudce, tak </text:span><text:span text:style-name="T201">se</text:span><text:span text:style-name="T218"> </text:span><text:span text:style-name="T232">i </text:span><text:span text:style-name="T218">Jan </text:span><text:span text:style-name="T201">stal </text:span><text:span text:style-name="T218">předchůdcem Spasitele. Jan byl tedy Eliášem duchovně, jako osoba však nikoliv. Co tedy Pán pronáší v duchu, to Jan popírá pro svou osobu</text:span><text:bookmark text:name="_GoBack"/><text:span text:style-name="T218">. </text:span></text:p>
          </table:table-cell>
        </table:table-row>
        <table:table-row table:style-name="Tabulka1.1">
          <table:table-cell table:style-name="Tabulka1.A1" table:number-columns-spanned="2" office:value-type="string">
            <text:p text:style-name="P44"><text:span text:style-name="T36">Feria </text:span><text:span text:style-name="T37">Secund</text:span><text:span text:style-name="T36">a</text:span></text:p>
          </table:table-cell>
          <table:covered-table-cell/>
        </table:table-row>
        <table:table-row table:style-name="Tabulka1.1">
          <table:table-cell table:style-name="Tabulka1.A1" office:value-type="string">
            <text:p text:style-name="P10">De Isaía Prophéta.</text:p>
            <text:p text:style-name="P54">Lectio j. Cap. <text:span text:style-name="T96">28</text:span>.</text:p>
            <text:p text:style-name="P117">Væ corónæ supérbiæ, ébriis Ephraim, et flori decidénti, glóriæ exultatiónis ejus, qui erant in vértice vallis pinguíssimæ, errántes a vino. Ecce válidus et fortis Dóminus sicut impetus grándinis: turbo confríngens, sicut impetus aquárum multárum inundántium, et emissárum super terram spatiósam.</text:p>
            <text:p text:style-name="P20"/>
          </table:table-cell>
          <table:table-cell table:style-name="Tabulka1.A1" office:value-type="string">
            <text:p text:style-name="P22"/>
            <text:p text:style-name="P22"/>
            <text:p text:style-name="P140"><text:span text:style-name="T143">Běda</text:span> pyšné koruně opilců efraimských, a <text:span text:style-name="T97">vadnoucímu</text:span> květ<text:span text:style-name="T97">u</text:span> jejich chlubné ozdoby, na vrcholu tučného údolí vínem se potácejících! Ejhle, silný a mocný <text:span text:style-name="T51">přichází</text:span> Pán, jako <text:span text:style-name="T97">náhlé a </text:span>prudké krupobití, jako ničivý vichr, jako příval dravých spoust vodních, rozlitých po široširé zemi. </text:p>
          </table:table-cell>
        </table:table-row>
        <table:table-row table:style-name="Tabulka1.1">
          <table:table-cell table:style-name="Tabulka1.A1" office:value-type="string">
            <text:p text:style-name="P54">Lectio ij.</text:p>
            <text:p text:style-name="P101">Pédibus conculcábitur coróna supérbiæ ebriórum Ephraim. Et erit flos décidens glóriæ exultatiónis ejus, qui est super vérticem vallis pínguium, quasi temporáneum ante maturitátem autúmni: quod cum aspéxerit videns, statim ut manu tenúerit, devorábit illud.</text:p>
            <text:p text:style-name="P20"/>
          </table:table-cell>
          <table:table-cell table:style-name="Tabulka1.A1" office:value-type="string">
            <text:p text:style-name="P22"/>
            <text:p text:style-name="P149"><text:span text:style-name="T143">Nohama</text:span> pošlapána bude pyšná koruna opilců efraimských. Květině <text:span text:style-name="T97">vadnoucí</text:span> chlubné ozdoby jejich na vrcholu tučného údolí bude jako ranému fíku před <text:span text:style-name="T51">podzimním</text:span> dozráním: jak jej kdo uvidí, hned jej <text:span text:style-name="T97">pozře</text:span>, jak jej do ruky vezme.</text:p>
          </table:table-cell>
        </table:table-row>
        <table:table-row table:style-name="Tabulka1.1">
          <table:table-cell table:style-name="Tabulka1.A1" office:value-type="string">
            <text:p text:style-name="P54">Lectio iij.</text:p>
            <text:p text:style-name="P101">In die illa erit Dóminus exercítuum coróna glóriæ, et sertum exultatiónis resíduo pópuli sui: et spíritus judícii sedénti super judícium, et fortitúdo reverténtibus de bello ad portam. Idcírco hæc dicit Dóminus Deus: Ecce ego mittam in fundaméntis Sion lápidem, lápidem probátum, angulárem, pretiósum in fundaménto fundátum.</text:p>
            <text:p text:style-name="P20"/>
          </table:table-cell>
          <table:table-cell table:style-name="Tabulka1.A1" office:value-type="string">
            <text:p text:style-name="P22"/>
            <text:p text:style-name="P80"><text:span text:style-name="T218">V den ten bude Hospodin zástupů slavnou korunou a věncem plesání zbytku svého lidu; duchem práva bude tomu, jenž u soudu zasedá, a silou těm, kteří zanesou válku až ku branám. Proto praví Pán Bůh toto: „</text:span><text:span text:style-name="T202">Hle</text:span><text:span text:style-name="T218">, já kladu na </text:span><text:span text:style-name="T233">Siónu</text:span><text:span text:style-name="T218"> základný kámen, kámen spolehlivý, úhelný, vzácný, na pevné </text:span><text:span text:style-name="T233">zemi</text:span><text:span text:style-name="T218"> </text:span><text:span text:style-name="T233">založený.“</text:span></text:p>
          </table:table-cell>
        </table:table-row>
        <table:table-row table:style-name="Tabulka1.1">
          <table:table-cell table:style-name="Tabulka1.A1" table:number-columns-spanned="2" office:value-type="string">
            <text:p text:style-name="P44"><text:span text:style-name="T36">Feria </text:span><text:span text:style-name="T38">Tertia</text:span></text:p>
          </table:table-cell>
          <table:covered-table-cell/>
        </table:table-row>
        <table:table-row table:style-name="Tabulka1.1">
          <table:table-cell table:style-name="Tabulka1.A1" office:value-type="string">
            <text:p text:style-name="P10">De Isaía Prophéta.</text:p>
            <text:p text:style-name="P54">Lectio j. Cap. <text:span text:style-name="T96">30</text:span>.</text:p>
            <text:p text:style-name="P117">E<text:span text:style-name="T143">xpéctat</text:span> Dóminus ut misereátur vestri: et ideo exaltábitur parcens vobis: quia Deus judícii Dóminus: beáti omnes qui expéctant eum. Pópulus enim Sion habitábit in Jerúsalem: plorans nequáquam plorábis, miserans miserébitur tui: ad vocem clamóris tui statim ut audíerit, respondé<text:soft-page-break/>bit tibi.</text:p>
            <text:p text:style-name="P20"/>
          </table:table-cell>
          <table:table-cell table:style-name="Tabulka1.A1" office:value-type="string">
            <text:p text:style-name="P22"/>
            <text:p text:style-name="P22"/>
            <text:p text:style-name="P141"><text:span text:style-name="T143">Proto</text:span> čeká Hospodin, aby se nad vámi smiloval, a proto se zdvihne, aby vám odpustil, neboť <text:span text:style-name="T98">Ho</text:span>spo<text:span text:style-name="T98">di</text:span>n <text:span text:style-name="T98">je</text:span> Bůh <text:span text:style-name="T98">spravedlivý</text:span>, blaze všem, kteří v něho doufají. Ano, lide <text:span text:style-name="T98">siónský</text:span>, bydlící v Jerusalemě! Nikoliv! Nebudeš ustavičně plakati, <text:span text:style-name="T98">zajisté</text:span> se nad tebou smiluje, odpoví ti na hlas tvého <text:soft-page-break/>volání, hned jak je uslyší. </text:p>
          </table:table-cell>
        </table:table-row>
        <table:table-row table:style-name="Tabulka1.1">
          <table:table-cell table:style-name="Tabulka1.A1" office:value-type="string">
            <text:p text:style-name="P54">Lectio ij.</text:p>
            <text:p text:style-name="P101">E<text:span text:style-name="T143">t</text:span> dabit vobis Dóminus panem arctum, et aquam brevem: et non fáciet avoláre a te ultra doctórem tuum: et erunt óculi tui vidéntes præceptórem tuum. Egrédere, dices ei: et dábitur plúvia sémini tuo, ubicúmque semináveris in terra: et panis frugum terræ erit? ubérrimus, et pinguis.</text:p>
            <text:p text:style-name="P20"/>
          </table:table-cell>
          <table:table-cell table:style-name="Tabulka1.A1" office:value-type="string">
            <text:p text:style-name="P22"/>
            <text:p text:style-name="P149">A dá vám Pán chléb tísně a vod<text:span text:style-name="T98">u</text:span> bídy; a nedá již, aby tvůj učitel od tebe odešel, ale tvé oči budou viděti ustavičně vychovatele <text:span text:style-name="T98">s</text:span>vého. <text:span text:style-name="T98">A řekneš jim: „Kliďte se!"</text:span> Dostane se deště výsevu tvému, kdekoliv jím <text:span text:style-name="T98">zaseješ</text:span> půdu. Chléb <text:span text:style-name="T98">z obilí</text:span>, úroda země, budou šťavnaté a tučné.</text:p>
          </table:table-cell>
        </table:table-row>
        <table:table-row table:style-name="Tabulka1.1">
          <table:table-cell table:style-name="Tabulka1.A1" office:value-type="string">
            <text:p text:style-name="P54">Lectio iij.</text:p>
            <text:p text:style-name="P101">P<text:span text:style-name="T143">ascétur</text:span> in possessióne tua in die illo agnus spatióse: et tauri tui, et pulli asinórum, qui operántur terram, commístum migma cómedent sicut in área ventilátum est. Et erunt super omnem montem excélsum, et super omnem collem elevátum rivi curréntium aquárum in die interfectiónis multórum cum cecíderint turres.</text:p>
            <text:p text:style-name="P20"/>
          </table:table-cell>
          <table:table-cell table:style-name="Tabulka1.A1" office:value-type="string">
            <text:p text:style-name="P22"/>
            <text:p text:style-name="P81"><text:span text:style-name="T234">V</text:span><text:span text:style-name="T218"> ten den se beránek bude pásti na tvém širém majetku. Býci tvoji a oslátka, vzdělávající půdu, žráti budou dobře smíšenou píci, na humně </text:span><text:span text:style-name="T203">provětranou</text:span><text:span text:style-name="T218">. Na každé vysoké hoře a na každém vyvýšeném pahorku budou potoky, proudy vod v den velkého vraždění, kdy padnou věže. </text:span></text:p>
          </table:table-cell>
        </table:table-row>
        <table:table-row table:style-name="Tabulka1.1">
          <table:table-cell table:style-name="Tabulka1.A1" table:number-columns-spanned="2" office:value-type="string">
            <text:p text:style-name="P45">Feria Quarta</text:p>
            <text:p text:style-name="P58">Quattuor Temporum.</text:p>
          </table:table-cell>
          <table:covered-table-cell/>
        </table:table-row>
        <table:table-row table:style-name="Tabulka1.79">
          <table:table-cell table:style-name="Tabulka1.A1" office:value-type="string">
            <text:p text:style-name="P17"><text:span text:style-name="T26">Léctio sancti Evangélii secúndum Lucam.</text:span><text:span text:style-name="T2"> </text:span></text:p>
            <text:p text:style-name="P54">Lectio j. Cap. 1.</text:p>
            <text:p text:style-name="P113"><text:span text:style-name="T26">I</text:span><text:span text:style-name="T144">n</text:span><text:span text:style-name="T26"> illo témpore: Missus est Angelus </text:span><text:span text:style-name="T28">Gábriel</text:span><text:span text:style-name="T26"> a Deo in civitátem Galilææ, cui nomen Nazareth, ad Vírginem desponsátam viro, cui nomen erat Joseph, de domo David, et nomen Vírginis María. Et réliqua.</text:span><text:span text:style-name="T12"> </text:span></text:p>
            <text:p text:style-name="P20"/>
            <text:p text:style-name="P17"><text:span text:style-name="T12">Homilía sancti </text:span><text:span text:style-name="T26">Ambrósii Epíscopi</text:span><text:span text:style-name="T12">.</text:span></text:p>
            <text:p text:style-name="P54">Lib. 2. in Lucam.</text:p>
            <text:p text:style-name="P117">L<text:span text:style-name="T143">atent</text:span> quidem divína mystéria, nec fácile, juxta prophéticum dictum quisquam hóminum potest scire consílium Dei. Sed tamen ex céteris factis, atque præcéptis Dómini Salvatóris póssumus intellígere, et hoc propensióris fuisse consílii, quod ea potíssimum elécta est, ut Dóminum páreret, quæ erat desponsáta viro. Cur autem non ántequam desponsarétur, impléta est? Fortásse ne dicerétur quod concéperat ex adultério.</text:p>
            <text:p text:style-name="P20"/>
          </table:table-cell>
          <table:table-cell table:style-name="Tabulka1.A1" office:value-type="string">
            <text:p text:style-name="P22"/>
            <text:p text:style-name="P22"/>
            <text:p text:style-name="P82"><text:span text:style-name="T157">Za</text:span><text:span text:style-name="T218"> onoho času poslán </text:span><text:span text:style-name="T203">byl</text:span><text:span text:style-name="T218"> </text:span><text:span text:style-name="T203">A</text:span><text:span text:style-name="T218">nděl Gabriel od Boha do města galilejského, jemuž jméno bylo Nazaret, k Panně </text:span><text:span text:style-name="T236">zasnoubené</text:span><text:span text:style-name="T218"> muž</text:span><text:span text:style-name="T236">i</text:span><text:span text:style-name="T218">, jemuž jméno bylo Josef, z domu Davidova, a jméno Panny bylo Marie. A další.</text:span></text:p>
            <text:p text:style-name="P22"/>
            <text:p text:style-name="P22"/>
            <text:p text:style-name="P22"/>
            <text:p text:style-name="P93"><text:span text:style-name="T157">Skrytá</text:span><text:span text:style-name="T218"> jsou božská tajemství a jak pravil </text:span><text:span text:style-name="T203">P</text:span><text:span text:style-name="T218">rorok, nikdo z lidí nemůže snadno poznat</text:span><text:span text:style-name="T237">i</text:span><text:span text:style-name="T218"> úmysly Boží. Avšak z některých skutků a příkazů Pána a Spasitele dokážeme poznat, a že to</text:span><text:span text:style-name="T237">to</text:span><text:span text:style-name="T218"> nejspíše byl úmysl Boží. Zde především proto, že </text:span><text:span text:style-name="T237">za </text:span><text:span text:style-name="T218">matku Páně byla zvolena žena, která </text:span><text:span text:style-name="T237">již </text:span><text:span text:style-name="T218">byla </text:span><text:span text:style-name="T237">zasnoubená</text:span><text:span text:style-name="T218"> muž</text:span><text:span text:style-name="T237">i</text:span><text:span text:style-name="T218">. Proč se však tyto věci nenaplnily ještě </text:span><text:span text:style-name="T237">předtím, </text:span><text:span text:style-name="T218">než byla </text:span><text:span text:style-name="T237">zasnoubená</text:span><text:span text:style-name="T218">? Snad proto, aby se neříkalo, že počala z cizoložství. </text:span></text:p>
          </table:table-cell>
        </table:table-row>
        <table:table-row table:style-name="Tabulka1.80">
          <table:table-cell table:style-name="Tabulka1.A1" office:value-type="string">
            <text:p text:style-name="P54">Lectio ij.</text:p>
            <text:p text:style-name="P101">E<text:span text:style-name="T143">t</text:span> ingréssus ad eam Angelus. Disce vírginem móribus, disce vírginem verecúndia, disce oráculo, disce mystério. Trepidáre vírginum est, et ad omnes viri ingréssus pavére, omnes viri affátus veréri. Discant muliéres propósitum pudóris imitári. Sola in penetrálibus, quam nemo virórum víderit, solus Angelus repérerit: sola sine cómite, sola sine teste, ne quo degénere depravarétur affátu, ab Angelo salutátur.</text:p>
            <text:p text:style-name="P20"/>
          </table:table-cell>
          <table:table-cell table:style-name="Tabulka1.A1" office:value-type="string">
            <text:p text:style-name="P22"/>
            <text:p text:style-name="P82"><text:span text:style-name="T218">A </text:span><text:span text:style-name="T237">A</text:span><text:span text:style-name="T218">nděl k ní </text:span><text:span text:style-name="T203">vešel</text:span><text:span text:style-name="T218">. Učme se </text:span><text:span text:style-name="T237">panenským </text:span><text:span text:style-name="T218">mravům, učme se pravdomluvnosti, učme se </text:span><text:span text:style-name="T237">takové</text:span><text:span text:style-name="T218"> řeči a poznejme celé to</text:span><text:span text:style-name="T235">to</text:span><text:span text:style-name="T218"> tajemství. Obavy jsou pannám vlastní, má se </text:span><text:span text:style-name="T237">o</text:span><text:span text:style-name="T218">bá</text:span><text:span text:style-name="T237">va</text:span><text:span text:style-name="T218">t</text:span><text:span text:style-name="T237">i</text:span><text:span text:style-name="T218"> </text:span><text:span text:style-name="T237">všech</text:span><text:span text:style-name="T218"> muž</text:span><text:span text:style-name="T237">ových návrhů</text:span><text:span text:style-name="T218">, </text:span><text:span text:style-name="T237">kdykoliv </text:span><text:span text:style-name="T218">na ni muž promluví. Nechť se ženy učí napodobovat její zdrženlivost. Sama byla v místnosti, kde ji žádný z mužů nespatřil, s</text:span><text:span text:style-name="T237">a</text:span><text:span text:style-name="T218">m</text:span><text:span text:style-name="T237">otný A</text:span><text:span text:style-name="T218">nděl ji tam našel. Byla sama, bez společníka, </text:span><text:span text:style-name="T237">sama </text:span><text:span text:style-name="T218">beze svědků, aby </text:span><text:span text:style-name="T237">snad </text:span><text:span text:style-name="T218">nebyla vystavena pomluvám, a </text:span><text:span text:style-name="T237">A</text:span><text:span text:style-name="T218">nděl ji pozdravil.</text:span></text:p>
          </table:table-cell>
        </table:table-row>
        <table:table-row table:style-name="Tabulka1.80">
          <table:table-cell table:style-name="Tabulka1.A1" office:value-type="string">
            <text:p text:style-name="P54">Lectio iij.</text:p>
            <text:p text:style-name="P101"><text:soft-page-break/>T<text:span text:style-name="T143">anti</text:span> namque mandáti mystérium non hóminis fuit, sed Angeli ore proméndum. Hódie primum audítur: Spíritus Sanctus supervéniet in te. Et audítur, et créditur. Dénique, Ecce, inquit, ancílla Dómini: contíngat mihi secúndum verbum tuum. Vide humilitátem, vide devotiónem. Ancíllam se dicit Dómini, quæ mater elígitur: nec repentíno exaltáta promísso est.</text:p>
            <text:p text:style-name="P20"/>
          </table:table-cell>
          <table:table-cell table:style-name="Tabulka1.A1" office:value-type="string">
            <text:p text:style-name="P22"/>
            <text:p text:style-name="P82"><text:soft-page-break/><text:span text:style-name="T157">Tajemství</text:span><text:span text:style-name="T218"> takového poselství nemohlo být zvěstováno ústy lidskými, ale </text:span><text:span text:style-name="T203">pouze</text:span><text:span text:style-name="T218"> </text:span><text:span text:style-name="T235">a</text:span><text:span text:style-name="T218">nděl</text:span><text:span text:style-name="T235">sk</text:span><text:span text:style-name="T218">ými. Dnes poprvé totiž zaznělo: „Duch Svatý tě zastíní.“ </text:span><text:span text:style-name="T264">Panna</text:span><text:span text:style-name="T218"> to uslyšela a uvěřila. Pak odpoví: „Hle, </text:span><text:span text:style-name="T264">jsem </text:span><text:span text:style-name="T254">služebnice Páně. Ať se mi stane podle tvého slova.“ Pohleď na tu pokoru, pohleď na tu oddanost! Jako o služebnici Páně o sobě mluví ta, která byla vyvolena za matku Boží. Ani</text:span><text:span text:style-name="T259"> </text:span><text:span text:style-name="T267">tak</text:span><text:span text:style-name="T259"> </text:span><text:span text:style-name="T254">nečekaným slibem se nestala povýšenou.</text:span></text:p>
          </table:table-cell>
        </table:table-row>
        <table:table-row table:style-name="Tabulka1.80">
          <table:table-cell table:style-name="Tabulka1.A1" table:number-columns-spanned="2" office:value-type="string">
            <text:p text:style-name="P44"><text:span text:style-name="T36">Feria </text:span><text:span text:style-name="T39">Quinta</text:span></text:p>
          </table:table-cell>
          <table:covered-table-cell/>
        </table:table-row>
        <table:table-row table:style-name="Tabulka1.80">
          <table:table-cell table:style-name="Tabulka1.A1" office:value-type="string">
            <text:p text:style-name="P10">De Isaía Prophéta.</text:p>
            <text:p text:style-name="P54">Lectio j. Cap. <text:span text:style-name="T96">33</text:span>.</text:p>
            <text:p text:style-name="P117">V<text:span text:style-name="T143">æ</text:span> qui prædáris, nonne et ipse prædáberis? et qui spernis, nonne et ipse spernéris? cum consummáveris deprædatiónem, deprædáberis: cum fatigátus desíeris contémnere, <text:s/>contemnéris. Dómine miserére nostri: te enim expectávimus: esto bráchium nostrum in mane, et salus nostra in témpore tribulatiónis.</text:p>
            <text:p text:style-name="P20"/>
          </table:table-cell>
          <table:table-cell table:style-name="Tabulka1.A1" office:value-type="string">
            <text:p text:style-name="P22"/>
            <text:p text:style-name="P22"/>
            <text:p text:style-name="P142"><text:span text:style-name="T143">Běda</text:span> tobě, který loupíš, zda<text:span text:style-name="T104">li</text:span> i ty sám nebudeš oloupen? A který <text:span text:style-name="T104">pohrdáš</text:span>, zda<text:span text:style-name="T104">li</text:span> i <text:span text:style-name="T104">tebou </text:span>s<text:span text:style-name="T104">amotným</text:span> nebud<text:span text:style-name="T104">ou </text:span><text:span text:style-name="T283">ostatní</text:span> po<text:span text:style-name="T104">hrdati</text:span>? Až budeš s loupením hotov, budeš oloupen; až unaven přestaneš <text:span text:style-name="T104">pohrdati</text:span>, budeš <text:span text:style-name="T104">pohrdán</text:span>. Hospodine, buď nám milostiv, neboť tebe <text:span text:style-name="T104">očekáváme</text:span>; buď naším ramenem <text:span text:style-name="T51">každé</text:span> jitro, spásou naší v čas <text:span text:style-name="T104">nesnází.</text:span> </text:p>
          </table:table-cell>
        </table:table-row>
        <table:table-row table:style-name="Tabulka1.80">
          <table:table-cell table:style-name="Tabulka1.A1" office:value-type="string">
            <text:p text:style-name="P54">Lectio ij.</text:p>
            <text:p text:style-name="P82"><text:span text:style-name="T30">A voce Angeli fug</text:span><text:span text:style-name="T33">é</text:span><text:span text:style-name="T30">runt pópuli, et ab exaltatióne tua disp</text:span><text:span text:style-name="T33">é</text:span><text:span text:style-name="T30">rsæ sunt Gentes. Et congregabúntur spólia vestra sicut collígitur bruchus, velut cum fossæ plenæ fúerint de eo. Magnific</text:span><text:span text:style-name="T31">á</text:span><text:span text:style-name="T30">tus est Dóminus, quóniam habitávit in excélso: implévit Sion judício et justítia. Et erit fides in tempóribus tuis: divítiæ salútis, sapiéntia et sciéntia: timor Dómini ipse est thes</text:span><text:span text:style-name="T31">á</text:span><text:span text:style-name="T30">urus ejus.</text:span></text:p>
            <text:p text:style-name="P20"/>
          </table:table-cell>
          <table:table-cell table:style-name="Tabulka1.A1" office:value-type="string">
            <text:p text:style-name="P22"/>
            <text:p text:style-name="P150"><text:span text:style-name="T143">Před</text:span> hlasem <text:span text:style-name="T104">A</text:span>nděla se <text:span text:style-name="T104">lidé</text:span> dávají na útěk, před tvou vznešeností rozprch<text:span text:style-name="T104">ly</text:span> se <text:span text:style-name="T104">Národy</text:span>. Sbírat budete kořist jako <text:span text:style-name="T104">se </text:span>sbírají kobylky, jako když jimi bývají naplněny jámy. Vznešený je Hospodin, neb<text:span text:style-name="T283">oť</text:span> přebývá na výsosti; plní <text:span text:style-name="T104">Sión</text:span> právem a spravedlností. <text:span text:style-name="T104">Budeš důvěřovat </text:span><text:span text:style-name="T59">Bohu </text:span><text:span text:style-name="T106">v časech svých:</text:span> <text:span text:style-name="T104">taktéž budeš mít </text:span>hojnost blaha, moudrost <text:span text:style-name="T104">i</text:span> vědu: <text:span text:style-name="T104">B</text:span>ázeň před Hospodinem, to jest tvůj poklad! </text:p>
          </table:table-cell>
        </table:table-row>
        <table:table-row table:style-name="Tabulka1.80">
          <table:table-cell table:style-name="Tabulka1.A1" office:value-type="string">
            <text:p text:style-name="P54">Lectio iij.</text:p>
            <text:p text:style-name="P101">C<text:span text:style-name="T143">ontérriti</text:span> sunt in Sion peccatóres, possédit tremor hypócritas. Quis póterit habitáre de vobis cum igne devoránte? quis habitábit ex vobis cum ardóribus sempitérnis? Qui ámbulat in justítiis, et lóquitur veritátem, qui prójicit avarítiam ex calúmnia, et éxcutit manus suas ab omni múnere, qui obtúrat aures suas ne áudiat sánguinem, et claudit óculos suos ne vídeat malum.</text:p>
            <text:p text:style-name="P20"/>
          </table:table-cell>
          <table:table-cell table:style-name="Tabulka1.A1" office:value-type="string">
            <text:p text:style-name="P22"/>
            <text:p text:style-name="P83"><text:span text:style-name="T164">Zděšeni</text:span><text:span text:style-name="T218"> jsou na </text:span><text:span text:style-name="T238">Siónu</text:span><text:span text:style-name="T218"> hříšníci, bázeň posed</text:span><text:span text:style-name="T238">la</text:span><text:span text:style-name="T218"> pokrytce. Kdo z vás bude moci </text:span><text:span text:style-name="T204">přebývat </text:span><text:span text:style-name="T218">s ohněm sžírajícím, kdo z vás bude moci </text:span><text:span text:style-name="T204">přebývat </text:span><text:span text:style-name="T218">s věčnými žáry? Ten, kdo chodí v</text:span><text:span text:style-name="T239">e</text:span><text:span text:style-name="T218"> správnosti a mluví pravdu, kdo pohrdá </text:span><text:span text:style-name="T238">podlým </text:span><text:span text:style-name="T218">ziskem z </text:span><text:span text:style-name="T238">pomluv a podvodů</text:span><text:span text:style-name="T218">, kdo odmítá jakýkoliv úplatek, kdo si zacpává uši, </text:span><text:span text:style-name="T240">a</text:span><text:span text:style-name="T218">by neslyšel </text:span><text:span text:style-name="T268">výzvu k</text:span><text:span text:style-name="T218"> vraždě, a své oči zavírá, by neměl záliby ve zlém. </text:span></text:p>
          </table:table-cell>
        </table:table-row>
        <table:table-row table:style-name="Tabulka1.80">
          <table:table-cell table:style-name="Tabulka1.A1" table:number-columns-spanned="2" office:value-type="string">
            <text:p text:style-name="P45">Feria Sexta</text:p>
            <text:p text:style-name="P58">Quattuor Temporum.</text:p>
          </table:table-cell>
          <table:covered-table-cell/>
        </table:table-row>
        <table:table-row table:style-name="Tabulka1.80">
          <table:table-cell table:style-name="Tabulka1.A1" office:value-type="string">
            <text:p text:style-name="P17"><text:span text:style-name="T26">Léctio sancti Evangélii secúndum Lucam.</text:span><text:span text:style-name="T2"> </text:span></text:p>
            <text:p text:style-name="P54">Lectio j. Cap. 1.</text:p>
            <text:p text:style-name="P101">I<text:span text:style-name="T143">n</text:span> illo témpore: Exsúrgens Maria ábiit in montana cum festinatióne in civitátem Juda: et intrávit in domum Zacharíæ, et salutávit Elisabeth. Et réliqua.</text:p>
            <text:p text:style-name="P20"/>
            <text:p text:style-name="P17"><text:span text:style-name="T12">Homilía sancti </text:span><text:span text:style-name="T26">Ambrósii Epíscopi</text:span><text:span text:style-name="T12">.</text:span></text:p>
            <text:p text:style-name="P54">Lib. 2. in Lucam. Cap. 1.</text:p>
            <text:p text:style-name="P117"><text:soft-page-break/>M<text:span text:style-name="T143">orále</text:span> est ómnibus, ut qui fidem éxigunt, fidem ástruant. Et ideo Angelus, cum abscóndita nuntiáret, ut fidem astrúeret exémplo, senióris fœminæ sterilísque concéptum Virgini Maríæ nuntiávit: ut possíbile Deo omne, quod ei placúerit, asséreret. Ubi audívit hoc María, non quasi incrédula de oráculo, nec quasi incérta de núntio, nec quasi dúbitans de exémplo, sed quasi læta pro voto, religiósa pro offício, festína pro gáudio, in montána perréxit.</text:p>
            <text:p text:style-name="P20"/>
          </table:table-cell>
          <table:table-cell table:style-name="Tabulka1.A1" office:value-type="string">
            <text:p text:style-name="P22"/>
            <text:p text:style-name="P22"/>
            <text:p text:style-name="P149"><text:span text:style-name="T143">Za</text:span> onoho času, odešla Maria do hor, ve spěchu, do města Judova. A vstoupila do domu Zachariášova a pozdravila Alžbětu. A ostatní.</text:p>
            <text:p text:style-name="P22"/>
            <text:p text:style-name="P22"/>
            <text:p text:style-name="P22"/>
            <text:p text:style-name="P114"><text:span text:style-name="T149">Je</text:span><text:span text:style-name="T12"> zvykem </text:span><text:span text:style-name="T17">u všech</text:span><text:span text:style-name="T12">, že kdo chce, abychom mu věřili, dá nám k tomu </text:span><text:span text:style-name="T17">i</text:span><text:span text:style-name="T12"> důvod. Proto </text:span><text:span text:style-name="T17">A</text:span><text:span text:style-name="T12">nděl, když zvěstoval skryté Boží úmysly, </text:span><text:soft-page-break/><text:span text:style-name="T17">zvěstoval</text:span><text:span text:style-name="T12"> Panně Marii i početí staré a neplodné ženy, aby tímto příkladem utvrdil její víru. Tím jí také ukázal, že u Boha je možné vše, co se mu zlíbí. Když to uslyšela Maria, vyšla do hor. Ne proto, že by </text:span><text:span text:style-name="T17">snad </text:span><text:span text:style-name="T12">neuvěřila té předpovědi, nebo by si nebyla jistá tím poslem, ani že by o tomto příkladu </text:span><text:span text:style-name="T22">k utvrzení víry</text:span><text:span text:style-name="T12"> pochybovala, ale </text:span><text:span text:style-name="T22">naopak</text:span><text:span text:style-name="T12">, naplněna radostí nad tím slibem </text:span><text:span text:style-name="T17">a</text:span><text:span text:style-name="T12"> věrna své povinnosti ve spěchu nad tou radostí </text:span><text:span text:style-name="T22">vyšla na cestu</text:span><text:span text:style-name="T12">.</text:span></text:p>
          </table:table-cell>
        </table:table-row>
        <table:table-row table:style-name="Tabulka1.80">
          <table:table-cell table:style-name="Tabulka1.A1" office:value-type="string">
            <text:p text:style-name="P54">Lectio ij.</text:p>
            <text:p text:style-name="P113"><text:span text:style-name="T26">Q</text:span><text:span text:style-name="T144">uo</text:span><text:span text:style-name="T26"> enim jam Deo plena, nisi ad superióra cum festinatióne conténderet? Nescit tarda molímina Sancti Spíritus grátia.</text:span> <text:span text:style-name="T26">Discite et vos, sanctæ mulieres, sedulitátem, quam prægnántibus debeátis exhíbere cognátis. Maríam, quæ ante sola in íntimis penetrálibus versabátur, non a público virginitátis pudor, non ab studio aspéritas móntium, non ab offício prolíxitas itíneris retardávit. </text:span></text:p>
            <text:p text:style-name="P20"/>
          </table:table-cell>
          <table:table-cell table:style-name="Tabulka1.A1" office:value-type="string">
            <text:p text:style-name="P22"/>
            <text:p text:style-name="P149"><text:span text:style-name="T143">Kam</text:span> jinam by také mohla jít, již s Bohem ve svém lůnu, než vzhůru? Milost Ducha Svatého nezná zdržení ani překážky. I vy, svaté ženy, učte se vytrvalé péči, kterou musíte prokazovat svým těhotným příbuzným. Marii, která předtím přebývala sama <text:span text:style-name="T114">uvnitř</text:span> svého domu, neodradil od veřejné cesty ani panenský stud, ani drsnost hor od toho úsilí, ani náročnost cesty od splnění povinnosti.</text:p>
          </table:table-cell>
        </table:table-row>
        <table:table-row table:style-name="Tabulka1.80">
          <table:table-cell table:style-name="Tabulka1.A1" office:value-type="string">
            <text:p text:style-name="P54">Lectio iij.</text:p>
            <text:p text:style-name="P101">I<text:span text:style-name="T143">n</text:span> montána Virgo cum festinatióne, Virgo offícii memor, injúriæ ímmemor, afféctu urgénte, non sexu, relícta perréxit domo. Díscite vírgines non circumcursáre per aliénas ædes, non demorári in platéis, non áliquos in público miscére sermónes. María in domo sera, festína in público, mansit apud cognátam suam tribus ménsibus.</text:p>
            <text:p text:style-name="P20"/>
          </table:table-cell>
          <table:table-cell table:style-name="Tabulka1.A1" office:value-type="string">
            <text:p text:style-name="P22"/>
            <text:p text:style-name="P84"><text:span text:style-name="T157">Panna</text:span><text:span text:style-name="T218"> vyšla z domu a spěchala do hor, </text:span><text:span text:style-name="T239">Panna,</text:span><text:span text:style-name="T218"> pamětliva </text:span><text:span text:style-name="T239">své </text:span><text:span text:style-name="T218">povinnosti, zapomněla na možné těžkosti, láska ji vedla i přes slabost jejího pohlaví. Učte se, panny, nech</text:span><text:span text:style-name="T241">odi</text:span><text:span text:style-name="T218">t </text:span><text:span text:style-name="T204">od</text:span><text:span text:style-name="T218"> domu </text:span><text:span text:style-name="T204">k</text:span><text:span text:style-name="T218"> domu </text:span><text:span text:style-name="T264">po návštěvách</text:span><text:span text:style-name="T218">, nepostávat na náměstích, nevměšovat se do hovorů na veřejnosti. Maria, která přebývala hlavně doma a na veřejnosti vždy jen spěchala, zůstala u své příbuzné tři měsíce.</text:span></text:p>
          </table:table-cell>
        </table:table-row>
        <table:table-row table:style-name="Tabulka1.80">
          <table:table-cell table:style-name="Tabulka1.A1" table:number-columns-spanned="2" office:value-type="string">
            <text:p text:style-name="P45">Sabbato</text:p>
            <text:p text:style-name="P58">Quattuor Temporum.</text:p>
          </table:table-cell>
          <table:covered-table-cell/>
        </table:table-row>
        <table:table-row table:style-name="Tabulka1.80">
          <table:table-cell table:style-name="Tabulka1.A1" office:value-type="string">
            <text:p text:style-name="P17"><text:span text:style-name="T26">Léctio sancti Evangélii secúndum Lucam.</text:span><text:span text:style-name="T2"> </text:span></text:p>
            <text:p text:style-name="P54">Lectio j. Cap. 3.</text:p>
            <text:p text:style-name="P101">A<text:span text:style-name="T143">nno</text:span> quintod<text:span text:style-name="T283">é</text:span>cimo imp<text:span text:style-name="T283">é</text:span>rii Tib<text:span text:style-name="T283">é</text:span>rii Cæsaris, procur<text:span text:style-name="T283">á</text:span>nte P<text:span text:style-name="T283">ó</text:span>ntio Pil<text:span text:style-name="T283">á</text:span>to Judæam. Et réliqua.</text:p>
            <text:p text:style-name="P20"/>
            <text:p text:style-name="P17"><text:span text:style-name="T12">Homilía sancti </text:span><text:span text:style-name="T26">Gregórii Papæ</text:span><text:span text:style-name="T12">.</text:span></text:p>
            <text:p text:style-name="P54">Homilía 20. in Evangelia.</text:p>
            <text:p text:style-name="P117">R<text:span text:style-name="T143">edemptóris</text:span> nostri præcursor, quo témpore prædicatiónis offícium accéperit, memoráto Románæ reipúblicæ príncipe, et Júdææ régibus, designátur. Quia enim illum prædicáre veniébat, qui et ex Judæa quosdam, et multos ex Géntibus redemptúrus erat: per regem Géntium et príncipes Judæórum prædicatiónis ejus témpora designántur.</text:p>
            <text:p text:style-name="P20"/>
          </table:table-cell>
          <table:table-cell table:style-name="Tabulka1.A1" office:value-type="string">
            <text:p text:style-name="P22"/>
            <text:p text:style-name="P22"/>
            <text:p text:style-name="P149"><text:span text:style-name="T143">Roku</text:span> patnáctého vlády císaře Tibéria, Pontiovi Pilátovi bylo svěřeno Judsko. A ostatní.</text:p>
            <text:p text:style-name="P22"/>
            <text:p text:style-name="P22"/>
            <text:p text:style-name="P22"/>
            <text:p text:style-name="P139"><text:span text:style-name="T178">O</text:span><text:span text:style-name="T143">bdobí</text:span>, kdy předchůdce našeho Spasitele přijal své kazatelské poslání, je označeno vládcem Římské republiky a <text:span text:style-name="T114">judskými</text:span> králi. Neboť <text:span text:style-name="T114">vyšel totiž zvěstovat toho</text:span>, <text:span text:style-name="T114">který </text:span>spasí jak některé z Judska, tak <text:span text:style-name="T115">i </text:span>mnohé z <text:span text:style-name="T109">pohanských</text:span><text:span text:style-name="T60"> </text:span><text:span text:style-name="T114">N</text:span>árodů. Proto je období Janova kázání označeno <text:span text:style-name="T115">vládcem</text:span> <text:span text:style-name="T110">pohanských</text:span><text:span text:style-name="T61"> </text:span><text:span text:style-name="T115">N</text:span>árodů i židovskými knížaty.</text:p>
          </table:table-cell>
        </table:table-row>
        <table:table-row table:style-name="Tabulka1.80">
          <table:table-cell table:style-name="Tabulka1.A1" office:value-type="string">
            <text:p text:style-name="P54">Lectio ij.</text:p>
            <text:p text:style-name="P113"><text:span text:style-name="T26">Q</text:span><text:span text:style-name="T144">uia</text:span><text:span text:style-name="T26"> autem Gentílitas colligénda erat, et Judæa pro culpa perfídiæ dispergénda, ipsa quoque descríptio terréni principátus osténdit: quóniam et in Romána república unus præfuísse descríbitur, et in </text:span><text:soft-page-break/><text:span text:style-name="T26">Judææ regno per quartam partem plúrimi principabántur.</text:span> <text:span text:style-name="T26">Voce étenim nostri Redemptoris dícitur: Omne regnum in seípsum divísum desolábitur.</text:span></text:p>
            <text:p text:style-name="P20"/>
          </table:table-cell>
          <table:table-cell table:style-name="Tabulka1.A1" office:value-type="string">
            <text:p text:style-name="P22"/>
            <text:p text:style-name="P149"><text:span text:style-name="T143">Neboť</text:span> <text:span text:style-name="T111">pohanské</text:span><text:span text:style-name="T62"> </text:span><text:span text:style-name="T116">N</text:span>árody měly být sjednoceny, avšak Judsko pro hřích zrady rozptýleno, jak ukazuje i tento <text:span text:style-name="T116">seznam</text:span> <text:span text:style-name="T116">pozemských vládců</text:span>. Neboť zatímco v Římské republice je jmenován jeden vlád<text:soft-page-break/>ce, v judském království čtyři různí místodržící. Sám náš Spasitel totiž říká: „Každé království uvnitř rozdělené bude zničeno.“</text:p>
          </table:table-cell>
        </table:table-row>
        <table:table-row table:style-name="Tabulka1.80">
          <table:table-cell table:style-name="Tabulka1.A1" office:value-type="string">
            <text:p text:style-name="P54">Lectio iij.</text:p>
            <text:p text:style-name="P101">L<text:span text:style-name="T143">iquet</text:span> ergo, quod ad finem regni Judæa pervénerat, quæ tot régibus divisa subjacébat. Apte quoque non solum quibus régibus, sed etiam quibus sacerdótibus actum sit, demonstrátur: et quia illum Joánnes Baptista prædicáret, qui simul Rex et Sacérdos exsísteret, Lucas Evangelísta prædicatiónis ejus témpora per regnum et sacerdótium designávit.</text:p>
            <text:p text:style-name="P20"/>
          </table:table-cell>
          <table:table-cell table:style-name="Tabulka1.A1" office:value-type="string">
            <text:p text:style-name="P22"/>
            <text:p text:style-name="P82"><text:span text:style-name="T165">J</text:span><text:span text:style-name="T157">e</text:span><text:span text:style-name="T218"> pochopitelné, že došlo k rozpadu judského království, </text:span><text:span text:style-name="T242">neboť</text:span><text:span text:style-name="T218"> bylo poddáno tolika různým králům. Příhodně j</text:span><text:span text:style-name="T204">e také</text:span><text:span text:style-name="T218"> uveden</text:span><text:span text:style-name="T204">o</text:span><text:span text:style-name="T218"> nejen </text:span><text:span text:style-name="T239">o </text:span><text:span text:style-name="T242">jaké krále se jedná</text:span><text:span text:style-name="T218">, ale </text:span><text:span text:style-name="T242">také</text:span><text:span text:style-name="T218"> </text:span><text:span text:style-name="T242">o jaké </text:span><text:span text:style-name="T218">kně</text:span><text:span text:style-name="T242">ze</text:span><text:span text:style-name="T218">, neboť ten, o kom Jan Křtitel kázal, byl zároveň Král i Kněz, a tak </text:span><text:span text:style-name="T242">E</text:span><text:span text:style-name="T218">vangelista Lukáš jeho </text:span><text:span text:style-name="T242">ob</text:span><text:span text:style-name="T218">dobí označil pomocí králů i kněží. </text:span></text:p>
          </table:table-cell>
        </table:table-row>
        <table:table-row table:style-name="Tabulka1.1">
          <table:table-cell table:style-name="Tabulka1.A1" table:number-columns-spanned="2" office:value-type="string">
            <text:p text:style-name="P42"><text:span text:style-name="T1">D</text:span>ominica iv.</text:p>
            <text:p text:style-name="P58">Adventus.</text:p>
          </table:table-cell>
          <table:covered-table-cell/>
        </table:table-row>
        <table:table-row table:style-name="Tabulka1.1">
          <table:table-cell table:style-name="Tabulka1.A1" office:value-type="string">
            <text:p text:style-name="P47">In I. Nocturno</text:p>
            <text:p text:style-name="P49"><text:span text:style-name="T49">De</text:span> <text:span text:style-name="T41">Isaía</text:span> Prophét<text:span text:style-name="T49">a</text:span>.</text:p>
            <text:p text:style-name="P51">Lectio j. <text:span text:style-name="T42">Cap. 35.</text:span></text:p>
            <text:p text:style-name="P69">L<text:span text:style-name="T143">aetábitur</text:span> desérta et ínvia, et exultábit solitúdo, et florébit quasi lílium. Gérminans germinábit et exultábit lætabúnda et laudans: glória Líbani data est ei, decor Carméli, et Saron, ipsi vidébunt glóriam Dómini, et decórem Dei nostri. Confortáte manus dissolútas, et génua debília roboráte. Dícite pusillánimis: Confortámini, et nolíte timére: ecce Deus vester ultiónem addúcet retributiónis: Deus ipse véniet, et salvábit vos.</text:p>
            <text:p text:style-name="P69"/>
          </table:table-cell>
          <table:table-cell table:style-name="Tabulka1.A1" office:value-type="string">
            <text:p text:style-name="P13"/>
            <text:p text:style-name="P13"/>
            <text:p text:style-name="P13"/>
            <text:p text:style-name="P71"><text:span text:style-name="T156">Rozv</text:span><text:span text:style-name="T155">eselí</text:span><text:span text:style-name="T186"> se neschůdná pustina, plesat bude poušť a </text:span><text:span text:style-name="T188">roz</text:span><text:span text:style-name="T186">kv</text:span><text:span text:style-name="T188">e</text:span><text:span text:style-name="T186">t</text:span><text:span text:style-name="T188">e</text:span><text:span text:style-name="T186"> jak</text:span><text:span text:style-name="T188">o</text:span><text:span text:style-name="T186"> lilie. Bujně </text:span><text:span text:style-name="T188">rozpučí</text:span><text:span text:style-name="T186">, plesat bude </text:span><text:span text:style-name="T193">i</text:span><text:span text:style-name="T186"> jásat a výskat, nádhera Liba</text:span><text:span text:style-name="T189">­</text:span><text:span text:style-name="T186">n</text:span><text:span text:style-name="T188">on</text:span><text:span text:style-name="T186">u bude jí dána, krása Karmelu i </text:span><text:span text:style-name="T193">Šá</text:span><text:span text:style-name="T186">ronu. Oni </text:span><text:span text:style-name="T188">totiž</text:span><text:span text:style-name="T186"> uzří slávu Hospodinovu </text:span><text:span text:style-name="T188">a</text:span><text:span text:style-name="T186"> krásu našeho Boha. Posil</text:span><text:span text:style-name="T189">­</text:span><text:span text:style-name="T186">něte </text:span><text:span text:style-name="T188">se </text:span><text:span text:style-name="T186">ruce skleslé, a kolena klesající </text:span><text:span text:style-name="T188">se </text:span><text:span text:style-name="T186">utvrďte! Ř</text:span><text:span text:style-name="T188">ekněte</text:span><text:span text:style-name="T186"> malomyslným: Vzmužte se a nebojte se! </text:span><text:span text:style-name="T188">Hle</text:span><text:span text:style-name="T186">, váš Bůh bu</text:span><text:span text:style-name="T188">d</text:span><text:span text:style-name="T186">e konat</text:span><text:span text:style-name="T188"> </text:span><text:span text:style-name="T186">odvetu </text:span><text:span text:style-name="T189">a</text:span><text:span text:style-name="T186"> odplat</text:span><text:span text:style-name="T189">u</text:span><text:span text:style-name="T186">, Bůh sám přijde a spasí vás. </text:span></text:p>
          </table:table-cell>
        </table:table-row>
        <table:table-row table:style-name="Tabulka1.1">
          <table:table-cell table:style-name="Tabulka1.A1" office:value-type="string">
            <text:p text:style-name="P51">Lectio ij.</text:p>
            <text:p text:style-name="P95"><text:span text:style-name="T117">T</text:span><text:span text:style-name="T143">unc</text:span> aperiéntur óculi cæcórum, et aures surdórum patébunt. Tunc sáliet sicut cervus claudus, et apérta erit lingua mutórum: quia scissæ sunt in desérto aquæ, et torréntes in solitúdine. Et quæ erat árida, erit in stagnum, et sítiens in fontes aquárum. In cubílibus, in quibus prius dracónes habitábant: oriétur viror cálami et junci.</text:p>
            <text:p text:style-name="P62"/>
          </table:table-cell>
          <table:table-cell table:style-name="Tabulka1.A1" office:value-type="string">
            <text:p text:style-name="P14"/>
            <text:p text:style-name="P85"><text:span text:style-name="T154">Tehdy</text:span><text:span text:style-name="T184"> se </text:span><text:span text:style-name="T188">otevřou</text:span><text:span text:style-name="T184"> oči slepých, </text:span><text:span text:style-name="T188">a</text:span><text:span text:style-name="T184"> uši hluchých se odemknou. Tehdy poskočí chromý jak</text:span><text:span text:style-name="T188">o</text:span><text:span text:style-name="T184"> jelen, a rozvázán bude jazyk </text:span><text:span text:style-name="T193">mnohých</text:span><text:span text:style-name="T184">. Neboť na poušti </text:span><text:span text:style-name="T188">vytrysknou</text:span><text:span text:style-name="T184"> vody a potoky na pustině. Země, </text:span><text:span text:style-name="T188">která</text:span><text:span text:style-name="T184"> </text:span><text:span text:style-name="T188">bývala </text:span><text:span text:style-name="T184">vyprahlá, </text:span><text:span text:style-name="T188">stane se</text:span><text:span text:style-name="T184"> jezerem, a v </text:span><text:span text:style-name="T190">zemi </text:span><text:span text:style-name="T184">žíznivé vyvěrat</text:span><text:span text:style-name="T188">i</text:span><text:span text:style-name="T184"> budou prameny </text:span><text:span text:style-name="T189">vod</text:span><text:span text:style-name="T184">. V </text:span><text:span text:style-name="T188">doupatech</text:span><text:span text:style-name="T184">, kde </text:span><text:span text:style-name="T188">dříve</text:span><text:span text:style-name="T184"> sídlili </text:span><text:span text:style-name="T193">draci</text:span><text:span text:style-name="T184">, vzroste zelený rákos a sítí. </text:span></text:p>
          </table:table-cell>
        </table:table-row>
        <table:table-row table:style-name="Tabulka1.1">
          <table:table-cell table:style-name="Tabulka1.A1" office:value-type="string">
            <text:p text:style-name="P51">Lectio iij.</text:p>
            <text:p text:style-name="P95">E<text:span text:style-name="T143">t</text:span> erit ibi sémita et via, et via sancta vocábitur: non transíbit per eam pollútus, et hæc erit vobis dirécta via, ita ut stulti non errent per eam. Non erit ibi leo, et mala béstia non ascéndet per eam, nec inveniétur ibi: et ambulábunt qui liberáti fúerint.</text:p>
            <text:p text:style-name="P16"/>
          </table:table-cell>
          <table:table-cell table:style-name="Tabulka1.A1" office:value-type="string">
            <text:p text:style-name="P14"/>
            <text:p text:style-name="P103"><text:span text:style-name="T143">Bude</text:span> tam také stezka <text:span text:style-name="T117">i</text:span> cesta, cestou svatou <text:span text:style-name="T117">bud</text:span>e <text:span text:style-name="T117">nazvána</text:span>: nepř<text:span text:style-name="T117">e</text:span>jde po ní poskvrněný, <text:span text:style-name="T117">a </text:span>bude vám cestou přímou, ž<text:span text:style-name="T117">e </text:span>ani <text:span text:style-name="T117">hloupí</text:span> po ní nez<text:span text:style-name="T117">a</text:span>bloudí. <text:span text:style-name="T117">N</text:span>ebude tam <text:span text:style-name="T117">lev</text:span>, zlá šelma na ni nevkročí, ani vidět ji nebude. <text:span text:style-name="T117">B</text:span>udou <text:span text:style-name="T118">však po ní c</text:span>hodit vykoupení.</text:p>
          </table:table-cell>
        </table:table-row>
        <table:table-row table:style-name="Tabulka1.1">
          <table:table-cell table:style-name="Tabulka1.A1" office:value-type="string">
            <text:p text:style-name="P51">Lectio i<text:span text:style-name="T43">v</text:span>. Cap. 41.</text:p>
            <text:p text:style-name="P95">T<text:span text:style-name="T143">áceant</text:span> ad me ínsulæ, et Gentes mutent fortitúdinem: accédant, et tunc loquántur, simul ad judícium propinquémus. Quis suscitávit ab Oriénte justum, vocávit eum ut sequerétur se? dabit in conspéctu ejus Gentes, et reges obtinébit: dabit quasi púlverem gládio ejus, sicut stípulam vento raptam árcui ejus.</text:p>
            <text:p text:style-name="P16"/>
          </table:table-cell>
          <table:table-cell table:style-name="Tabulka1.A1" office:value-type="string">
            <text:p text:style-name="P14"/>
            <text:p text:style-name="P107"><text:span text:style-name="T180">Zmlkněte</text:span><text:span text:style-name="T118"> přede mnou</text:span>, <text:span text:style-name="T118">ostrovy</text:span>, a <text:span text:style-name="T284">pohanští </text:span><text:span text:style-name="T118">N</text:span>árodové sbírejte své síly: přistupte a p<text:span text:style-name="T118">ro</text:span>mluvte; <text:span text:style-name="T118">spolu přistupme </text:span>k soudu! Kdo vzbudil od <text:span text:style-name="T118">V</text:span>ýchodu spravedlivého, povolal ho, aby šel za ním? Kdo mu dává <text:span text:style-name="T118">N</text:span>árody, poddává krále, vydává je jako prach jeho meči, jak stéblo <text:span text:style-name="T118">větrem uchvácené </text:span>jeho luku?</text:p>
          </table:table-cell>
        </table:table-row>
        <text:soft-page-break/>
        <table:table-row table:style-name="Tabulka1.1">
          <table:table-cell table:style-name="Tabulka1.A1" office:value-type="string">
            <text:p text:style-name="P48">In I<text:span text:style-name="T113">I</text:span>. Nocturno</text:p>
            <text:p text:style-name="P37">Sermo sancti Leónis Papæ.</text:p>
            <text:p text:style-name="P54">Serm. 1. de Jejúnio décimi mensis et collectis.</text:p>
            <text:p text:style-name="P54">Lectio v.</text:p>
            <text:p text:style-name="P91"><text:span text:style-name="T30">S</text:span><text:span text:style-name="T147">i</text:span><text:span text:style-name="T30"> fidéliter, dilectíssimi, atque sapiénter creatiónis nostræ intelligámus exórdium, inveniémus hóminem </text:span><text:span text:style-name="T35">í</text:span><text:span text:style-name="T30">deo ad imáginem Dei cónditum, ut imitátor sui esset auctóris: et hanc esse naturálem nostri géneris dignitátem, si in nobis, quasi in quodam spéculo, div</text:span><text:span text:style-name="T34">í</text:span><text:span text:style-name="T30">næ benignitátis forma respléndeat. Ad quam quotídie nos útique réparat grátia Salvatóris, dum quod cécidit in Adam primo, erígitur in secúndo. </text:span></text:p>
            <text:p text:style-name="P20"/>
          </table:table-cell>
          <table:table-cell table:style-name="Tabulka1.A1" office:value-type="string">
            <text:p text:style-name="P24"/>
            <text:p text:style-name="P24"/>
            <text:p text:style-name="P24"/>
            <text:p text:style-name="P24"/>
            <text:p text:style-name="P91"><text:span text:style-name="T167">P</text:span><text:span text:style-name="T166">okud</text:span><text:span text:style-name="T243"> věrně a moudře, </text:span><text:span text:style-name="T272">mí </text:span><text:span text:style-name="T261">nejmilejší, pochopíme počátek </text:span><text:span text:style-name="T214">svého</text:span><text:span text:style-name="T261"> stvoření, shledáme, že člověk je stvořen k obrazu Božímu proto, aby mohl napodobovat svého tvůrce. A že přirozená důstojnost našeho </text:span><text:span text:style-name="T272">lidského </text:span><text:span text:style-name="T261">rodu je tak velká </text:span><text:span text:style-name="T263">proto</text:span><text:span text:style-name="T261">, že se v nás jako v nějakém zrcadle odráží lesk božské dobroty. A každý den </text:span><text:span text:style-name="T262">nás k ní </text:span><text:span text:style-name="T261">navrací Spasitelova milost, když to, co v prvním Adamovi padlo, pozvedá se v tom druhém.</text:span></text:p>
          </table:table-cell>
        </table:table-row>
        <table:table-row table:style-name="Tabulka1.1">
          <table:table-cell table:style-name="Tabulka1.A1" office:value-type="string">
            <text:p text:style-name="P54">Lectio vj.</text:p>
            <text:p text:style-name="P100">C<text:span text:style-name="T143">ausa</text:span> autem reparatiónis nostræ non est nisi misericórdia Dei: quem non diligerémus, nisi prius nos ipse dilígeret, et ténebras ignorántiæ nostræ, suæ veritátis luce discúteret. Quod per sanctum Isaíam Dóminus denúntians, ait: Addúcam cæcos in viam quam ignorábant, et sémitas quas nesciébant, fáciam illos calcáre: fáciam illis ténebras in lucem, et prava in dirécta. Hæc verba fáciam illis, et non relínquam eos. Et íterum: Invéntus sum, inquit, a non quæréntibus me, et palam appárui iis qui me non interrogábant.</text:p>
            <text:p text:style-name="P20"/>
          </table:table-cell>
          <table:table-cell table:style-name="Tabulka1.A1" office:value-type="string">
            <text:p text:style-name="P22"/>
            <text:p text:style-name="P147"><text:span text:style-name="T179">Příčinou</text:span><text:span text:style-name="T125"> naší obnovy není nic jiného než Boží milosrdenství: my bychom jej nemilovali, kdyby nás on již dříve nemiloval, a temnoty naší nevědomosti nerozháněl světlem své pravdy. To nám také Hospodin zvěstuje</text:span> <text:span text:style-name="T125">skrze svatého </text:span><text:span text:style-name="T63">Proroka </text:span><text:span text:style-name="T125">Isajáše, těmito slovy: „Přivedu slepé na cestu, kterou neznali, a </text:span><text:span text:style-name="T285">po </text:span><text:span text:style-name="T125">stezk</text:span><text:span text:style-name="T285">ách</text:span><text:span text:style-name="T125">, o kterých nevěděli, povedu jejich kroky: proměním jejich temnoty ve světlo, a pokřivené narovnám. Tato svá slova jim vyplním a neopustím je.“ A opět: „Nechal jsem se nalézt těm, </text:span><text:span text:style-name="T126">kteří mě nehledali, a zjevil se těm, kteří mě nežádali.“</text:span></text:p>
          </table:table-cell>
        </table:table-row>
        <table:table-row table:style-name="Tabulka1.1">
          <table:table-cell table:style-name="Tabulka1.A1" office:value-type="string">
            <text:p text:style-name="P54">Lectio vij.</text:p>
            <text:p text:style-name="P100">Q<text:span text:style-name="T143">uod</text:span> quómodo implétum sit, Joánnes Apóstolus docet, dicens: Scimus quóniam Fílius Dei venit, et dedit nobis sensum, ut cognoscámus verum, et simus in vero Fílio ejus. Et íterum: Nos ergo diligámus Deum, quóniam ipse prior diléxit nos. </text:p>
            <text:p text:style-name="P20"/>
          </table:table-cell>
          <table:table-cell table:style-name="Tabulka1.A1" office:value-type="string">
            <text:p text:style-name="P22"/>
            <text:p text:style-name="P86"><text:span text:style-name="T244">A jak se to </text:span><text:span text:style-name="T245">má </text:span><text:span text:style-name="T244">napln</text:span><text:span text:style-name="T245">it</text:span><text:span text:style-name="T244">, </text:span><text:span text:style-name="T246">o </text:span><text:span text:style-name="T244">to</text:span><text:span text:style-name="T246">m</text:span><text:span text:style-name="T244"> nás učí Apoštol Jan, když praví: „Víme, že Syn Boží přišel a naučil nás poznávat pravdu, abychom byli v jeho pravém Syn</text:span><text:span text:style-name="T205">ovi</text:span><text:span text:style-name="T244">.“ A opět: „My tedy</text:span><text:span text:style-name="T269"> </text:span><text:span text:style-name="T270">také</text:span><text:span text:style-name="T269"> </text:span><text:span text:style-name="T244">milujme Boha, neboť on si nás zamiloval první.“</text:span></text:p>
          </table:table-cell>
        </table:table-row>
        <table:table-row table:style-name="Tabulka1.1">
          <table:table-cell table:style-name="Tabulka1.A1" office:value-type="string">
            <text:p text:style-name="P54">Lectio viij.</text:p>
            <text:p text:style-name="P100">D<text:span text:style-name="T143">iligéndo</text:span> itaque nos Deus, ad imáginem suam nos réparat: et ut in nobis formam suæ bonitátis invéniat, dat unde ipsi quoque quod operátur operémur, accédens scílicet méntium nostrárum lucérnas, et igne nos suæ caritátis inflámmans, ut non solum ipsum, sed <text:span text:style-name="T285">é</text:span>tiam quidquid díligit, diligámus.</text:p>
            <text:p text:style-name="P20"/>
          </table:table-cell>
          <table:table-cell table:style-name="Tabulka1.A1" office:value-type="string">
            <text:p text:style-name="P22"/>
            <text:p text:style-name="P156"><text:span text:style-name="T143">Tím</text:span>, že nás Bůh miluje, přetváří nás opět ke svému obrazu: a aby v nás nalezl podobu své dobroty, dává nám k tomu prostředek, abychom i my sami mohli konat to, co on koná, <text:span text:style-name="T285">on </text:span>totiž rozžíhá lampy našich myslí, a zapaluje nás ohněm své lásky, abychom milovali nejen jeho samotného, ale také všechno, co miluje on. </text:p>
          </table:table-cell>
        </table:table-row>
        <table:table-row table:style-name="Tabulka1.1">
          <table:table-cell table:style-name="Tabulka1.A1" office:value-type="string">
            <text:p text:style-name="P48">In I<text:span text:style-name="T113">II</text:span>. Nocturno</text:p>
            <text:p text:style-name="P17"><text:span text:style-name="T26">Léctio sancti Evangélii secúndum Lucam.</text:span><text:span text:style-name="T2"> </text:span></text:p>
            <text:p text:style-name="P54">Lectio ix. Cap. 3.</text:p>
            <text:p text:style-name="P74"><text:span text:style-name="T30">A</text:span><text:span text:style-name="T147">nno</text:span><text:span text:style-name="T30"> quintod</text:span><text:span text:style-name="T35">é</text:span><text:span text:style-name="T30">cimo imp</text:span><text:span text:style-name="T32">é</text:span><text:span text:style-name="T30">rii Tib</text:span><text:span text:style-name="T32">é</text:span><text:span text:style-name="T30">rii Cæsaris, procur</text:span><text:span text:style-name="T32">á</text:span><text:span text:style-name="T30">nte P</text:span><text:span text:style-name="T32">ó</text:span><text:span text:style-name="T30">ntio Pil</text:span><text:span text:style-name="T32">á</text:span><text:span text:style-name="T30">to Judæam. Et réliqua.</text:span><text:span text:style-name="T273"> </text:span></text:p>
            <text:p text:style-name="P20"/>
            <text:p text:style-name="P17"><text:span text:style-name="T12">Homilía sancti </text:span><text:span text:style-name="T26">Gregórii Papæ</text:span><text:span text:style-name="T12">.</text:span></text:p>
            <text:p text:style-name="P54">Homilía 20. in Evangelia.</text:p>
            <text:p text:style-name="P117">D<text:span text:style-name="T143">icébat</text:span> Joánnes ad turbas, quæ éxibant ut baptizaréntur ab eo: Genímina viperárum, quis osténdit vobis fúgere a ventúra ira? Ventúra enim ira est animadvérsio ultiónis extré<text:soft-page-break/>mæ: quam tunc fúgere peccátor non valet, qui nunc ad laménta pœniténtiæ non recúrrit.</text:p>
            <text:p text:style-name="P57"/>
          </table:table-cell>
          <table:table-cell table:style-name="Tabulka1.A1" office:value-type="string">
            <text:p text:style-name="P22"/>
            <text:p text:style-name="P22"/>
            <text:p text:style-name="P22"/>
            <text:p text:style-name="P157">V patnáctém roce vlády císaře Tibéria byl místodržící<text:span text:style-name="T285">m</text:span> v Judsku Pilát Pontský. A ostatní.</text:p>
            <text:p text:style-name="P22"/>
            <text:p text:style-name="P22"/>
            <text:p text:style-name="P22"/>
            <text:p text:style-name="P91"><text:span text:style-name="T170">Jan</text:span><text:span text:style-name="T260"> říkával zástupům, které vycházely, aby se od ně</text:span><text:span text:style-name="T214">j</text:span><text:span text:style-name="T260"> nechali pokřtít: „Plemeno zmijí, kdo vám ukázal, jak utéct před hněvem, který přijde?“ Ten hněv, který přijde, je připomínka </text:span><text:soft-page-break/><text:span text:style-name="T260">posledního soudu, kterému pak hříšník nebude moci uniknout, pokud se teď neuteče k nářku kajícnosti. </text:span><text:span text:style-name="T218"><text:s/></text:span></text:p>
          </table:table-cell>
        </table:table-row>
        <table:table-row table:style-name="Tabulka1.1">
          <table:table-cell table:style-name="Tabulka1.A1" office:value-type="string">
            <text:p text:style-name="P54">Lectio x.</text:p>
            <text:p text:style-name="P100">S<text:span text:style-name="T143">ed</text:span> quia jam peccávimus, quia usu malæ consuetúdinis involúti sumus: dicat quid nobis faciéndum sit, ut fúgere a ventúra ira valeámus. Séquitur: Fácite ergo fructus dignos pœniténtiæ. In quibus verbis notándum est, quod amícus Sponsi non solum fructus pœniténtiæ, sed dignos pœniténtiæ ádmonet esse faciéndos. Aliud namque est fructum fácere pœniténtiæ, aliud, dignum pœniténtiæ fructum fácere.</text:p>
            <text:p text:style-name="P21"/>
          </table:table-cell>
          <table:table-cell table:style-name="Tabulka1.A1" office:value-type="string">
            <text:p text:style-name="P22"/>
            <text:p text:style-name="P87"><text:span text:style-name="T157">Avšak</text:span><text:span text:style-name="T218"> my jsme již zhřešili, neboť se poddáváme svým špatným zvykům. Ať nám tedy Jan řekne, co máme </text:span><text:span text:style-name="T247">u</text:span><text:span text:style-name="T218">dělat, abychom </text:span><text:span text:style-name="T205">dokázali</text:span><text:span text:style-name="T218"> uniknout tomu hněvu, který přijde. </text:span><text:span text:style-name="T245">Následuje</text:span><text:span text:style-name="T218">: „</text:span><text:span text:style-name="T206">Přinášejte</text:span><text:span text:style-name="T218"> tedy </text:span><text:span text:style-name="T210">náležité plody</text:span><text:span text:style-name="T218"> pokání.“ V těchto slovech stojí za zmínku, že přítel Ženichův nás napomíná nejen, abychom </text:span><text:span text:style-name="T206">přinášel</text:span><text:span text:style-name="T218">i </text:span><text:span text:style-name="T210">plody</text:span><text:span text:style-name="T206"> </text:span><text:span text:style-name="T218">pokání, </text:span><text:span text:style-name="T245">nýbrž</text:span><text:span text:style-name="T218"> </text:span><text:span text:style-name="T210">náležité plody</text:span><text:span text:style-name="T218"> pokání. Něco jiného je totiž přinášet </text:span><text:span text:style-name="T210">plody</text:span><text:span text:style-name="T206"> </text:span><text:span text:style-name="T218">pokání a přinášet </text:span><text:span text:style-name="T210">náležité plody</text:span><text:span text:style-name="T218"> pokání. </text:span></text:p>
          </table:table-cell>
        </table:table-row>
        <table:table-row table:style-name="Tabulka1.1">
          <table:table-cell table:style-name="Tabulka1.A1" office:value-type="string">
            <text:p text:style-name="P54">Lectio xj.</text:p>
            <text:p text:style-name="P112"><text:span text:style-name="T26">U</text:span><text:span text:style-name="T144">t</text:span><text:span text:style-name="T26"> enim secúndum dignos pœniténtiæ fructus loquámur, sciéndum est, quia quisquis illícita nulla commísit, huic jure concéditur, ut lícitis utátur: sicque pietátis ópera faciat, ut tamen si volúerit, ea quæ mundi sunt, non relínquat.</text:span> <text:span text:style-name="T26">At si quis in fornicatiónis culpam, vel fortásse, quod est grávius, in adultérium lapsus est: tanto a se licita debet abscíndere, quanto se méminit et illícita perpetrásse.</text:span></text:p>
            <text:p text:style-name="P57"/>
          </table:table-cell>
          <table:table-cell table:style-name="Tabulka1.A1" office:value-type="string">
            <text:p text:style-name="P25"/>
            <text:p text:style-name="P88"><text:span text:style-name="T171">Abychom</text:span><text:span text:style-name="T274"> mohli mluvit o </text:span><text:span text:style-name="T210">náležitých plodech</text:span><text:span text:style-name="T274"> pokání, je třeba vědět, že kdokoliv neprovedl nic nedovoleného, právem mu může býti </text:span><text:span text:style-name="T275">po</text:span><text:span text:style-name="T274">voleno, aby věci dovolené používal. Tak má tedy činit skutky </text:span><text:span text:style-name="T206">z</text:span><text:span text:style-name="T274">božnosti, aby pokud nechce, nemusel opouštět věci světské. Avšak pokud někdo upadne do hříchu smilstva, nebo snad, což je horší, cizoložství, v té míře se musí vzdát věcí dovolených, v jaké míře se dle své paměti dopouštěl věcí nedovolených. </text:span></text:p>
          </table:table-cell>
        </table:table-row>
        <table:table-row table:style-name="Tabulka1.1">
          <table:table-cell table:style-name="Tabulka1.A1" office:value-type="string">
            <text:p text:style-name="P54">Lectio xij.</text:p>
            <text:p text:style-name="P100">N<text:span text:style-name="T143">eque</text:span> enim par fructus boni operis esse debet, ejus qui minus, et ejus qui ámplius delíquit: aut ejus qui in nullis, et ejus qui in quibúsdam facinóribus cécidit, et ejus qui in multis est lapsus. Per hoc ergo quod dícitur: Fácite fructus dignos pœniténtiæ: uniuscujúsque consciéntia convenítur, ut tanto majóra acquírat bonórum óperum lucra per pœniténtiam, quanto gravióra sibi íntulit damna per culpam. </text:p>
            <text:p text:style-name="P54"/>
          </table:table-cell>
          <table:table-cell table:style-name="Tabulka1.A1" office:value-type="string">
            <text:p text:style-name="P25"/>
            <text:p text:style-name="P87"><text:span text:style-name="T171">Také</text:span><text:span text:style-name="T274"> nesmí být stejné plody pokání u toho, kdo se provinil méně, jako u toho s větším proviněním, nebo u toho, kdo se nedopustil žádných špatností, </text:span><text:span text:style-name="T276">nebo </text:span><text:span text:style-name="T274">u toho, kdo se dopustil jen několika, a u toho, kdo se dopustil mnoha špatných skutků. Proto tedy praví: „</text:span><text:span text:style-name="T206">Přinášejte </text:span><text:span text:style-name="T210">náležité plody</text:span><text:span text:style-name="T274"> pokání.“ Každému jeho svědomí napoví, aby tím větší bohatství dobrých skutků získal pokáním, čím těžší škody si způsobil svým proviněním. </text:span></text:p>
          </table:table-cell>
        </table:table-row>
        <table:table-row table:style-name="Tabulka1.1">
          <table:table-cell table:style-name="Tabulka1.A1" table:number-columns-spanned="2" office:value-type="string">
            <text:p text:style-name="P44"><text:span text:style-name="T36">Feria </text:span><text:span text:style-name="T37">Secund</text:span><text:span text:style-name="T36">a</text:span></text:p>
          </table:table-cell>
          <table:covered-table-cell/>
        </table:table-row>
        <table:table-row table:style-name="Tabulka1.1">
          <table:table-cell table:style-name="Tabulka1.A1" office:value-type="string">
            <text:p text:style-name="P10">De Isaía Prophéta.</text:p>
            <text:p text:style-name="P54">Lectio j. Cap. <text:span text:style-name="T127">41</text:span>.</text:p>
            <text:p text:style-name="P117">E<text:span text:style-name="T143">t</text:span> tu Israël serve meus, Jacob quem elég<text:span text:style-name="T130">i</text:span>, semen Abraham amici mei: in quo apprehéndi te ab extrémis terræ, et a longínquis ejus vocávi te, et dixi tibi: Servus meus es tu, elégi te, et non abjéci te. Ne tímeas, quia ego tecum sum: ne declínes quia ego Deus tuus: confortávi te, et auxiliátus sum tibi, et suscépit te déxtera justi mei.</text:p>
            <text:p text:style-name="P20"/>
          </table:table-cell>
          <table:table-cell table:style-name="Tabulka1.A1" office:value-type="string">
            <text:p text:style-name="P22"/>
            <text:p text:style-name="P22"/>
            <text:p text:style-name="P143"><text:span text:style-name="T130">A t</text:span>y, Israeli, můj služební<text:span text:style-name="T130">ku</text:span>, Jakobe, kterého jsem si vyvolil, <text:span text:style-name="T131">potomku</text:span> Abrahama, mého přítele, v němž jsem tě uchopil <text:span text:style-name="T131">z</text:span> končin země, z dálných koutů jejích jsem tě povolal, a řekl tobě: „Služebník můj jsi ty, vyvolil jsem tě, <text:span text:style-name="T131">a nezavrhnul</text:span> tě. <text:span text:style-name="T131">N</text:span>eboj se, neboť já jsem s tebou, neviklej se, neboť já jsem Bůh tvůj, posiluji tě a pomáhám t<text:span text:style-name="T131">i</text:span>, drží tě pravice mého spravedlivého. </text:p>
          </table:table-cell>
        </table:table-row>
        <table:table-row table:style-name="Tabulka1.1">
          <table:table-cell table:style-name="Tabulka1.A1" office:value-type="string">
            <text:p text:style-name="P54">Lectio ij.</text:p>
            <text:p text:style-name="P101">E<text:span text:style-name="T143">cce</text:span> confundéntur et erubéscent omnes, qui pugnant advérsum te: erunt quasi non sint, et períbunt viri, qui contradícunt tibi. Quæres eos, et non invénies, viros rebélles tuos: erunt quasi non sint: et veluti consúmptio hómines bellántes advérsum te. Quia ego Dóminus Deus tuus apprehéndens manum tuam, dicénsque tibi: Ne tímeas, ego adjúvi te.</text:p>
            <text:p text:style-name="P20"><text:soft-page-break/></text:p>
          </table:table-cell>
          <table:table-cell table:style-name="Tabulka1.A1" office:value-type="string">
            <text:p text:style-name="P22"/>
            <text:p text:style-name="P89"><text:span text:style-name="T249">Hle</text:span><text:span text:style-name="T157">,</text:span><text:span text:style-name="T218"> </text:span><text:span text:style-name="T249">stydět</text:span><text:span text:style-name="T218"> a </text:span><text:span text:style-name="T249">zardívat </text:span><text:span text:style-name="T218">se budou všichni, kdož bojují proti tobě; budou jako by nebyli, zahynou lidé, kteří tě napadají. Hledati budeš, a</text:span><text:span text:style-name="T249">le</text:span><text:span text:style-name="T218"> nenalezneš t</text:span><text:span text:style-name="T249">y</text:span><text:span text:style-name="T218">, kteří se bouří proti tobě; budou jako by nebyli, vniveč se obrátí lidé, </text:span><text:span text:style-name="T249">kteří</text:span><text:span text:style-name="T218"> </text:span><text:span text:style-name="T249">vedou </text:span><text:span text:style-name="T218">vál</text:span><text:span text:style-name="T249">ku</text:span><text:span text:style-name="T218"> proti tobě. Neboť já jsem Hospodin tvůj Bůh, který tě drží za ruku, a říká t</text:span><text:span text:style-name="T206">i</text:span><text:span text:style-name="T218">: Nestrachuj se, já </text:span><text:span text:style-name="T248">ti </text:span><text:span text:style-name="T218">pomáhám!</text:span></text:p>
          </table:table-cell>
        </table:table-row>
        <table:table-row table:style-name="Tabulka1.1">
          <table:table-cell table:style-name="Tabulka1.A1" office:value-type="string">
            <text:p text:style-name="P54">Lectio iij.</text:p>
            <text:p text:style-name="P101">N<text:span text:style-name="T143">oli</text:span> timére, vermis Jacob, qui mórtui estis ex Israël: ego auxiliátus sum tibi, dicit Dóminus: et redémptor tuus sanctus Israël. Ego pósui te quasi plaustrum tritúrans novum, habens rostra serrántia; triturábis montes, et commínues: et colles quasi púlverem pones.</text:p>
            <text:p text:style-name="P20"/>
          </table:table-cell>
          <table:table-cell table:style-name="Tabulka1.A1" office:value-type="string">
            <text:p text:style-name="P22"/>
            <text:p text:style-name="P151"><text:span text:style-name="T143">Neboj</text:span> se, červíčku Jákobů<text:span text:style-name="T132">v</text:span>, <text:span text:style-name="T132">kdož mrtví* jste z </text:span>Israel<text:span text:style-name="T133">e</text:span>: Já <text:span text:style-name="T286">ti </text:span>pomohu, <text:span text:style-name="T132">praví </text:span>Hospodin, <text:span text:style-name="T132">a tvůj </text:span>spasitel, <text:span text:style-name="T132">s</text:span>vatý Israel<text:span text:style-name="T132">e</text:span>. Hle, učiním tě novým okovaným smykem <text:span text:style-name="T51">na mlácení</text:span>, z obou stran ostrým <text:span text:style-name="T133">a ozubeným</text:span>. Budeš mlátit a drtit hory, pahorky obracet budeš v prach.</text:p>
            <text:p text:style-name="P30">*<text:span text:style-name="T64">pozn. zde sv. Jeroným celkem logicky, avšak chybně, přeložil výraz </text:span><text:span text:style-name="T112">מְתֵ֖י</text:span><text:span text:style-name="T107"> </text:span><text:span text:style-name="T64">jako </text:span><text:span text:style-name="T107">mrtví</text:span><text:span text:style-name="T64">, správný překlad potvrzený LXX je však </text:span><text:span text:style-name="T107">hrstka</text:span><text:span text:style-name="T64"> či </text:span><text:span text:style-name="T107">lidé</text:span><text:span text:style-name="T64">. To dává i větší smysl. …</text:span><text:span text:style-name="T108">kdož zbyli jste z Israele...</text:span></text:p>
          </table:table-cell>
        </table:table-row>
        <table:table-row table:style-name="Tabulka1.1">
          <table:table-cell table:style-name="Tabulka1.A1" table:number-columns-spanned="2" office:value-type="string">
            <text:p text:style-name="P44"><text:span text:style-name="T36">Feria </text:span><text:span text:style-name="T38">Tertia</text:span></text:p>
          </table:table-cell>
          <table:covered-table-cell/>
        </table:table-row>
        <table:table-row table:style-name="Tabulka1.1">
          <table:table-cell table:style-name="Tabulka1.A1" office:value-type="string">
            <text:p text:style-name="P10">De Isaía Prophéta.</text:p>
            <text:p text:style-name="P54">Lectio j. Cap. <text:span text:style-name="T127">42</text:span>.</text:p>
            <text:p text:style-name="P117">E<text:span text:style-name="T143">cce</text:span> servus meus, suscípiam eum: eléctus meum, complácuit sibi in illo ánima mea: dedi spíritum meum super eum, judícium Géntibus próferet. Non clamábit, neque accípiet persónam, nec audiétur vox ejus foris. Cálamum quassátum non cónterét, et linum fúmigans non extínguet: in veritáte educet judícium. Non erit tristis, neque turbuléntus, donec ponat in terra judícium: et legem ejus ínsulæ expectábunt.</text:p>
            <text:p text:style-name="P20"/>
          </table:table-cell>
          <table:table-cell table:style-name="Tabulka1.A1" office:value-type="string">
            <text:p text:style-name="P22"/>
            <text:p text:style-name="P22"/>
            <text:p text:style-name="P144"><text:span text:style-name="T143">Ejhle</text:span>, můj služebník, <text:span text:style-name="T134">jehož </text:span>př<text:span text:style-name="T134">i</text:span>jímá<text:span text:style-name="T134">m</text:span>, můj vyvolený, v němž <text:span text:style-name="T134">má duše nalezla</text:span> zalíb<text:span text:style-name="T134">ení:</text:span> <text:span text:style-name="T134">vložil</text:span> jsem na ně<text:span text:style-name="T134">j</text:span> svého ducha, aby <text:span text:style-name="T134">N</text:span>árodům přinesl <text:span text:style-name="T134">soud</text:span>. Ne<text:span text:style-name="T134">bude </text:span>křič<text:span text:style-name="T134">et</text:span>, ne<text:span text:style-name="T134">bude se vyvyšovat</text:span>, a jeho hlas <text:span text:style-name="T134">nebude </text:span>slyšetivenku. Třtin<text:span text:style-name="T134">u</text:span> nalomen<text:span text:style-name="T134">ou</text:span> nedolomí, a knot doutnající ne<text:span text:style-name="T134">u</text:span>hasí: v <text:span text:style-name="T134">pravdě </text:span>bude <text:span text:style-name="T134">vy</text:span>nášet <text:span text:style-name="T134">soudy</text:span>. Nebude smutný, <text:span text:style-name="T135">ani nešťastný</text:span>, dokud ne<text:span text:style-name="T135">podrobí </text:span>zemi <text:span text:style-name="T135">soudu</text:span>, <text:span text:style-name="T135">i</text:span> ostrovy čekají na jeho zákon.</text:p>
          </table:table-cell>
        </table:table-row>
        <table:table-row table:style-name="Tabulka1.1">
          <table:table-cell table:style-name="Tabulka1.A1" office:value-type="string">
            <text:p text:style-name="P54">Lectio ij.</text:p>
            <text:p text:style-name="P101">H<text:span text:style-name="T143">æc</text:span> dicit Dóminus Deus creans cœlos, et exténdens eos: firmans terram, et quæ gérminant ex ea: dans flatum pópulo, qui est super eam, et spíritum calcántibus eam. Ego Dóminus vocávi te in justítia, et apprehéndi manum tuam, et servávi te. Et dedi te in fœdus pópuli, in lucem Géntium: ut aperíres óculos cæcórum, et edúceres de conclusióne vinctum, de domo cárceris sedéntes in ténebris.</text:p>
            <text:p text:style-name="P20"/>
          </table:table-cell>
          <table:table-cell table:style-name="Tabulka1.A1" office:value-type="string">
            <text:p text:style-name="P22"/>
            <text:p text:style-name="P152"><text:span text:style-name="T143">Toto</text:span> praví Hospodin Bůh, jenž stvořil nebe a roztáhl je, upevnil zemi s tím, co na ní roste, který <text:span text:style-name="T51">dáv</text:span>á dech <text:span text:style-name="T51">a život</text:span> lidem, kteří po ní chodí, <text:span text:style-name="T136">a ducha těm, kteří po ni šlapou.</text:span> „Já, Hospodin, povolal jsem tě k spravedlnosti, vzal jsem tě za ruku a zachoval jsem tebe. A učinil tě prostředníkem, smlouvy lidu a světlem <text:span text:style-name="T136">N</text:span>árodům, abys otevřel oči slepých, abys vyvedl vězně ze žaláře, a z věznice ty, kteří sedí ve tmách.</text:p>
          </table:table-cell>
        </table:table-row>
        <table:table-row table:style-name="Tabulka1.1">
          <table:table-cell table:style-name="Tabulka1.A1" office:value-type="string">
            <text:p text:style-name="P54">Lectio iij.</text:p>
            <text:p text:style-name="P101">C<text:span text:style-name="T143">antáte</text:span> Dómino cánticum novum, laus ejus ab extrémis terræ: qui descénditis in mare, et plenitúdo ejus, insulæ, et habitátóres eárum. Sublevétur desértum, et civitátes ejus: in dómibus habitábit Cedar: laudáte habitatóres Petræ, de vértice móntium clamábunt. Ponent Dómino glóriam, et laudem ejus in ínsulis nuntiábunt.</text:p>
            <text:p text:style-name="P20"/>
          </table:table-cell>
          <table:table-cell table:style-name="Tabulka1.A1" office:value-type="string">
            <text:p text:style-name="P22"/>
            <text:p text:style-name="P90"><text:span text:style-name="T157">Zpívejte</text:span><text:span text:style-name="T218"> Hospodinu píseň novou, chválu jeho </text:span><text:span text:style-name="T250">ze </text:span><text:span text:style-name="T271">všech</text:span><text:span text:style-name="T218"> končin země; </text:span><text:span text:style-name="T250">kdož sestoupíte</text:span><text:span text:style-name="T218"> na moř</text:span><text:span text:style-name="T250">e</text:span><text:span text:style-name="T218"> se vším, čeho je plno, </text:span><text:span text:style-name="T271">i</text:span><text:span text:style-name="T218"> ostrovy a obyvatelé jejich. Ať jásá poušť a osady na ní, </text:span><text:span text:style-name="T206">v domech bude </text:span><text:span text:style-name="T218">bydl</text:span><text:span text:style-name="T248">et</text:span><text:span text:style-name="T218"> Kedar; zpívejte chvály obyvatelé skal </text:span><text:span text:style-name="T250">Petry</text:span><text:span text:style-name="T218">, s vrcholů hor radostně volejte! Vzdávejte Hospodinovi slávu, a chválu jeho </text:span><text:span text:style-name="T250">na ostrovech</text:span><text:span text:style-name="T218"> zvěst</text:span><text:span text:style-name="T250">ovati budou</text:span><text:span text:style-name="T218">! </text:span></text:p>
          </table:table-cell>
        </table:table-row>
        <table:table-row table:style-name="Tabulka1.1">
          <table:table-cell table:style-name="Tabulka1.A1" table:number-columns-spanned="2" office:value-type="string">
            <text:p text:style-name="P45">Feria Quarta</text:p>
          </table:table-cell>
          <table:covered-table-cell/>
        </table:table-row>
        <table:table-row table:style-name="Tabulka1.1">
          <table:table-cell table:style-name="Tabulka1.A1" office:value-type="string">
            <text:p text:style-name="P10">De Isaía Prophéta.</text:p>
            <text:p text:style-name="P54">Lectio j. Cap. <text:span text:style-name="T127">51</text:span>.</text:p>
            <text:p text:style-name="P117">A<text:span text:style-name="T143">udíte</text:span> me qui sequímini quod <text:span text:style-name="T137">j</text:span>ustum est, et quæritis Dóminum: <text:span text:style-name="T138">a</text:span>tténdite ad petram unde excísi estis, et ad cavérnam laci, de qua præcísi estis. Atténdite ad Abraham patrem vestrum, et ad <text:span text:style-name="T138">S</text:span>a<text:span text:style-name="T138">r</text:span>am, quæ péperit vos: quia unum vocávi eum, et benedíxi ei, et multiplicávi eum.</text:p>
            <text:p text:style-name="P20"><text:soft-page-break/></text:p>
          </table:table-cell>
          <table:table-cell table:style-name="Tabulka1.A1" office:value-type="string">
            <text:p text:style-name="P22"/>
            <text:p text:style-name="P22"/>
            <text:p text:style-name="P145"><text:span text:style-name="T143">Slyšte</text:span> mne vy, kteří usilujete o právo, <text:span text:style-name="T138">a </text:span>hledáte Hospodina; pohleďte na skálu, z níž jste vytesáni, na důl prohlubně, z níž jste vykopáni! Pohleďte na Abrahama, vašeho otce, a na Sáru, která vás porodila; neb jej jediného jsem povolal, požehnal jsem mu a rozmnožil jej. </text:p>
          </table:table-cell>
        </table:table-row>
        <table:table-row table:style-name="Tabulka1.1">
          <table:table-cell table:style-name="Tabulka1.A1" office:value-type="string">
            <text:p text:style-name="P54">Lectio ij.</text:p>
            <text:p text:style-name="P101">C<text:span text:style-name="T143">onsolábitur </text:span>ergo Dóminus Sion, et consolábitur omnes ruínas ejus: et ponet desértum ejus quasi delícias, et solitúdinem ejus quasi hortum Dómini. Gáudium et lætítia inveniétur in ea, gratiárum áctio, et vox laudis. Atténdite ad me pópule meus, et tribus mea me audíte: quia lex a me éxiet, et judícium meum in lucem populórum requiéscet.</text:p>
            <text:p text:style-name="P20"/>
          </table:table-cell>
          <table:table-cell table:style-name="Tabulka1.A1" office:value-type="string">
            <text:p text:style-name="P22"/>
            <text:p text:style-name="P153"><text:span text:style-name="T143">Proto</text:span> <text:span text:style-name="T139">u</text:span>těší Hospodin <text:span text:style-name="T139">Sión</text:span>, <text:span text:style-name="T139">u</text:span>těší všecky <text:span text:style-name="T139">jeh</text:span>o <text:span text:style-name="T139">trosky</text:span>; učiní, ž<text:span text:style-name="T139">e</text:span> jeho pustin<text:span text:style-name="T139">a</text:span> <text:span text:style-name="T139">bude jako</text:span> ráj a poušť jeho <text:span text:style-name="T139">jako </text:span>zahrad<text:span text:style-name="T139">a</text:span> Hospodinov<text:span text:style-name="T139">a</text:span>. Radost a veselí v něm <text:span text:style-name="T139">bude přebývat</text:span>, děkování <text:span text:style-name="T139">i</text:span> hlas chvály. Po<text:span text:style-name="T139">hleďte na</text:span> mne, lide můj, a plémě mé, slyšte <text:span text:style-name="T51">mne</text:span>! Neboť zákon ode mne vyjde, a své právo zavedu k osvětě národů. </text:p>
          </table:table-cell>
        </table:table-row>
        <table:table-row table:style-name="Tabulka1.1">
          <table:table-cell table:style-name="Tabulka1.A1" office:value-type="string">
            <text:p text:style-name="P54">Lectio iij.</text:p>
            <text:p text:style-name="P101">P<text:span text:style-name="T143">rope</text:span> est <text:span text:style-name="T128">j</text:span>ustus meus, egréssus est salvátor meus, et bráchia mea pópulos judicábunt: me ínsulæ expectábunt, et bráchium meum sustinébunt. Leváte in cœlum óculos vestros, et vidéte sub terra deórsum: quia cœli sicut fumus liquéscent, et terra sicut vestiméntum atterétur, et habitatóres ejus sicut hæc interíbunt: salus autem mea in sempitérnum erit, et justítia mea non defíciet.</text:p>
            <text:p text:style-name="P20"/>
          </table:table-cell>
          <table:table-cell table:style-name="Tabulka1.A1" office:value-type="string">
            <text:p text:style-name="P22"/>
            <text:p text:style-name="P153"><text:span text:style-name="T143">Blízko</text:span> je můj spravedlivý, vyšel můj spasitel, ramena má budou soudit národy, <text:span text:style-name="T139">ostrovy mne</text:span> budou očekávat, na mé rámě budou se těšit. Pozdvihněte své oči k nebi a pohleďte na zemi dolů: neboť nebesa jako dým se rozplynou, země jako roucho rozpadne se a obyvatelé její taktéž zahynou. Ale moje spása bude na věky a má spravedlnost nezahyne. </text:p>
          </table:table-cell>
        </table:table-row>
        <table:table-row table:style-name="Tabulka1.1">
          <table:table-cell table:style-name="Tabulka1.A1" table:number-columns-spanned="2" office:value-type="string">
            <text:p text:style-name="P44"><text:span text:style-name="T36">Feria </text:span><text:span text:style-name="T39">Quinta</text:span></text:p>
          </table:table-cell>
          <table:covered-table-cell/>
        </table:table-row>
        <table:table-row table:style-name="Tabulka1.1">
          <table:table-cell table:style-name="Tabulka1.A1" office:value-type="string">
            <text:p text:style-name="P10">De Isaía Prophéta.</text:p>
            <text:p text:style-name="P54">Lectio j. Cap. <text:span text:style-name="T127">64</text:span>.</text:p>
            <text:p text:style-name="P117">U<text:span text:style-name="T143">tinam</text:span> dirúmperes cœlos, et descénderes: a facie tua montes deflúerent. Sicut exústio ignis tabescérent, aquæ ardérent igni, ut notum fíeret nomen tuum inimícis tuis: a fácie tua Gentes turbaréntur. Cum féceris mirabília, non sustinébimus: descendísti, et a fácie tua montes defluxérunt.</text:p>
            <text:p text:style-name="P20"/>
          </table:table-cell>
          <table:table-cell table:style-name="Tabulka1.A1" office:value-type="string">
            <text:p text:style-name="P22"/>
            <text:p text:style-name="P22"/>
            <text:p text:style-name="P146"><text:span text:style-name="T181">Kéž</text:span> bys protrhl nebe a sestoupil, aby se před tebou hory rozplývaly. <text:span text:style-name="T140">J</text:span>ako ohněm spalované by mizely, vody ohněm by hořely, aby ve známost <text:span text:style-name="T140">vešlo</text:span> tvé jméno nepřátelům tvým: a <text:span text:style-name="T287">pohanští </text:span><text:span text:style-name="T140">N</text:span>árodové před tebou se báli. <text:span text:style-name="T140">A</text:span>ž budeš činiti <text:span text:style-name="T140">věci podivuhodné</text:span>, <text:span text:style-name="T140">které jsme nečekali</text:span>: sestoupíš a před tebou se hory rozplýva<text:span text:style-name="T140">ti budou</text:span>!</text:p>
          </table:table-cell>
        </table:table-row>
        <table:table-row table:style-name="Tabulka1.1">
          <table:table-cell table:style-name="Tabulka1.A1" office:value-type="string">
            <text:p text:style-name="P54">Lectio ij.</text:p>
            <text:p text:style-name="P101">A sæculo non audiérunt, neque áuribus percepérunt: óculus non vidit, Deus absque te, quæ præparásti expectántibus te. Occurrísti lætánti, et faciénti justítiam: in viis tuis recordabúntur tui: ecce tu irátus es, et peccávimus: in ipsis fúimus semper; et salvábimur.</text:p>
            <text:p text:style-name="P20"/>
          </table:table-cell>
          <table:table-cell table:style-name="Tabulka1.A1" office:value-type="string">
            <text:p text:style-name="P22"/>
            <text:p text:style-name="P154"><text:span text:style-name="T181">Od</text:span><text:span text:style-name="T140"> věků n</text:span>ikdo <text:span text:style-name="T140">nikdy neslyšel ani ušima nepostřehl</text:span>, žádné oko nevidělo <text:span text:style-name="T140">jiného B</text:span>oha krom tebe, který tolik <text:span text:style-name="T140">připravil</text:span> pro ty, kdož <text:span text:style-name="T140">jej očekávají</text:span>. Zastal ses těch, kteří vesele činí spravedlnost, těch, kteří velebí tvé cesty! Ejhle, <text:span text:style-name="T140">roz</text:span>hněval se<text:span text:style-name="T140">s</text:span>, a<text:span text:style-name="T287">však </text:span>my jsme <text:span text:style-name="T51">dále</text:span> hřešili, byli jsme v tom ustavičně; <text:span text:style-name="T140">a</text:span><text:span text:style-name="T66"> </text:span><text:span text:style-name="T67">přece</text:span><text:span text:style-name="T66"> </text:span>budeme spaseni.</text:p>
          </table:table-cell>
        </table:table-row>
        <table:table-row table:style-name="Tabulka1.1">
          <table:table-cell table:style-name="Tabulka1.A1" office:value-type="string">
            <text:p text:style-name="P54">Lectio iij.</text:p>
            <text:p text:style-name="P101">E<text:span text:style-name="T143">t</text:span> facti sumus u<text:span text:style-name="T129">t</text:span> immúndus omnes nos, et quasi pannus menstruátæ univérsæ justítiæ nostræ; et cecídimus quasi fólium univérsi, et iniquitátes nostræ quasi ventus abstulérunt nos. Non est qui ínvocet nomen tuum: qui consúrgat, et téneat te: abscondísti fáciem tuam a nobis, et allisísti nos in manu iniquitátis nostræ.</text:p>
            <text:p text:style-name="P20"/>
          </table:table-cell>
          <table:table-cell table:style-name="Tabulka1.A1" office:value-type="string">
            <text:p text:style-name="P22"/>
            <text:p text:style-name="P154"><text:span text:style-name="T143">Jako</text:span> člověk nečistý byli jsme my všichni, a jako roucho ženy <text:span text:style-name="T140">nečisté</text:span> byly všecky naše spravedlnosti. <text:span text:style-name="T140">Padli</text:span> jsme <text:span text:style-name="T140">všichni </text:span>jako listí, a nepravosti naše jako vítr nás unášely. <text:span text:style-name="T140">N</text:span>ebyl <text:span text:style-name="T140">nikd</text:span>o, kdo by vzýval tvé jméno: kdo by se vzchopil a přidržel se tebe: Skryl jsi <text:span text:style-name="T140">svou </text:span>tvář před námi, <text:span text:style-name="T141">a </text:span>nechal nás zmítat se pod mocí naší nepravosti.</text:p>
          </table:table-cell>
        </table:table-row>
        <table:table-row table:style-name="Tabulka1.1">
          <table:table-cell table:style-name="Tabulka1.A1" table:number-columns-spanned="2" office:value-type="string">
            <text:p text:style-name="P45">Feria Sexta</text:p>
          </table:table-cell>
          <table:covered-table-cell/>
        </table:table-row>
        <table:table-row table:style-name="Tabulka1.1">
          <table:table-cell table:style-name="Tabulka1.A1" office:value-type="string">
            <text:p text:style-name="P10">De Isaía Prophéta.</text:p>
            <text:p text:style-name="P54">Lectio j. Cap. <text:span text:style-name="T127">66</text:span>.</text:p>
            <text:p text:style-name="P117"><text:soft-page-break/>A<text:span text:style-name="T143">udíte</text:span> verbum Dómini, qui trémitis ad verbum ejus: dixérunt fratres vestri odiéntes vos, et abjiciéntes propter nomen meum: glorificétur Dóminus, et vidébimus in lætítia vestra: ipsi autem confundéntur.</text:p>
            <text:p text:style-name="P20"/>
          </table:table-cell>
          <table:table-cell table:style-name="Tabulka1.A1" office:value-type="string">
            <text:p text:style-name="P22"/>
            <text:p text:style-name="P22"/>
            <text:p text:style-name="P141"><text:soft-page-break/><text:span text:style-name="T143">Slyšte</text:span> slovo Hospodinovo, <text:span text:style-name="T142">vy, </text:span>kteří se <text:span text:style-name="T142">třesete před</text:span> j<text:span text:style-name="T142">eh</text:span>o slov<text:span text:style-name="T142">em</text:span>! Říkají vaši bratři, kteří vás nenávidí, kteří vás <text:span text:style-name="T142">zavrhli</text:span> pro mé jméno: „Ať se oslaví Hospodin, abychom viděli vaši radost!" Ale oni <text:span text:style-name="T142">sami budou </text:span>zahanbeni. </text:p>
          </table:table-cell>
        </table:table-row>
        <table:table-row table:style-name="Tabulka1.1">
          <table:table-cell table:style-name="Tabulka1.A1" office:value-type="string">
            <text:p text:style-name="P54">Lectio ij.</text:p>
            <text:p text:style-name="P101">V<text:span text:style-name="T143">ox</text:span> pópuli de civitáte, vox de templo vox Dómini reddéntis retributiónem inimícis suis. Antequam parturíret, péperit: ántequam veníret partus ejus, péperit másculum. Quis audívit umquam tale? et quis vidit huic símile? numquid partúriet terra in die una? aut pariétur gens simul, quia parturívit et péperit Sion fílios suos?</text:p>
            <text:p text:style-name="P20"/>
          </table:table-cell>
          <table:table-cell table:style-name="Tabulka1.A1" office:value-type="string">
            <text:p text:style-name="P22"/>
            <text:p text:style-name="P149"><text:span text:style-name="T182">S</text:span><text:span text:style-name="T183">lyš</text:span>! Hluk z města, hlas z chrámu! <text:span text:style-name="T51">Je to</text:span> hlas Hospodinův, <text:span text:style-name="T142">který</text:span> dává odplatu svým nepřátelům. „Dříve než ji přepadly porodní bolesti, porodila: <text:span text:style-name="T142">d</text:span>říve než <text:span text:style-name="T142">přišel její</text:span> porod, porodila chlapce. Kdo kdy slyšel <text:span text:style-name="T142">ně</text:span>co takového? Nebo kdo viděl <text:span text:style-name="T142">ně</text:span>co tomu podobného? <text:span text:style-name="T142">Cožpak</text:span> se zrodí země za jediný den, může se národ zrodit najednou? Sotva <text:span text:style-name="T142">přišly</text:span> bolestí, už porodila dcera <text:span text:style-name="T142">S</text:span>iónská své syny.</text:p>
          </table:table-cell>
        </table:table-row>
        <table:table-row table:style-name="Tabulka1.1">
          <table:table-cell table:style-name="Tabulka1.A1" office:value-type="string">
            <text:p text:style-name="P54">Lectio iij.</text:p>
            <text:p text:style-name="P101">N<text:span text:style-name="T143">umquid</text:span> ego, qui álios párere fácio, ipse non páriam, dicit Dóminus? si ego, qui generatiónem céteris tríbuo, stérilis ero, ait Dóminus Deus tuus? Lætámini cum Jerúsalem, et exultáte in ea omnes qui dilígitis eam: gaudéte cum ea gáudio univérsi qui lugétis super eam, ut sugátis, et repleámini ab úbere consolatiónis ejus: ut mulgeátis, et delíciis affluátis ab omnímoda glória ejus.</text:p>
            <text:p text:style-name="P20"/>
          </table:table-cell>
          <table:table-cell table:style-name="Tabulka1.A1" office:value-type="string">
            <text:p text:style-name="P22"/>
            <text:p text:style-name="P155"><text:span text:style-name="T182">Z</text:span><text:span text:style-name="T143">dali</text:span> já, který činím, <text:span text:style-name="T142">a</text:span>by jiní rodili, sám nebudu ploditi? praví Hospodin. Zdali já, který jiným děti dávám, budu neplodný?“ dí Hospodin, tvůj Bůh. „Veselte se s Jerusalémem, plesejte nad ním <text:span text:style-name="T142">všichni</text:span>, kteří jej milujete, radujte se s ním, radujte se všichni, kteří jste nad ním <text:span text:style-name="T142">lkali</text:span>, abyste sáli do sytosti z prsů jeho <text:span text:style-name="T142">u</text:span>těšení, abyste s rozkoší p<text:span text:style-name="T142">ili</text:span> plnými doušky z prsů jeho slávy!</text:p>
          </table:table-cell>
        </table:table-row>
        <table:table-row table:style-name="Tabulka1.1">
          <table:table-cell table:style-name="Tabulka1.A1" office:value-type="string">
            <text:p text:style-name="P54">Ad Magnificat, Aña. <text:span text:style-name="T99">O.</text:span></text:p>
            <text:p text:style-name="P57"><text:span text:style-name="T121">S</text:span>equentes Añæ ad Magnificat dicuntur per ordinem a die xvii. usque ad diem xxiii. Decembris inclusive. Si vero Festum fuerit, dicuntur post Orationem Festi, pro Comm. Adventus.</text:p>
            <text:p text:style-name="P8"/>
            <text:p text:style-name="P4">Die XVII</text:p>
            <text:p text:style-name="P56">Ad Magnificat, Aña.</text:p>
            <text:p text:style-name="P159">O Sapiéntia, quæ ex ore Altíssimi prodiísti, attíngens a fine usque ad finem, fórtiter suavitérque dispónens ómnia: veni ad docéndum nos viam prudéntiæ. <text:span text:style-name="T1">ij.</text:span></text:p>
            <text:p text:style-name="P8"/>
            <text:p text:style-name="P3">Die XVIII</text:p>
            <text:p text:style-name="P9"><text:span text:style-name="T1">Aña.</text:span> O Adónai, et dux domus Israël, qui Móysi in igne flammæ rubi apparuísti, et ei in Sina legem dedísti: veni ad rediméndum nos in bráchio exténto. <text:span text:style-name="T1">ij.</text:span></text:p>
            <text:p text:style-name="P8"/>
            <text:p text:style-name="P3"/>
            <text:p text:style-name="P3">Die XIX</text:p>
            <text:p text:style-name="P9"><text:span text:style-name="T1">Aña.</text:span> O Radix Jesse, qui stas in signum populórum, super quem continébunt reges os suum, quem Gentes deprecabúntur: veni ad liberándum nos, jam noli tardáre. <text:span text:style-name="T1">ij.</text:span></text:p>
            <text:p text:style-name="P8"/>
            <text:p text:style-name="P2">Die XX</text:p>
            <text:p text:style-name="P9"><text:span text:style-name="T1">Aña.</text:span> O Clavis David, et sceptrum domus Israël: qui áperis, et nemo claudit; claudis, et nemo áperit: veni, et educ vinctum de domo cárceris, sedéntem in téne<text:soft-page-break/>bris, et umbra mortis, <text:span text:style-name="T1">ij.</text:span></text:p>
            <text:p text:style-name="P8"/>
            <text:p text:style-name="P2">Die XXI</text:p>
            <text:p text:style-name="P9"><text:span text:style-name="T1">Aña.</text:span> O Oriens, splendor lucis ætérnæ, et sol justítiæ: veni, et illúmina, sedéntes in ténebris, et umbra mortis. <text:span text:style-name="T1">ij.</text:span></text:p>
            <text:p text:style-name="P8"/>
            <text:p text:style-name="P2">Die XXII</text:p>
            <text:p text:style-name="P9"><text:span text:style-name="T1">Aña.</text:span> O Rex Géntium, et desiderátus eárum, lapísque anguláris qui facis utraque unum; veni, e salva hóminem, quem de limo formásti. <text:span text:style-name="T1">ij.</text:span></text:p>
            <text:p text:style-name="P8"/>
            <text:p text:style-name="P2">Die XXIII</text:p>
            <text:p text:style-name="P9"><text:span text:style-name="T1">Aña.</text:span> O Emmánuel, Rex et légifer noster, expectátio Géntium, et Salvátor eárum: veni ad salvándum nos, Dómine Deus noster. <text:span text:style-name="T1">ij.</text:span></text:p>
          </table:table-cell>
          <table:table-cell table:style-name="Tabulka1.A1" office:value-type="string">
            <text:p text:style-name="P160"><text:span text:style-name="T99">O. </text:span>A<text:span text:style-name="T122">ntifony</text:span> <text:span text:style-name="T122">k</text:span> Magnificat</text:p>
            <text:p text:style-name="P68"><text:span text:style-name="T8">Následující antifony k </text:span><text:span text:style-name="T7">Magnificat </text:span><text:span text:style-name="T8">se říkají každý den od 17. až do dne 23. prosince včetně</text:span><text:span text:style-name="T7">. </text:span><text:span text:style-name="T8">Pokud je však Svátek</text:span><text:span text:style-name="T7">, ří</text:span><text:span text:style-name="T8">kají se po Modlitbě Svátku jako </text:span><text:span text:style-name="T9">Připomínka A</text:span><text:span text:style-name="T10">dvent</text:span><text:span text:style-name="T9">u</text:span><text:span text:style-name="T7">.</text:span></text:p>
            <text:p text:style-name="P11"/>
            <text:p text:style-name="P7"><text:span text:style-name="T122">Dne</text:span> XVII</text:p>
            <text:p text:style-name="P61"><text:span text:style-name="T124">Antifona k</text:span> Magnificat.</text:p>
            <text:p text:style-name="P94"><text:span text:style-name="T100">O </text:span><text:span text:style-name="T101">M</text:span><text:span text:style-name="T100">oudrosti, tys vyšla z úst Nejvyššího a od počátku do konce pronikáš všechno, celý svět mocně a líbezně řídíš: přijď a nauč nás cestě </text:span><text:span text:style-name="T103">prozíravosti</text:span><text:span text:style-name="T100">. </text:span><text:span text:style-name="T7">ij.</text:span></text:p>
            <text:p text:style-name="P11"/>
            <text:p text:style-name="P6">Dne XVIII</text:p>
            <text:p text:style-name="P11"><text:span text:style-name="T1">Aña.</text:span> Ó Adonai, Vladaři I<text:span text:style-name="T124">s</text:span>raelova domu, ty ses ukázal Mojžíšovi v plameni hořícího keře a dals mu na Sinaji zákon: přijď a zachraň nás svou mocnou pravicí. <text:span text:style-name="T1">ij.</text:span></text:p>
            <text:p text:style-name="P11"/>
            <text:p text:style-name="P6">Dne XIX</text:p>
            <text:p text:style-name="P11"><text:span text:style-name="T1">Aña.</text:span> Ó kořeni Jesse, ty jsi byl dán na znamení národům, před tebou králové v úžasu zmlknou, tebe budou vzývat <text:span text:style-name="T288">pohanské </text:span><text:span text:style-name="T124">N</text:span>árody; přijď a vysvoboď nás, <text:span text:style-name="T124">ji</text:span>ž neprodlévej. <text:span text:style-name="T1">ij.</text:span></text:p>
            <text:p text:style-name="P11"/>
            <text:p text:style-name="P5">Dne XX</text:p>
            <text:p text:style-name="P67"><text:span text:style-name="T7">Aña.</text:span><text:span text:style-name="T100"> Ó </text:span><text:span text:style-name="T102">K</text:span><text:span text:style-name="T100">líči Davidův a žezlo I</text:span><text:span text:style-name="T102">s</text:span><text:span text:style-name="T100">raelova domu, ty otvíráš a nikdo </text:span><text:span text:style-name="T102">již </text:span><text:span text:style-name="T100">nezavře, ty zavíráš a nikdo </text:span><text:span text:style-name="T102">již </text:span><text:span text:style-name="T100">neotevře: přijď a vyveď z vězení ty, </text:span><text:span text:style-name="T103">kteří</text:span><text:span text:style-name="T100"> jsou spoutáni </text:span><text:soft-page-break/><text:span text:style-name="T100">v temnotách a stínu smrti. </text:span><text:span text:style-name="T7">ij.</text:span></text:p>
            <text:p text:style-name="P11"/>
            <text:p text:style-name="P5">Dne XXI</text:p>
            <text:p text:style-name="P67"><text:span text:style-name="T7">Aña.</text:span><text:span text:style-name="T100"> Ó Vycházející z výsosti, jase věčného světla a slunce spravedlnosti: přijď a osvěť ty, </text:span><text:span text:style-name="T103">kteří</text:span><text:span text:style-name="T100"> jsou v temnotách a stínu smrti. <text:s/></text:span><text:span text:style-name="T7">ij.</text:span></text:p>
            <text:p text:style-name="P11"/>
            <text:p text:style-name="P5">Dne XXII</text:p>
            <text:p text:style-name="P11"><text:span text:style-name="T1">Aña.</text:span> Ó <text:span text:style-name="T123">K</text:span>ráli a touho <text:span text:style-name="T123">N</text:span>árodů, úhelný kameni, který rozdělené spojuješ vjedno: přijď a spas člověka, kterého jsi utvořil z prachu země. <text:span text:style-name="T1">ij.</text:span></text:p>
            <text:p text:style-name="P11"/>
            <text:p text:style-name="P5">Dne XXIII</text:p>
            <text:p text:style-name="P12"><text:span text:style-name="T6">Aña.</text:span><text:span text:style-name="T119"> Ó Emanueli, náš Králi a Zákonodárce, očekávání a </text:span><text:span text:style-name="T120">S</text:span><text:span text:style-name="T119">páso </text:span><text:span text:style-name="T120">N</text:span><text:span text:style-name="T119">árodů: přijď a zachraň nás, Pane, náš Bože. </text:span><text:span text:style-name="T6">ij.</text:span></text:p>
          </table:table-cell>
        </table:table-row>
      </table:table>
      <text:p text:style-name="Standard"/>
      <text:p text:style-name="Standard"/>
      <text:p text:style-name="P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Bookman BT S.O.Cist." svg:font-family="'Bookman BT S.O.Cist.'" style:font-pitch="variable"/>
    <style:font-face style:name="Bookman BT S.O.Cist.:liga=0" svg:font-family="'Bookman BT S.O.Cist.:liga=0'" style:font-pitch="variable"/>
    <style:font-face style:name="Cloister" svg:font-family="Cloister" style:font-pitch="variable"/>
    <style:font-face style:name="Cloister1" svg:font-family="Cloister" style:font-family-generic="roman" style:font-pitch="variable"/>
    <style:font-face style:name="Frank Ruehl CLM" svg:font-family="'Frank Ruehl CLM'" style:font-pitch="variable"/>
    <style:font-face style:name="LTC Ornamental Initials" svg:font-family="'LTC Ornamental Initials'" style:font-adornments="Běžné" style:font-pitch="variable"/>
    <style:font-face style:name="LTC Ornamental Initials1" svg:font-family="'LTC Ornamental Initials'" style:font-adornments="Regular"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2" svg:font-family="'Linux Libertine S.O.Cist.'"/>
    <style:font-face style:name="Tahoma" svg:font-family="Tahoma" style:font-family-generic="system"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4pt" fo:language="cs" fo:country="CZ" style:letter-kerning="false" style:font-name-asian="Andale Sans UI" style:font-size-asian="10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4pt" fo:language="cs" fo:country="CZ" style:letter-kerning="false" style:font-name-asian="Andale Sans UI" style:font-size-asian="10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loext:opacity="100%" style:font-name="Times New Roman" fo:font-family="'Times New Roman'" style:font-family-generic="roman" style:font-pitch="variable" fo:font-size="14pt" fo:language="cs" fo:country="CZ" style:font-name-asian="Andale Sans UI" style:font-family-asian="'Andale Sans UI'" style:font-family-generic-asian="system" style:font-pitch-asian="variable" style:font-size-asian="14pt" style:language-asian="zh" style:country-asian="CN" style:font-name-complex="Tahoma" style:font-family-complex="Tahoma"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fo:font-size="16pt" style:font-size-asian="16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fo:font-size="12pt" style:font-size-asian="12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Iniciály_20_Velké" style:display-name="Iniciály Velké" style:family="text">
      <style:text-properties style:use-window-font-color="true" loext:opacity="0%" style:font-name="LTC Ornamental Initials" fo:font-family="'LTC Ornamental Initials'" style:font-style-name="Běžné" style:font-pitch="variable"/>
    </style:style>
    <style:style style:name="Iniciály_20_velké" style:display-name="Iniciály velké" style:family="text">
      <style:text-properties style:font-name="LTC Ornamental Initials1" fo:font-family="'LTC Ornamental Initials'" style:font-style-name="Regular" style:font-pitch="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57in" fo:margin-bottom="0.4634in" fo:margin-left="0.7874in" fo:margin-right="0.7874in" style:writing-mode="lr-tb" style:layout-grid-color="#c0c0c0" style:layout-grid-lines="64" style:layout-grid-base-height="0.166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7-12-09T11:34:00</meta:creation-date>
    <dc:language>cs-CZ</dc:language>
    <dc:date>2021-11-27T00:53:58.562260650</dc:date>
    <meta:editing-cycles>110</meta:editing-cycles>
    <meta:editing-duration>P2DT4H35M36S</meta:editing-duration>
    <meta:generator>LibreOffice/7.2.1.2$MacOSX_X86_64 LibreOffice_project/87b77fad49947c1441b67c559c339af8f3517e22</meta:generator>
    <meta:document-statistic meta:table-count="1" meta:image-count="0" meta:object-count="0" meta:page-count="23" meta:paragraph-count="487" meta:word-count="12417" meta:character-count="78820" meta:non-whitespace-character-count="667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